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D6A0000383A79057E6E.svm"/>
  <manifest:file-entry manifest:media-type="" manifest:full-path="Pictures/2000000700002A2C00001FD621C9962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nsolas1" svg:font-family="Consolas"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fo:background-color="transparent">
        <style:background-image/>
      </style:paragraph-properties>
      <style:text-properties fo:background-color="transparent"/>
    </style:style>
    <style:style style:name="P2" style:family="paragraph" style:parent-style-name="Header">
      <style:text-properties fo:language="pl" fo:country="PL"/>
    </style:style>
    <style:style style:name="P3" style:family="paragraph" style:parent-style-name="Standard">
      <style:paragraph-properties fo:line-height="150%" fo:text-align="justify" style:justify-single-word="false" style:text-autospace="none"/>
      <style:text-properties fo:font-size="18pt" style:font-size-asian="18pt" style:font-size-complex="18pt"/>
    </style:style>
    <style:style style:name="P4" style:family="paragraph" style:parent-style-name="Standard">
      <style:paragraph-properties fo:line-height="150%" fo:text-align="center" style:justify-single-word="false" style:text-autospace="none"/>
      <style:text-properties fo:color="#000080" fo:font-size="18pt" style:font-size-asian="18pt" style:font-size-complex="18pt"/>
    </style:style>
    <style:style style:name="P5" style:family="paragraph" style:parent-style-name="Standard">
      <style:paragraph-properties fo:line-height="150%" fo:text-align="justify" style:justify-single-word="false" style:text-autospace="none"/>
      <style:text-properties fo:color="#000080" fo:font-size="18pt" style:font-size-asian="18pt" style:font-size-complex="18pt"/>
    </style:style>
    <style:style style:name="P6" style:family="paragraph" style:parent-style-name="Standard">
      <style:paragraph-properties fo:line-height="150%" fo:text-align="start" style:justify-single-word="false">
        <style:tab-stops>
          <style:tab-stop style:position="16.97cm" style:type="right" style:leader-style="dotted" style:leader-text="."/>
        </style:tab-stops>
      </style:paragraph-properties>
      <style:text-properties fo:color="#000080" fo:font-size="18pt" fo:language="pl" fo:country="PL" style:font-size-asian="18pt" style:font-size-complex="18pt"/>
    </style:style>
    <style:style style:name="P7" style:family="paragraph" style:parent-style-name="Standard">
      <style:paragraph-properties fo:line-height="150%" fo:text-align="center" style:justify-single-word="false"/>
      <style:text-properties fo:color="#000080" fo:font-size="18pt" fo:language="pl" fo:country="PL" style:font-size-asian="18pt" style:font-size-complex="18pt"/>
    </style:style>
    <style:style style:name="P8" style:family="paragraph" style:parent-style-name="Standard">
      <style:paragraph-properties fo:text-align="center" style:justify-single-word="false"/>
      <style:text-properties fo:color="#000080" fo:font-size="18pt" fo:language="pl" fo:country="PL" style:font-size-asian="18pt" style:font-size-complex="18pt"/>
    </style:style>
    <style:style style:name="P9" style:family="paragraph" style:parent-style-name="Standard">
      <style:paragraph-properties fo:line-height="150%" fo:text-align="center" style:justify-single-word="false" style:text-autospace="none"/>
      <style:text-properties fo:color="#000080" fo:font-size="16pt" style:font-size-asian="16pt" style:font-size-complex="16pt"/>
    </style:style>
    <style:style style:name="P10" style:family="paragraph" style:parent-style-name="Standard">
      <style:paragraph-properties fo:line-height="150%" fo:text-align="center" style:justify-single-word="false" style:text-autospace="none"/>
      <style:text-properties fo:color="#000080" style:font-name="Times New Roman" fo:font-size="18pt" style:font-size-asian="18pt" style:font-size-complex="18pt"/>
    </style:style>
    <style:style style:name="P11" style:family="paragraph" style:parent-style-name="Standard">
      <style:paragraph-properties fo:line-height="150%" fo:text-align="justify" style:justify-single-word="false" style:text-autospace="none"/>
      <style:text-properties fo:color="#000080" style:font-name="Times New Roman" fo:font-size="12pt" style:font-size-asian="12pt" style:font-size-complex="12pt"/>
    </style:style>
    <style:style style:name="P12" style:family="paragraph" style:parent-style-name="Standard">
      <style:paragraph-properties fo:line-height="150%" fo:text-align="center" style:justify-single-word="false" style:text-autospace="none"/>
      <style:text-properties fo:color="#000000" fo:font-size="12pt" style:font-size-asian="12pt" style:font-size-complex="12pt"/>
    </style:style>
    <style:style style:name="P13" style:family="paragraph" style:parent-style-name="Standard">
      <style:paragraph-properties fo:line-height="150%" fo:text-align="justify" style:justify-single-word="false"/>
      <style:text-properties fo:color="#000000" fo:font-size="12pt" fo:language="pl" fo:country="PL" style:font-size-asian="12pt" style:font-size-complex="12pt"/>
    </style:style>
    <style:style style:name="P14" style:family="paragraph" style:parent-style-name="Standard">
      <style:paragraph-properties fo:line-height="150%" fo:text-align="justify" style:justify-single-word="false"/>
      <style:text-properties fo:color="#000000" fo:font-size="12pt" fo:language="pl" fo:country="PL" fo:font-style="normal" style:font-size-asian="12pt" style:font-style-asian="normal" style:font-size-complex="12pt" style:font-style-complex="normal"/>
    </style:style>
    <style:style style:name="P15" style:family="paragraph" style:parent-style-name="Standard">
      <style:paragraph-properties fo:line-height="150%" fo:text-align="justify" style:justify-single-word="false" style:text-autospace="none"/>
      <style:text-properties fo:color="#000000" style:font-name="Consolas" fo:font-size="12pt" fo:font-style="normal" style:font-name-asian="Consolas" style:font-size-asian="12pt" style:font-style-asian="normal" style:font-name-complex="Consolas" style:font-size-complex="12pt" style:font-style-complex="normal"/>
    </style:style>
    <style:style style:name="P16" style:family="paragraph" style:parent-style-name="Standard">
      <style:paragraph-properties fo:text-align="justify" style:justify-single-word="false"/>
      <style:text-properties fo:color="#000000" style:font-name="Consolas" fo:font-size="12pt" fo:font-style="normal" style:font-name-asian="Consolas" style:font-size-asian="12pt" style:font-style-asian="normal" style:font-name-complex="Consolas" style:font-size-complex="12pt" style:font-style-complex="normal"/>
    </style:style>
    <style:style style:name="P17" style:family="paragraph" style:parent-style-name="Standard">
      <style:paragraph-properties fo:text-align="justify" style:justify-single-word="false" style:text-autospace="none"/>
      <style:text-properties fo:color="#000000" style:font-name="Consolas" fo:font-size="12pt" fo:font-style="normal" style:font-name-asian="Consolas" style:font-size-asian="12pt" style:font-style-asian="normal" style:font-name-complex="Consolas" style:font-size-complex="12pt" style:font-style-complex="normal"/>
    </style:style>
    <style:style style:name="P18" style:family="paragraph" style:parent-style-name="Standard">
      <style:paragraph-properties fo:line-height="150%" fo:text-align="justify" style:justify-single-word="false" style:text-autospace="none"/>
      <style:text-properties fo:color="#000000" style:font-name="Consolas" fo:font-size="12pt" fo:language="pl" fo:country="PL" fo:font-style="normal" style:font-name-asian="Consolas" style:font-size-asian="12pt" style:font-style-asian="normal" style:font-name-complex="Consolas" style:font-size-complex="12pt" style:font-style-complex="normal"/>
    </style:style>
    <style:style style:name="P19" style:family="paragraph" style:parent-style-name="Standard">
      <style:paragraph-properties fo:line-height="150%" fo:text-align="justify" style:justify-single-word="false" style:text-autospace="none"/>
      <style:text-properties fo:color="#000000" style:font-name="Consolas" fo:font-size="9.5pt" style:font-name-asian="Consolas" style:font-size-asian="9.5pt" style:font-name-complex="Consolas" style:font-size-complex="9.5pt"/>
    </style:style>
    <style:style style:name="P20" style:family="paragraph" style:parent-style-name="Standard">
      <style:paragraph-properties fo:text-align="center" style:justify-single-word="false"/>
      <style:text-properties fo:color="#000000" fo:font-size="24pt" fo:language="pl" fo:country="PL" style:font-size-asian="24pt" style:font-size-complex="24pt"/>
    </style:style>
    <style:style style:name="P21" style:family="paragraph" style:parent-style-name="Standard">
      <style:paragraph-properties fo:line-height="150%" fo:text-align="justify" style:justify-single-word="false"/>
      <style:text-properties fo:color="#000000" style:font-name="Times New Roman" fo:font-size="12pt" fo:language="pl" fo:country="PL" style:font-size-asian="12pt" style:font-size-complex="12pt"/>
    </style:style>
    <style:style style:name="P22" style:family="paragraph" style:parent-style-name="Standard">
      <style:paragraph-properties fo:line-height="150%" fo:text-align="justify" style:justify-single-word="false" style:text-autospace="none"/>
      <style:text-properties fo:color="#000000" style:font-name="Times New Roman" fo:font-size="12pt" fo:language="pl" fo:country="PL" style:font-size-asian="12pt" style:font-size-complex="12pt"/>
    </style:style>
    <style:style style:name="P23" style:family="paragraph" style:parent-style-name="Standard">
      <style:paragraph-properties fo:line-height="150%" fo:text-align="justify" style:justify-single-word="false"/>
      <style:text-properties fo:color="#000000" style:font-name="Times New Roman" fo:font-size="12pt" fo:language="pl" fo:country="PL" fo:font-style="normal" style:font-size-asian="12pt" style:font-style-asian="normal" style:font-size-complex="12pt" style:font-style-complex="normal"/>
    </style:style>
    <style:style style:name="P24" style:family="paragraph" style:parent-style-name="Standard">
      <style:paragraph-properties fo:line-height="150%" fo:text-align="justify" style:justify-single-word="false" style:text-autospace="none"/>
      <style:text-properties fo:color="#000000" style:font-name="Times New Roman" fo:font-size="12pt" fo:language="pl" fo:country="PL" fo:font-style="normal" style:font-size-asian="12pt" style:font-style-asian="normal" style:font-size-complex="12pt" style:font-style-complex="normal"/>
    </style:style>
    <style:style style:name="P25" style:family="paragraph" style:parent-style-name="Standard">
      <style:paragraph-properties fo:line-height="150%" fo:text-align="justify" style:justify-single-word="false" style:text-autospace="none"/>
      <style:text-properties fo:color="#000000" style:font-name="Times New Roman" fo:font-size="12pt" fo:language="pl" fo:country="PL" fo:font-style="normal" style:font-name-asian="Consolas" style:font-size-asian="12pt" style:font-style-asian="normal" style:font-name-complex="Consolas" style:font-size-complex="12pt" style:font-style-complex="normal"/>
    </style:style>
    <style:style style:name="P26" style:family="paragraph" style:parent-style-name="Standard">
      <style:paragraph-properties fo:text-align="justify" style:justify-single-word="false"/>
      <style:text-properties fo:color="#000000" style:font-name="Times New Roman" fo:font-size="12pt" fo:language="pl" fo:country="PL" fo:font-style="normal" style:font-name-asian="Consolas" style:font-size-asian="12pt" style:font-style-asian="normal" style:font-name-complex="Consolas" style:font-size-complex="12pt" style:font-style-complex="normal"/>
    </style:style>
    <style:style style:name="P27" style:family="paragraph" style:parent-style-name="Standard">
      <style:paragraph-properties fo:text-align="center" style:justify-single-word="false"/>
      <style:text-properties fo:color="#000000" style:font-name="Times New Roman" fo:font-size="12pt" fo:language="pl" fo:country="PL" fo:font-style="normal" style:font-name-asian="Consolas" style:font-size-asian="12pt" style:font-style-asian="normal" style:font-name-complex="Consolas" style:font-size-complex="12pt" style:font-style-complex="normal"/>
    </style:style>
    <style:style style:name="P28" style:family="paragraph" style:parent-style-name="Standard">
      <style:paragraph-properties fo:text-align="justify" style:justify-single-word="false"/>
      <style:text-properties fo:color="#000000" style:font-name="Times New Roman" fo:font-size="12pt" fo:language="pl" fo:country="PL" style:font-name-asian="Consolas" style:font-size-asian="12pt" style:font-name-complex="Consolas" style:font-size-complex="12pt"/>
    </style:style>
    <style:style style:name="P29" style:family="paragraph" style:parent-style-name="Standard">
      <style:paragraph-properties fo:text-align="justify" style:justify-single-word="false" style:text-autospace="none"/>
      <style:text-properties fo:color="#000000" style:font-name="Times New Roman" fo:font-size="12pt" fo:language="pl" fo:country="PL" style:font-name-asian="Consolas" style:font-size-asian="12pt" style:font-name-complex="Consolas" style:font-size-complex="12pt"/>
    </style:style>
    <style:style style:name="P30" style:family="paragraph" style:parent-style-name="Standard">
      <style:paragraph-properties fo:line-height="150%" fo:text-align="justify" style:justify-single-word="false" style:text-autospace="none"/>
      <style:text-properties fo:color="#000000" style:font-name="Times New Roman" fo:font-size="12pt" fo:language="pl" fo:country="PL" style:font-name-asian="Consolas" style:font-size-asian="12pt" style:font-name-complex="Consolas" style:font-size-complex="12pt"/>
    </style:style>
    <style:style style:name="P31" style:family="paragraph" style:parent-style-name="Standard">
      <style:paragraph-properties fo:line-height="150%" fo:text-align="justify" style:justify-single-word="false"/>
      <style:text-properties fo:color="#000000" style:font-name="Times New Roman" fo:font-size="12pt" fo:language="pl" fo:country="PL" fo:font-style="italic" style:font-size-asian="12pt" style:font-style-asian="italic" style:font-size-complex="12pt" style:font-style-complex="italic"/>
    </style:style>
    <style:style style:name="P32" style:family="paragraph" style:parent-style-name="Standard">
      <style:paragraph-properties fo:line-height="150%" fo:text-align="justify" style:justify-single-word="false"/>
    </style:style>
    <style:style style:name="P33" style:family="paragraph" style:parent-style-name="Standard">
      <style:paragraph-properties fo:line-height="150%" fo:text-align="justify" style:justify-single-word="false" style:text-autospace="none"/>
    </style:style>
    <style:style style:name="P34" style:family="paragraph" style:parent-style-name="Standard">
      <style:paragraph-properties fo:line-height="150%" fo:text-align="justify" style:justify-single-word="false" style:text-autospace="none"/>
      <style:text-properties fo:font-size="16pt" style:font-size-asian="16pt" style:font-size-complex="16pt"/>
    </style:style>
    <style:style style:name="P35" style:family="paragraph" style:parent-style-name="Standard">
      <style:paragraph-properties fo:line-height="150%" fo:text-align="center" style:justify-single-word="false" style:text-autospace="none"/>
      <style:text-properties fo:font-size="16pt" style:font-size-asian="16pt" style:font-size-complex="16pt"/>
    </style:style>
    <style:style style:name="P36" style:family="paragraph" style:parent-style-name="Standard">
      <style:paragraph-properties fo:text-align="justify" style:justify-single-word="false"/>
    </style:style>
    <style:style style:name="P37" style:family="paragraph" style:parent-style-name="Standard">
      <style:paragraph-properties fo:text-align="justify" style:justify-single-word="false" style:text-autospace="none"/>
    </style:style>
    <style:style style:name="P38" style:family="paragraph" style:parent-style-name="Standard">
      <style:paragraph-properties fo:line-height="150%" fo:text-align="justify" style:justify-single-word="false" style:text-autospace="none"/>
      <style:text-properties style:font-name="Times New Roman" fo:font-size="12pt" style:font-size-asian="12pt" style:font-size-complex="12pt"/>
    </style:style>
    <style:style style:name="P39" style:family="paragraph" style:parent-style-name="Standard">
      <style:paragraph-properties fo:text-align="justify" style:justify-single-word="false"/>
      <style:text-properties style:font-name="Times New Roman" fo:font-size="12pt" fo:language="pl" fo:country="PL" style:font-size-asian="12pt" style:font-size-complex="12pt"/>
    </style:style>
    <style:style style:name="P40" style:family="paragraph" style:parent-style-name="Standard">
      <style:paragraph-properties fo:text-align="justify" style:justify-single-word="false" style:text-autospace="none"/>
      <style:text-properties style:font-name="Times New Roman" fo:font-size="12pt" fo:language="pl" fo:country="PL" style:font-size-asian="12pt" style:font-size-complex="12pt"/>
    </style:style>
    <style:style style:name="P41" style:family="paragraph" style:parent-style-name="Standard">
      <style:paragraph-properties fo:line-height="150%" fo:text-align="justify" style:justify-single-word="false" style:text-autospace="none"/>
      <style:text-properties style:font-name="Times New Roman" fo:font-size="12pt" fo:language="pl" fo:country="PL" style:font-size-asian="12pt" style:font-size-complex="12pt"/>
    </style:style>
    <style:style style:name="P42" style:family="paragraph" style:parent-style-name="Standard">
      <style:paragraph-properties style:text-autospace="none"/>
    </style:style>
    <style:style style:name="P43" style:family="paragraph" style:parent-style-name="Standard">
      <style:paragraph-properties fo:line-height="150%" fo:text-align="justify" style:justify-single-word="false"/>
      <style:text-properties fo:font-size="12pt" fo:language="pl" fo:country="PL" style:font-size-asian="12pt" style:font-size-complex="12pt"/>
    </style:style>
    <style:style style:name="P44" style:family="paragraph" style:parent-style-name="Standard">
      <style:paragraph-properties fo:line-height="150%" fo:text-align="center" style:justify-single-word="false"/>
      <style:text-properties fo:font-size="12pt" fo:language="pl" fo:country="PL" style:font-size-asian="12pt" style:font-size-complex="12pt"/>
    </style:style>
    <style:style style:name="P45" style:family="paragraph" style:parent-style-name="Standard">
      <style:text-properties fo:font-size="22pt" fo:language="pl" fo:country="PL" style:font-size-asian="22pt" style:font-size-complex="22pt"/>
    </style:style>
    <style:style style:name="P46" style:family="paragraph" style:parent-style-name="Standard">
      <style:text-properties fo:color="#6666ff" fo:font-size="26pt" fo:language="pl" fo:country="PL" style:font-size-asian="26pt" style:font-size-complex="26pt"/>
    </style:style>
    <style:style style:name="P47" style:family="paragraph" style:parent-style-name="Standard">
      <style:paragraph-properties fo:text-align="end" style:justify-single-word="false">
        <style:tab-stops/>
      </style:paragraph-properties>
      <style:text-properties fo:font-size="14pt" fo:language="pl" fo:country="PL" style:font-size-asian="14pt" style:font-size-complex="14pt"/>
    </style:style>
    <style:style style:name="P48" style:family="paragraph" style:parent-style-name="Standard">
      <style:paragraph-properties fo:text-align="center" style:justify-single-word="false">
        <style:tab-stops/>
      </style:paragraph-properties>
      <style:text-properties fo:font-size="14pt" fo:language="pl" fo:country="PL" style:font-size-asian="14pt" style:font-size-complex="14pt"/>
    </style:style>
    <style:style style:name="P49" style:family="paragraph" style:parent-style-name="Standard">
      <style:paragraph-properties fo:line-height="150%" fo:text-align="justify" style:justify-single-word="false"/>
      <style:text-properties fo:font-size="14pt" fo:language="pl" fo:country="PL" style:font-size-asian="14pt" style:font-size-complex="14pt"/>
    </style:style>
    <style:style style:name="P50" style:family="paragraph" style:parent-style-name="Standard">
      <style:paragraph-properties fo:text-align="center" style:justify-single-word="false">
        <style:tab-stops/>
      </style:paragraph-properties>
      <style:text-properties fo:font-size="14pt" fo:language="pl" fo:country="PL" fo:font-weight="bold" style:font-size-asian="14pt" style:font-weight-asian="bold" style:font-size-complex="14pt" style:font-weight-complex="bold"/>
    </style:style>
    <style:style style:name="P51" style:family="paragraph" style:parent-style-name="Standard">
      <style:paragraph-properties fo:text-align="end" style:justify-single-word="false">
        <style:tab-stops/>
      </style:paragraph-properties>
      <style:text-properties fo:font-size="14pt" fo:language="pl" fo:country="PL" fo:font-weight="bold" style:font-size-asian="14pt" style:font-weight-asian="bold" style:font-size-complex="14pt" style:font-weight-complex="bold"/>
    </style:style>
    <style:style style:name="P52" style:family="paragraph" style:parent-style-name="Standard">
      <style:paragraph-properties fo:line-height="150%" fo:text-align="justify" style:justify-single-word="false"/>
      <style:text-properties fo:font-variant="normal" fo:text-transform="none" fo:color="#000000" style:text-line-through-style="none" style:font-name="Times New Roman" fo:font-size="12pt" fo:letter-spacing="normal" fo:language="pl" fo:country="PL" fo:font-style="normal" style:text-underline-style="none" fo:font-weight="normal" style:text-blinking="false" fo:background-color="#ffffff" style:font-size-asian="12pt" style:font-size-complex="12pt"/>
    </style:style>
    <style:style style:name="P53" style:family="paragraph" style:parent-style-name="Standard">
      <style:paragraph-properties fo:line-height="150%" fo:text-align="justify" style:justify-single-word="false"/>
      <style:text-properties fo:language="pl" fo:country="PL"/>
    </style:style>
    <style:style style:name="P54" style:family="paragraph" style:parent-style-name="Standard">
      <style:paragraph-properties fo:line-height="150%" fo:text-align="justify" style:justify-single-word="false" style:text-autospace="none"/>
      <style:text-properties fo:language="pl" fo:country="PL"/>
    </style:style>
    <style:style style:name="P55" style:family="paragraph" style:parent-style-name="Standard">
      <style:paragraph-properties fo:line-height="150%" fo:text-align="justify" style:justify-single-word="false"/>
      <style:text-properties fo:color="#314004" style:font-name="Times New Roman" fo:font-size="12pt" fo:language="pl" fo:country="PL" fo:font-style="italic" style:font-size-asian="12pt" style:font-style-asian="italic" style:font-size-complex="12pt" style:font-style-complex="italic"/>
    </style:style>
    <style:style style:name="P56" style:family="paragraph" style:parent-style-name="Standard">
      <style:paragraph-properties fo:line-height="150%" fo:text-align="justify" style:justify-single-word="false" style:text-autospace="none"/>
      <style:text-properties fo:color="#314004" style:font-name="Times New Roman" fo:font-size="12pt" fo:language="pl" fo:country="PL" fo:font-style="italic" style:font-name-asian="Consolas" style:font-size-asian="12pt" style:font-style-asian="italic" style:font-name-complex="Consolas" style:font-size-complex="12pt" style:font-style-complex="italic"/>
    </style:style>
    <style:style style:name="P57" style:family="paragraph" style:parent-style-name="Standard">
      <style:paragraph-properties fo:line-height="150%" fo:text-align="justify" style:justify-single-word="false"/>
      <style:text-properties fo:color="#314004" fo:font-size="12pt" fo:language="pl" fo:country="PL" fo:font-style="italic" style:font-size-asian="12pt" style:font-style-asian="italic" style:font-size-complex="12pt" style:font-style-complex="italic"/>
    </style:style>
    <style:style style:name="P58" style:family="paragraph" style:parent-style-name="Standard">
      <style:paragraph-properties fo:text-align="justify" style:justify-single-word="false" style:text-autospace="none"/>
      <style:text-properties fo:color="#a31515" style:font-name="Times New Roman" fo:font-size="12pt" fo:language="pl" fo:country="PL" style:font-name-asian="Consolas" style:font-size-asian="12pt" style:font-name-complex="Consolas" style:font-size-complex="12pt"/>
    </style:style>
    <style:style style:name="P59" style:family="paragraph" style:parent-style-name="Standard">
      <style:paragraph-properties fo:line-height="150%" fo:text-align="justify" style:justify-single-word="false" fo:break-before="page" style:text-autospace="none"/>
    </style:style>
    <style:style style:name="P60" style:family="paragraph" style:parent-style-name="Heading_20_1">
      <style:paragraph-properties fo:break-before="page"/>
    </style:style>
    <style:style style:name="P61" style:family="paragraph" style:parent-style-name="Heading_20_1">
      <style:paragraph-properties fo:text-align="center" style:justify-single-word="false"/>
      <style:text-properties fo:color="#004586" fo:language="pl" fo:country="PL"/>
    </style:style>
    <style:style style:name="P62" style:family="paragraph" style:parent-style-name="Heading_20_1">
      <style:paragraph-properties fo:text-align="center" style:justify-single-word="false"/>
      <style:text-properties fo:color="#004586" fo:language="pl" fo:country="PL" fo:background-color="#ffffff"/>
    </style:style>
    <style:style style:name="P63" style:family="paragraph" style:parent-style-name="Contents_20_2">
      <style:paragraph-properties>
        <style:tab-stops>
          <style:tab-stop style:position="16.499cm" style:type="right" style:leader-style="dotted" style:leader-text="."/>
        </style:tab-stops>
      </style:paragraph-properties>
      <style:text-properties fo:language="pl" fo:country="PL"/>
    </style:style>
    <style:style style:name="P64" style:family="paragraph" style:parent-style-name="Contents_20_1">
      <style:paragraph-properties>
        <style:tab-stops>
          <style:tab-stop style:position="0cm"/>
          <style:tab-stop style:position="16.999cm" style:type="right" style:leader-style="dotted" style:leader-text="."/>
        </style:tab-stops>
      </style:paragraph-properties>
      <style:text-properties fo:language="pl" fo:country="PL"/>
    </style:style>
    <style:style style:name="P65" style:family="paragraph" style:parent-style-name="Contents_20_Heading">
      <style:text-properties fo:language="pl" fo:country="PL"/>
    </style:style>
    <style:style style:name="P66" style:family="paragraph" style:parent-style-name="Standard">
      <style:paragraph-properties fo:line-height="150%" fo:text-align="justify" style:justify-single-word="false" style:border-line-width-bottom="0.002cm 0.035cm 0.002cm" fo:padding="0.074cm" fo:border-left="none" fo:border-right="none" fo:border-top="none" fo:border-bottom="0.039cm double #000000" style:join-border="false"/>
      <style:text-properties fo:color="#000000" style:font-name="Times New Roman" fo:font-size="12pt" fo:language="pl" fo:country="PL" fo:font-style="normal" style:font-size-asian="12pt" style:font-style-asian="normal" style:font-size-complex="12pt" style:font-style-complex="normal"/>
    </style:style>
    <style:style style:name="P67" style:family="paragraph" style:parent-style-name="Text_20_body">
      <style:text-properties fo:color="#004586" style:font-name="Times New Roman" fo:font-size="16pt" fo:language="pl" fo:country="PL" fo:font-style="normal" fo:font-weight="normal" style:font-size-asian="16pt" style:font-style-asian="normal" style:font-weight-asian="normal" style:font-size-complex="16pt" style:font-style-complex="normal" style:font-weight-complex="normal"/>
    </style:style>
    <style:style style:name="P68" style:family="paragraph" style:parent-style-name="Standard" style:master-page-name="First_20_Page">
      <style:paragraph-properties fo:line-height="150%" style:page-number="auto"/>
      <style:text-properties fo:font-size="22pt" fo:language="pl" fo:country="PL" style:font-size-asian="22pt" style:language-asian="zxx" style:country-asian="none" style:font-size-complex="22pt" style:language-complex="zxx" style:country-complex="none"/>
    </style:style>
    <style:style style:name="P69" style:family="paragraph" style:parent-style-name="Standard" style:master-page-name="Standard">
      <style:paragraph-properties fo:text-align="center" style:justify-single-word="false" style:page-number="auto">
        <style:tab-stops/>
      </style:paragraph-properties>
      <style:text-properties fo:font-size="14pt" fo:language="pl" fo:country="PL" style:font-size-asian="14pt" style:font-size-complex="14pt"/>
    </style:style>
    <style:style style:name="P70" style:family="paragraph" style:parent-style-name="Standard" style:list-style-name="L28" style:master-page-name="Standard">
      <style:paragraph-properties fo:line-height="150%" fo:text-align="justify" style:justify-single-word="false" style:page-number="auto"/>
      <style:text-properties fo:color="#000000" fo:font-size="12pt" fo:language="pl" fo:country="PL" style:font-size-asian="12pt" style:font-size-complex="12pt"/>
    </style:style>
    <style:style style:name="P71" style:family="paragraph" style:parent-style-name="Standard" style:list-style-name="L1">
      <style:paragraph-properties fo:text-align="start" style:justify-single-word="false"/>
      <style:text-properties fo:color="#000099" fo:font-size="16pt" fo:language="pl" fo:country="PL" style:font-size-asian="16pt" style:font-size-complex="16pt"/>
    </style:style>
    <style:style style:name="P72" style:family="paragraph" style:parent-style-name="Standard" style:list-style-name="L3">
      <style:text-properties fo:color="#000099" fo:font-size="16pt" fo:language="pl" fo:country="PL" style:font-size-asian="16pt" style:font-size-complex="16pt"/>
    </style:style>
    <style:style style:name="P73" style:family="paragraph" style:parent-style-name="Standard" style:list-style-name="L4">
      <style:text-properties fo:color="#000099" fo:font-size="16pt" fo:language="pl" fo:country="PL" style:font-size-asian="16pt" style:font-size-complex="16pt"/>
    </style:style>
    <style:style style:name="P74" style:family="paragraph" style:parent-style-name="Standard" style:list-style-name="L5">
      <style:text-properties fo:color="#000099" fo:font-size="16pt" fo:language="pl" fo:country="PL" style:font-size-asian="16pt" style:font-size-complex="16pt"/>
    </style:style>
    <style:style style:name="P75" style:family="paragraph" style:parent-style-name="Standard" style:list-style-name="L6">
      <style:paragraph-properties fo:line-height="150%" fo:text-align="justify" style:justify-single-word="false"/>
      <style:text-properties fo:color="#000099" fo:font-size="16pt" fo:language="pl" fo:country="PL" style:font-size-asian="16pt" style:font-size-complex="16pt"/>
    </style:style>
    <style:style style:name="P76" style:family="paragraph" style:parent-style-name="Standard" style:list-style-name="L12">
      <style:text-properties fo:color="#000099" fo:font-size="16pt" fo:language="pl" fo:country="PL" style:font-size-asian="16pt" style:font-size-complex="16pt"/>
    </style:style>
    <style:style style:name="P77" style:family="paragraph" style:parent-style-name="Standard" style:list-style-name="L2">
      <style:paragraph-properties fo:line-height="150%" fo:text-align="justify" style:justify-single-word="false"/>
      <style:text-properties fo:font-size="12pt" fo:language="pl" fo:country="PL" style:font-size-asian="12pt" style:font-size-complex="12pt"/>
    </style:style>
    <style:style style:name="P78" style:family="paragraph" style:parent-style-name="Standard" style:list-style-name="L6">
      <style:paragraph-properties fo:line-height="150%" fo:text-align="justify" style:justify-single-word="false"/>
    </style:style>
    <style:style style:name="P79" style:family="paragraph" style:parent-style-name="Standard" style:list-style-name="L7">
      <style:paragraph-properties fo:line-height="150%" fo:text-align="justify" style:justify-single-word="false" style:text-autospace="none"/>
    </style:style>
    <style:style style:name="P80" style:family="paragraph" style:parent-style-name="Standard" style:list-style-name="L8">
      <style:paragraph-properties fo:line-height="150%" fo:text-align="justify" style:justify-single-word="false" style:text-autospace="none"/>
    </style:style>
    <style:style style:name="P81" style:family="paragraph" style:parent-style-name="Standard" style:list-style-name="L9">
      <style:paragraph-properties fo:line-height="150%" fo:text-align="justify" style:justify-single-word="false" style:text-autospace="none"/>
    </style:style>
    <style:style style:name="P82" style:family="paragraph" style:parent-style-name="Standard" style:list-style-name="L10">
      <style:paragraph-properties fo:line-height="150%" fo:text-align="justify" style:justify-single-word="false" style:text-autospace="none"/>
    </style:style>
    <style:style style:name="P83" style:family="paragraph" style:parent-style-name="Standard" style:list-style-name="L11">
      <style:paragraph-properties fo:line-height="150%" fo:text-align="justify" style:justify-single-word="false" style:text-autospace="none"/>
    </style:style>
    <style:style style:name="P84" style:family="paragraph" style:parent-style-name="Standard" style:list-style-name="L13">
      <style:paragraph-properties fo:line-height="150%" fo:text-align="justify" style:justify-single-word="false" style:text-autospace="none"/>
    </style:style>
    <style:style style:name="P85" style:family="paragraph" style:parent-style-name="Standard" style:list-style-name="L14">
      <style:paragraph-properties fo:line-height="150%" fo:text-align="justify" style:justify-single-word="false" style:text-autospace="none"/>
    </style:style>
    <style:style style:name="P86" style:family="paragraph" style:parent-style-name="Standard" style:list-style-name="L17">
      <style:paragraph-properties fo:line-height="150%" fo:text-align="justify" style:justify-single-word="false" style:text-autospace="none"/>
    </style:style>
    <style:style style:name="P87" style:family="paragraph" style:parent-style-name="Standard" style:list-style-name="L18">
      <style:paragraph-properties fo:line-height="150%" fo:text-align="justify" style:justify-single-word="false" style:text-autospace="none"/>
    </style:style>
    <style:style style:name="P88" style:family="paragraph" style:parent-style-name="Standard" style:list-style-name="L19">
      <style:paragraph-properties fo:line-height="150%" fo:text-align="justify" style:justify-single-word="false" style:text-autospace="none"/>
    </style:style>
    <style:style style:name="P89" style:family="paragraph" style:parent-style-name="Standard" style:list-style-name="L27">
      <style:paragraph-properties fo:line-height="150%" fo:text-align="justify" style:justify-single-word="false" style:text-autospace="none"/>
    </style:style>
    <style:style style:name="P90" style:family="paragraph" style:parent-style-name="Standard" style:list-style-name="L15">
      <style:paragraph-properties style:text-autospace="none"/>
    </style:style>
    <style:style style:name="P91" style:family="paragraph" style:parent-style-name="Standard" style:list-style-name="L16">
      <style:paragraph-properties fo:line-height="150%" fo:text-align="justify" style:justify-single-word="false" style:text-autospace="none"/>
      <style:text-properties fo:color="#000080" style:font-name="Consolas" fo:font-size="16pt" fo:language="pl" fo:country="PL" fo:font-style="normal" style:font-name-asian="Consolas" style:font-size-asian="16pt" style:font-style-asian="normal" style:font-name-complex="Consolas" style:font-size-complex="16pt" style:font-style-complex="normal"/>
    </style:style>
    <style:style style:name="P92" style:family="paragraph" style:parent-style-name="Standard" style:list-style-name="L20">
      <style:paragraph-properties fo:line-height="150%" fo:text-align="justify" style:justify-single-word="false" style:text-autospace="none"/>
      <style:text-properties fo:color="#000080" fo:font-size="16pt" fo:language="pl" fo:country="PL" style:font-size-asian="16pt" style:font-size-complex="16pt"/>
    </style:style>
    <style:style style:name="P93" style:family="paragraph" style:parent-style-name="Standard" style:list-style-name="L21">
      <style:paragraph-properties fo:line-height="150%" fo:text-align="justify" style:justify-single-word="false" style:text-autospace="none"/>
      <style:text-properties fo:font-size="18pt" style:font-size-asian="18pt" style:font-size-complex="18pt"/>
    </style:style>
    <style:style style:name="P94" style:family="paragraph" style:parent-style-name="Standard" style:list-style-name="L22">
      <style:paragraph-properties fo:line-height="150%" fo:text-align="justify" style:justify-single-word="false" style:text-autospace="none"/>
      <style:text-properties fo:font-size="18pt" style:font-size-asian="18pt" style:font-size-complex="18pt"/>
    </style:style>
    <style:style style:name="P95" style:family="paragraph" style:parent-style-name="Standard" style:list-style-name="L23">
      <style:paragraph-properties fo:line-height="150%" fo:text-align="justify" style:justify-single-word="false" style:text-autospace="none"/>
      <style:text-properties fo:font-size="18pt" style:font-size-asian="18pt" style:font-size-complex="18pt"/>
    </style:style>
    <style:style style:name="P96" style:family="paragraph" style:parent-style-name="Standard" style:list-style-name="L24">
      <style:paragraph-properties fo:line-height="150%" fo:text-align="justify" style:justify-single-word="false" style:text-autospace="none"/>
      <style:text-properties fo:font-size="18pt" style:font-size-asian="18pt" style:font-size-complex="18pt"/>
    </style:style>
    <style:style style:name="P97" style:family="paragraph" style:parent-style-name="Standard" style:list-style-name="L25">
      <style:paragraph-properties fo:line-height="150%" fo:text-align="justify" style:justify-single-word="false" style:text-autospace="none"/>
      <style:text-properties fo:font-size="18pt" style:font-size-asian="18pt" style:font-size-complex="18pt"/>
    </style:style>
    <style:style style:name="P98" style:family="paragraph" style:parent-style-name="Standard" style:list-style-name="L26">
      <style:paragraph-properties fo:line-height="150%" fo:text-align="justify" style:justify-single-word="false" style:text-autospace="none"/>
      <style:text-properties fo:font-size="18pt" style:font-size-asian="18pt" style:font-size-complex="18pt"/>
    </style:style>
    <style:style style:name="P99" style:family="paragraph" style:parent-style-name="Standard" style:list-style-name="L28">
      <style:paragraph-properties fo:line-height="150%" fo:text-align="justify" style:justify-single-word="false"/>
      <style:text-properties fo:color="#000000" fo:font-size="12pt" fo:language="pl" fo:country="PL" style:font-size-asian="12pt" style:font-size-complex="12pt"/>
    </style:style>
    <style:style style:name="P100" style:family="paragraph" style:parent-style-name="Standard" style:list-style-name="L28">
      <style:paragraph-properties fo:line-height="150%" fo:text-align="justify" style:justify-single-word="false" style:text-autospace="none"/>
      <style:text-properties fo:color="#000000" fo:font-size="12pt" style:font-size-asian="12pt" style:font-size-complex="12pt"/>
    </style:style>
    <style:style style:name="P101" style:family="paragraph" style:parent-style-name="Standard" style:list-style-name="L29">
      <style:paragraph-properties fo:line-height="150%" fo:text-align="justify" style:justify-single-word="false"/>
      <style:text-properties fo:color="#000000" fo:font-size="12pt" style:font-size-asian="12pt" style:font-size-complex="12pt"/>
    </style:style>
    <style:style style:name="P102" style:family="paragraph" style:parent-style-name="Heading_20_1" style:master-page-name="Standard">
      <style:paragraph-properties fo:text-align="center" style:justify-single-word="false" style:page-number="auto"/>
      <style:text-properties fo:color="#004586" fo:font-size="18pt" fo:language="pl" fo:country="PL" style:font-size-asian="18pt" style:font-size-complex="18pt"/>
    </style:style>
    <style:style style:name="P103" style:family="paragraph" style:parent-style-name="Heading_20_2">
      <style:paragraph-properties fo:text-align="start" style:justify-single-word="false"/>
      <style:text-properties fo:color="#004586" style:font-name="Times New Roman" fo:font-size="16pt" fo:language="pl" fo:country="PL" fo:font-style="normal" fo:font-weight="normal" fo:background-color="#ffffff" style:font-size-asian="16pt" style:font-style-asian="normal" style:font-weight-asian="normal" style:font-size-complex="16pt" style:font-style-complex="normal" style:font-weight-complex="normal"/>
    </style:style>
    <style:style style:name="P104" style:family="paragraph" style:parent-style-name="Heading_20_2">
      <style:text-properties fo:color="#004586" style:font-name="Times New Roman" fo:font-size="16pt" fo:language="pl" fo:country="PL" fo:font-style="normal" fo:font-weight="normal" style:font-size-asian="16pt" style:font-style-asian="normal" style:font-weight-asian="normal" style:font-size-complex="16pt" style:font-style-complex="normal" style:font-weight-complex="normal"/>
    </style:style>
    <style:style style:name="P105" style:family="paragraph" style:parent-style-name="Heading_20_2">
      <style:text-properties fo:color="#004586" fo:font-size="16pt" fo:language="pl" fo:country="PL" fo:font-style="normal" fo:font-weight="normal" style:font-size-asian="16pt" style:font-style-asian="normal" style:font-weight-asian="normal" style:font-size-complex="16pt" style:font-style-complex="normal" style:font-weight-complex="normal"/>
    </style:style>
    <style:style style:name="P106" style:family="paragraph" style:parent-style-name="Heading_20_2">
      <style:text-properties fo:color="#004586" fo:language="pl" fo:country="PL"/>
    </style:style>
    <style:style style:name="T1" style:family="text">
      <style:text-properties fo:language="pl" fo:country="PL"/>
    </style:style>
    <style:style style:name="T2" style:family="text">
      <style:text-properties fo:color="#000000" fo:font-size="12pt" style:text-underline-style="none" style:font-size-asian="12pt" style:font-size-complex="12pt"/>
    </style:style>
    <style:style style:name="T3" style:family="text">
      <style:text-properties fo:color="#000000" style:font-name="Times New Roman"/>
    </style:style>
    <style:style style:name="T4" style:family="text">
      <style:text-properties fo:color="#000000" style:font-name="Times New Roman" fo:font-size="12pt" fo:language="pl" fo:country="PL" style:font-size-asian="12pt" style:font-size-complex="12pt"/>
    </style:style>
    <style:style style:name="T5" style:family="text">
      <style:text-properties fo:color="#000000" style:font-name="Times New Roman" fo:font-size="12pt" fo:language="pl" fo:country="PL" fo:font-style="normal" style:font-size-asian="12pt" style:font-style-asian="normal" style:font-size-complex="12pt" style:font-style-complex="normal"/>
    </style:style>
    <style:style style:name="T6" style:family="text">
      <style:text-properties fo:color="#000000" style:font-name="Times New Roman" fo:font-size="12pt" fo:language="pl" fo:country="PL" fo:font-style="normal" style:font-name-asian="Consolas" style:font-size-asian="12pt" style:font-style-asian="normal" style:font-name-complex="Consolas" style:font-size-complex="12pt" style:font-style-complex="normal"/>
    </style:style>
    <style:style style:name="T7" style:family="text">
      <style:text-properties fo:color="#000000" style:font-name="Times New Roman" fo:font-size="12pt" fo:language="pl" fo:country="PL" style:font-name-asian="Consolas" style:font-size-asian="12pt" style:font-name-complex="Consolas" style:font-size-complex="12pt"/>
    </style:style>
    <style:style style:name="T8" style:family="text">
      <style:text-properties fo:color="#000000" style:font-name="Times New Roman" style:font-name-asian="Consolas" style:font-name-complex="Consolas"/>
    </style:style>
    <style:style style:name="T9" style:family="text">
      <style:text-properties fo:color="#000000" style:font-name="Times New Roman" fo:language="pl" fo:country="PL" fo:font-style="normal" style:font-style-asian="normal" style:font-style-complex="normal"/>
    </style:style>
    <style:style style:name="T10" style:family="text">
      <style:text-properties fo:color="#000000" style:font-name="Times New Roman" fo:language="pl" fo:country="PL" fo:font-style="normal" style:font-name-asian="Consolas" style:font-style-asian="normal" style:font-name-complex="Consolas" style:font-style-complex="normal"/>
    </style:style>
    <style:style style:name="T11" style:family="text">
      <style:text-properties fo:color="#000000" fo:font-style="normal" style:font-name-asian="Consolas" style:font-style-asian="normal" style:font-name-complex="Consolas" style:font-style-complex="normal"/>
    </style:style>
    <style:style style:name="T12" style:family="text">
      <style:text-properties fo:color="#000000" fo:font-style="normal" style:font-style-asian="normal" style:font-style-complex="normal"/>
    </style:style>
    <style:style style:name="T13" style:family="text">
      <style:text-properties fo:color="#000000" style:font-name-asian="Consolas" style:font-name-complex="Consolas"/>
    </style:style>
    <style:style style:name="T14" style:family="text">
      <style:text-properties fo:color="#314004" fo:font-style="italic" style:font-name-asian="Consolas" style:font-style-asian="italic" style:font-name-complex="Consolas" style:font-style-complex="italic"/>
    </style:style>
    <style:style style:name="T15" style:family="text">
      <style:text-properties fo:color="#314004" style:font-name="Times New Roman"/>
    </style:style>
    <style:style style:name="T16" style:family="text">
      <style:text-properties fo:color="#314004" style:font-name="Times New Roman" fo:font-style="italic" style:font-name-asian="Consolas" style:font-style-asian="italic" style:font-name-complex="Consolas" style:font-style-complex="italic"/>
    </style:style>
    <style:style style:name="T17" style:family="text">
      <style:text-properties fo:color="#314004" style:font-name="Times New Roman" fo:font-size="12pt" fo:language="pl" fo:country="PL" fo:font-style="italic" style:font-size-asian="12pt" style:font-style-asian="italic" style:font-size-complex="12pt" style:font-style-complex="italic"/>
    </style:style>
    <style:style style:name="T18" style:family="text">
      <style:text-properties fo:color="#314004" style:font-name="Times New Roman" fo:font-size="12pt" fo:language="pl" fo:country="PL" fo:font-style="italic" style:font-name-asian="Consolas" style:font-size-asian="12pt" style:font-style-asian="italic" style:font-name-complex="Consolas" style:font-size-complex="12pt" style:font-style-complex="italic"/>
    </style:style>
    <style:style style:name="T19" style:family="text">
      <style:text-properties fo:color="#314004" style:font-name="Times New Roman" fo:language="pl" fo:country="PL" fo:font-style="italic" style:font-style-asian="italic" style:font-style-complex="italic"/>
    </style:style>
    <style:style style:name="T20" style:family="text">
      <style:text-properties fo:color="#314004" style:font-name-asian="Consolas" style:font-name-complex="Consolas"/>
    </style:style>
    <style:style style:name="T21" style:family="text">
      <style:text-properties fo:font-size="12pt" style:font-size-asian="12pt" style:font-size-complex="12pt"/>
    </style:style>
    <style:style style:name="T22" style:family="text">
      <style:text-properties fo:font-size="12pt" fo:language="pl" fo:country="PL" style:font-size-asian="12pt" style:font-size-complex="12pt"/>
    </style:style>
    <style:style style:name="T23" style:family="text">
      <style:text-properties fo:color="#a31515"/>
    </style:style>
    <style:style style:name="T24" style:family="text">
      <style:text-properties fo:color="#a31515" style:font-name="Times New Roman" fo:font-size="12pt" fo:language="pl" fo:country="PL" fo:font-style="normal" style:font-name-asian="Consolas" style:font-size-asian="12pt" style:font-style-asian="normal" style:font-name-complex="Consolas" style:font-size-complex="12pt" style:font-style-complex="normal"/>
    </style:style>
    <style:style style:name="T25" style:family="text">
      <style:text-properties fo:color="#a31515" style:font-name="Times New Roman" fo:font-size="12pt" fo:language="pl" fo:country="PL" style:font-name-asian="Consolas" style:font-size-asian="12pt" style:font-name-complex="Consolas" style:font-size-complex="12pt"/>
    </style:style>
    <style:style style:name="T26" style:family="text">
      <style:text-properties fo:color="#a31515" style:font-name="Times New Roman" style:font-name-asian="Consolas" style:font-name-complex="Consolas"/>
    </style:style>
    <style:style style:name="T27" style:family="text">
      <style:text-properties fo:color="#a31515" style:font-name="Times New Roman" fo:language="pl" fo:country="PL" fo:font-style="normal" style:font-name-asian="Consolas" style:font-style-asian="normal" style:font-name-complex="Consolas" style:font-style-complex="normal"/>
    </style:style>
    <style:style style:name="T28" style:family="text">
      <style:text-properties fo:color="#a31515" style:font-name="Times New Roman" fo:language="pl" fo:country="PL" style:font-name-asian="Consolas" style:font-name-complex="Consolas"/>
    </style:style>
    <style:style style:name="T29" style:family="text">
      <style:text-properties fo:color="#a31515" style:font-name-asian="Consolas" style:font-name-complex="Consolas"/>
    </style:style>
    <style:style style:name="T30" style:family="text">
      <style:text-properties fo:font-style="normal" style:font-style-asian="normal" style:font-style-complex="normal"/>
    </style:style>
    <style:style style:name="T31" style:family="text">
      <style:text-properties fo:font-style="normal" style:font-name-asian="Consolas" style:font-style-asian="normal" style:font-name-complex="Consolas" style:font-style-complex="normal"/>
    </style:style>
    <style:style style:name="T32" style:family="text">
      <style:text-properties fo:color="#0000ff"/>
    </style:style>
    <style:style style:name="T33" style:family="text">
      <style:text-properties fo:color="#0000ff" style:font-name-asian="Consolas" style:font-name-complex="Consolas"/>
    </style:style>
    <style:style style:name="T34" style:family="text">
      <style:text-properties fo:color="#0000ff" fo:font-style="normal" style:font-name-asian="Consolas" style:font-style-asian="normal" style:font-name-complex="Consolas" style:font-style-complex="normal"/>
    </style:style>
    <style:style style:name="T35" style:family="text">
      <style:text-properties fo:color="#0000ff" style:font-name="Times New Roman"/>
    </style:style>
    <style:style style:name="T36" style:family="text">
      <style:text-properties fo:color="#0000ff" style:font-name="Times New Roman" fo:font-size="12pt" fo:language="pl" fo:country="PL" fo:font-style="normal" style:font-name-asian="Consolas" style:font-size-asian="12pt" style:font-style-asian="normal" style:font-name-complex="Consolas" style:font-size-complex="12pt" style:font-style-complex="normal"/>
    </style:style>
    <style:style style:name="T37" style:family="text">
      <style:text-properties fo:color="#0000ff" style:font-name="Times New Roman" fo:font-size="12pt" fo:language="pl" fo:country="PL" style:font-name-asian="Consolas" style:font-size-asian="12pt" style:font-name-complex="Consolas" style:font-size-complex="12pt"/>
    </style:style>
    <style:style style:name="T38" style:family="text">
      <style:text-properties fo:color="#0000ff" style:font-name="Times New Roman" fo:language="pl" fo:country="PL" style:font-name-asian="Consolas" style:font-name-complex="Consolas"/>
    </style:style>
    <style:style style:name="T39" style:family="text">
      <style:text-properties fo:font-size="9.5pt" style:font-size-asian="9.5pt" style:font-size-complex="9.5pt"/>
    </style:style>
    <style:style style:name="T40" style:family="text">
      <style:text-properties style:font-name-asian="Consolas" style:font-name-complex="Consolas"/>
    </style:style>
    <style:style style:name="T41" style:family="text">
      <style:text-properties fo:color="#2b91af"/>
    </style:style>
    <style:style style:name="T42" style:family="text">
      <style:text-properties fo:color="#2b91af" fo:font-style="normal" style:font-name-asian="Consolas" style:font-style-asian="normal" style:font-name-complex="Consolas" style:font-style-complex="normal"/>
    </style:style>
    <style:style style:name="T43" style:family="text">
      <style:text-properties fo:color="#2b91af" style:font-name-asian="Consolas" style:font-name-complex="Consolas"/>
    </style:style>
    <style:style style:name="T44" style:family="text">
      <style:text-properties fo:color="#2b91af" style:font-name="Times New Roman" fo:font-size="12pt" fo:language="pl" fo:country="PL" style:font-name-asian="Consolas" style:font-size-asian="12pt" style:font-name-complex="Consolas" style:font-size-complex="12pt"/>
    </style:style>
    <style:style style:name="T45" style:family="text">
      <style:text-properties fo:color="#2b91af" style:font-name="Times New Roman" fo:font-size="12pt" fo:language="pl" fo:country="PL" fo:font-style="normal" style:font-name-asian="Consolas" style:font-size-asian="12pt" style:font-style-asian="normal" style:font-name-complex="Consolas" style:font-size-complex="12pt" style:font-style-complex="normal"/>
    </style:style>
    <style:style style:name="T46" style:family="text">
      <style:text-properties fo:color="#2b91af" style:font-name="Times New Roman" fo:language="pl" fo:country="PL" style:font-name-asian="Consolas" style:font-name-complex="Consolas"/>
    </style:style>
    <style:style style:name="T47" style:family="text">
      <style:text-properties style:font-name="Times New Roman"/>
    </style:style>
    <style:style style:name="T48" style:family="text">
      <style:text-properties style:font-name="Times New Roman" fo:font-style="normal" style:font-name-asian="Consolas" style:font-style-asian="normal" style:font-name-complex="Consolas" style:font-style-complex="normal"/>
    </style:style>
    <style:style style:name="T49" style:family="text">
      <style:text-properties style:font-name="Times New Roman" fo:font-style="normal" style:font-style-asian="normal" style:font-style-complex="normal"/>
    </style:style>
    <style:style style:name="T50" style:family="text">
      <style:text-properties style:font-name="Times New Roman" fo:font-size="12pt" style:font-size-asian="12pt" style:font-size-complex="12pt"/>
    </style:style>
    <style:style style:name="T51" style:family="text">
      <style:text-properties style:font-name="Times New Roman" fo:font-size="12pt" fo:language="pl" fo:country="PL" style:font-size-asian="12pt" style:font-size-complex="12pt"/>
    </style:style>
    <style:style style:name="T52" style:family="text">
      <style:text-properties style:font-name="Times New Roman" fo:font-size="12pt" fo:language="pl" fo:country="PL" fo:font-style="normal" style:font-size-asian="12pt" style:font-style-asian="normal" style:font-size-complex="12pt" style:font-style-complex="normal"/>
    </style:style>
    <style:style style:name="T53" style:family="text">
      <style:text-properties style:font-name="Times New Roman" fo:font-size="12pt" fo:language="pl" fo:country="PL" style:font-name-asian="Consolas" style:font-size-asian="12pt" style:font-name-complex="Consolas" style:font-size-complex="12pt"/>
    </style:style>
    <style:style style:name="T54" style:family="text">
      <style:text-properties style:font-name="Times New Roman" fo:font-size="18pt" fo:language="pl" fo:country="PL" fo:font-style="normal" style:font-size-asian="18pt" style:font-style-asian="normal" style:font-size-complex="18pt" style:font-style-complex="normal"/>
    </style:style>
    <style:style style:name="T55" style:family="text">
      <style:text-properties style:font-name="Times New Roman" fo:language="pl" fo:country="PL"/>
    </style:style>
    <style:style style:name="T56" style:family="text">
      <style:text-properties style:font-name="Times New Roman" fo:language="pl" fo:country="PL" fo:font-style="normal" style:font-style-asian="normal" style:font-style-complex="normal"/>
    </style:style>
    <style:style style:name="T57" style:family="text">
      <style:text-properties style:font-name="Times New Roman" fo:language="pl" fo:country="PL" style:font-name-asian="Consolas" style:font-name-complex="Consolas"/>
    </style:style>
    <style:style style:name="T58" style:family="text">
      <style:text-properties fo:color="#008000" style:font-name-asian="Consolas" style:font-name-complex="Consolas"/>
    </style:style>
    <style:style style:name="T59" style:family="text">
      <style:text-properties fo:color="#000080" style:font-name="Consolas" fo:font-size="16pt" fo:language="pl" fo:country="PL" fo:font-style="normal" style:font-name-asian="Consolas" style:font-size-asian="16pt" style:font-style-asian="normal" style:font-name-complex="Consolas" style:font-size-complex="16pt" style:font-style-complex="normal"/>
    </style:style>
    <style:style style:name="T60" style:family="text">
      <style:text-properties fo:color="#000080" style:font-name="Times New Roman" fo:font-size="18pt" fo:language="pl" fo:country="PL" fo:font-style="normal" style:font-size-asian="18pt" style:font-style-asian="normal" style:font-size-complex="18pt" style:font-style-complex="normal"/>
    </style:style>
    <style:style style:name="T61" style:family="text">
      <style:text-properties fo:color="#000080" style:font-name="Times New Roman" fo:font-size="12pt" fo:language="pl" fo:country="PL" fo:font-style="normal" style:font-name-asian="Consolas" style:font-size-asian="12pt" style:font-style-asian="normal" style:font-name-complex="Consolas" style:font-size-complex="12pt" style:font-style-complex="normal"/>
    </style:style>
    <style:style style:name="T62" style:family="text">
      <style:text-properties fo:color="#000080" style:font-name="Times New Roman" fo:font-size="16pt" fo:language="pl" fo:country="PL" fo:font-style="normal" style:font-name-asian="Consolas" style:font-size-asian="16pt" style:font-style-asian="normal" style:font-name-complex="Consolas" style:font-size-complex="16pt" style:font-style-complex="normal"/>
    </style:style>
    <style:style style:name="T63" style:family="text">
      <style:text-properties fo:color="#000080" style:font-name="Consolas1" fo:font-size="16pt" fo:language="pl" fo:country="PL" fo:font-style="normal" style:font-name-asian="Consolas" style:font-size-asian="16pt" style:font-style-asian="normal" style:font-name-complex="Consolas" style:font-size-complex="16pt" style:font-style-complex="normal"/>
    </style:style>
    <style:style style:name="T64" style:family="text">
      <style:text-properties fo:color="#800000" style:font-name-asian="Consolas" style:font-name-complex="Consolas"/>
    </style:style>
    <style:style style:name="T65" style:family="text">
      <style:text-properties fo:font-variant="normal" fo:text-transform="none" fo:color="#000000" style:font-name="Times New Roman" fo:font-size="12pt" fo:letter-spacing="normal" fo:language="pl" fo:country="PL" fo:font-style="normal" fo:font-weight="normal" style:font-size-asian="12pt" style:font-size-complex="12pt"/>
    </style:style>
    <style:style style:name="T66" style:family="text">
      <style:text-properties fo:font-variant="normal" fo:text-transform="none" fo:color="#000000" style:font-name="Times New Roman" fo:font-size="12pt" fo:letter-spacing="normal" fo:language="pl" fo:country="PL" fo:font-style="normal" fo:font-weight="normal" style:font-size-asian="12pt" style:font-style-asian="normal" style:font-size-complex="12pt" style:font-style-complex="normal"/>
    </style:style>
    <style:style style:name="T67" style:family="text">
      <style:text-properties fo:font-variant="normal" fo:text-transform="none" fo:color="#000000" style:font-name="Times New Roman" fo:font-size="12pt" fo:letter-spacing="normal" fo:language="pl" fo:country="PL" fo:font-style="normal" fo:font-weight="normal" style:font-name-asian="Consolas" style:font-size-asian="12pt" style:font-style-asian="normal" style:font-name-complex="Consolas" style:font-size-complex="12pt" style:font-style-complex="normal"/>
    </style:style>
    <style:style style:name="T68" style:family="text">
      <style:text-properties fo:font-variant="normal" fo:text-transform="none" fo:color="#000000" style:text-line-through-style="none" style:font-name="Times New Roman" fo:font-size="12pt" fo:letter-spacing="normal" fo:language="pl" fo:country="PL" fo:font-style="normal" style:text-underline-style="none" fo:font-weight="normal" style:text-blinking="false" fo:background-color="#ffffff" style:font-size-asian="12pt" style:font-size-complex="12pt"/>
    </style:style>
    <style:style style:name="T69" style:family="text">
      <style:text-properties fo:font-variant="normal" fo:text-transform="none" fo:color="#0000ff" style:font-name="Times New Roman" fo:font-size="12pt" fo:letter-spacing="normal" fo:language="pl" fo:country="PL" fo:font-style="normal" fo:font-weight="normal" style:font-name-asian="Consolas" style:font-size-asian="12pt" style:font-style-asian="normal" style:font-name-complex="Consolas" style:font-size-complex="12pt" style:font-style-complex="normal"/>
    </style:style>
    <style:style style:name="T70" style:family="text">
      <style:text-properties fo:font-variant="normal" fo:text-transform="none" style:font-name="Times New Roman" fo:font-size="12pt" fo:letter-spacing="normal" fo:font-style="normal" fo:font-weight="normal" style:font-size-asian="12pt" style:font-size-complex="12pt"/>
    </style:style>
    <style:style style:name="T71" style:family="text">
      <style:text-properties fo:color="#111111" style:font-name="Times New Roman" fo:font-size="12pt" fo:language="pl" fo:country="PL" fo:font-style="normal" style:font-name-asian="Consolas" style:font-size-asian="12pt" style:font-style-asian="normal" style:font-name-complex="Consolas" style:font-size-complex="12pt" style:font-style-complex="normal"/>
    </style:style>
    <style:style style:name="T72" style:family="text">
      <style:text-properties fo:color="#000099" style:font-name="Consolas" fo:font-size="16pt" fo:language="pl" fo:country="PL" fo:font-style="normal" style:font-name-asian="Consolas" style:font-size-asian="16pt" style:font-style-asian="normal" style:font-name-complex="Consolas" style:font-size-complex="16pt" style:font-style-complex="normal"/>
    </style:style>
    <style:style style:name="T73" style:family="text">
      <style:text-properties fo:color="#004586" style:font-name="Times New Roman" fo:font-size="18pt" fo:language="pl" fo:country="PL" fo:font-style="normal" style:font-size-asian="18pt" style:font-style-asian="normal" style:font-size-complex="18pt" style:font-style-complex="normal"/>
    </style:style>
    <style:style style:name="T74" style:family="text">
      <style:text-properties fo:color="#004586" style:font-name="Times New Roman" fo:font-size="16pt" fo:language="pl" fo:country="PL" fo:font-style="normal" style:font-name-asian="Consolas" style:font-size-asian="16pt" style:font-style-asian="normal" style:font-name-complex="Consolas" style:font-size-complex="16pt" style:font-style-complex="normal"/>
    </style:style>
    <style:style style:name="T75" style:family="text">
      <style:text-properties fo:color="#004586" style:font-name="Times New Roman" fo:language="pl" fo:country="PL" fo:font-style="normal" style:font-style-asian="normal" style:font-style-complex="normal"/>
    </style:style>
    <style:style style:name="T76" style:family="text">
      <style:text-properties fo:color="#004586" style:font-name="Consolas" fo:font-size="16pt" fo:language="pl" fo:country="PL" fo:font-style="normal" style:font-name-asian="Consolas" style:font-size-asian="16pt" style:font-style-asian="normal" style:font-name-complex="Consolas" style:font-size-complex="16pt" style:font-style-complex="normal"/>
    </style:style>
    <style:style style:name="T77" style:family="text">
      <style:text-properties fo:color="#004586" style:font-name="Consolas1" fo:font-size="16pt" fo:language="pl" fo:country="PL" fo:font-style="normal" style:font-name-asian="Consolas" style:font-size-asian="16pt" style:font-style-asian="normal" style:font-name-complex="Consolas" style:font-size-complex="16pt"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45"/>
      <text:p text:style-name="P46"/>
      <text:p text:style-name="P46"/>
      <text:p text:style-name="P46"/>
      <text:p text:style-name="P46"/>
      <text:p text:style-name="P46"/>
      <text:p text:style-name="P20">Gra zręcznościowa – "Żabka" – z tutorialem</text:p>
      <text:p text:style-name="P45"/>
      <text:p text:style-name="P47"><text:s/></text:p>
      <text:p text:style-name="P50">imię nazwisko</text:p>
      <text:p text:style-name="P47"/>
      <text:p text:style-name="P47"/>
      <text:p text:style-name="P47"/>
      <text:p text:style-name="P47"/>
      <text:p text:style-name="P47"/>
      <text:p text:style-name="P47">promotor: </text:p>
      <text:p text:style-name="P51">Dr imię nazwisko</text:p>
      <text:p text:style-name="P47"/>
      <text:p text:style-name="P47">numer indexu: numer</text:p>
      <text:p text:style-name="P47"><text:tab/>kierunek: jaki</text:p>
      <text:p text:style-name="P47"><text:tab/>specjalność: jaka</text:p>
      <text:p text:style-name="P47"><text:tab/>język programowania: Visual Studio 2017: C#</text:p>
      <text:p text:style-name="P47"><text:tab/>uczelnia: jaka</text:p>
      <text:p text:style-name="P47"><text:tab/>wydział: jaki</text:p>
      <text:p text:style-name="P47"><text:tab/></text:p>
      <text:p text:style-name="P47"/>
      <text:p text:style-name="P47"/>
      <text:p text:style-name="P47"/>
      <text:p text:style-name="P48"/>
      <text:p text:style-name="P48"/>
      <text:p text:style-name="P48"/>
      <text:p text:style-name="P48"/>
      <text:p text:style-name="P48"/>
      <text:p text:style-name="P48">data</text:p>
      <text:p text:style-name="P69"/>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tab-stop style:type="left" style:position="0cm" style:leader-char=" "/>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65">Spis treści</text:p>
          </text:index-title>
          <text:p text:style-name="P64">I Wstęp<text:tab/><text:tab/></text:p>
          <text:p text:style-name="P63">1.1 Cel i zakres pracy dyplomowej<text:tab/>4</text:p>
          <text:p text:style-name="P63">1.2 Wprowadzenie<text:tab/>4</text:p>
          <text:p text:style-name="P63">1.3 Opis środowiska Visual Studio 2017<text:tab/>5</text:p>
          <text:p text:style-name="P63">1.4 Przegląd dwuwymiarowych gier komputerowych<text:tab/>7</text:p>
          <text:p text:style-name="P64">II Podstawy oprogramowania okna głównego<text:tab/><text:tab/></text:p>
          <text:p text:style-name="P63">2.1 Opis środowiska<text:tab/>8</text:p>
          <text:p text:style-name="P63">2.2 Rozpoczęcie<text:tab/>9</text:p>
          <text:p text:style-name="P64">III <text:s/>Projekt widoku głównego okna<text:tab/><text:tab/></text:p>
          <text:p text:style-name="P63">3.1 Oprogramowanie menu aplikacji<text:tab/>11</text:p>
          <text:p text:style-name="P63">3.2 Dobranie ToolTip dla okna głównego gry<text:tab/>12</text:p>
          <text:p text:style-name="P63">3.3 Zmiana ikony gry w aplikacji<text:tab/>13</text:p>
          <text:p text:style-name="P63">3.4 Zmiana przycisków okna w prawym górnym rogu<text:tab/>13</text:p>
          <text:p text:style-name="P63">3.5 Dołożenie ContextMenuStrip<text:tab/>13</text:p>
          <text:p text:style-name="P64">IV Zastosowanie bibliotek systemowych<text:tab/><text:tab/></text:p>
          <text:p text:style-name="P63">4.1 Identyfikacja aktywnych okien w środowisku c#<text:tab/>14</text:p>
          <text:p text:style-name="P63">4.2 Mechanizm zapisu widoku gry jako obrazu rastrowego<text:tab/>17</text:p>
          <text:p text:style-name="P63">4.3 Zarządzanie aktywnymi instancjami programu<text:tab/>17</text:p>
          <text:p text:style-name="P64">V Zastosowanie gotowych komponentów<text:tab/><text:tab/></text:p>
          <text:p text:style-name="P63">5.1 Zastosowanie mechanizmów prezentacji elementów graficznych 2D<text:tab/>18</text:p>
          <text:p text:style-name="P63">5.2 Dołożenie NotifyIcon na system tray<text:tab/>22</text:p>
          <text:p text:style-name="P63">5.2 Stworzenie zarządcy zdjęć<text:tab/>22</text:p>
          <text:p text:style-name="P64">VI Zastosowanie gotowych rozwiązań<text:tab/><text:tab/></text:p>
          <text:p text:style-name="P63">6.1 Probranie czasu z serwera<text:tab/>23</text:p>
          <text:p text:style-name="P63">6.2 Konstrukcja narzędzia zarządzania danymi użytkownika<text:tab/>24</text:p>
          <text:p text:style-name="P63">6.3 Wprowadzenie elementów personalizacji<text:tab/>30</text:p>
          <text:p text:style-name="P64">VII Zaawansowane rozwiązania<text:tab/><text:tab/></text:p>
          <text:p text:style-name="P63">7.1 Wdrożenie mechanizmów bibliotek dynamicznych w celach optymalizacji procesów wytwórczych<text:tab/>30</text:p>
          <text:p text:style-name="P63">7.2 Systemowe biblioteki zarządzania sterownikami<text:tab/>31</text:p>
          <text:p text:style-name="P64">VIII Zaopatrzenie grę w dźwięk, filmy, emaile<text:tab/><text:tab/></text:p>
          <text:p text:style-name="P63"><text:soft-page-break/>8.1 Wbudowanie komponentu WMPlib.WindowsMedia Player<text:tab/>32</text:p>
          <text:p text:style-name="P63">8.2 Wbudowanie komponentu Windows Media Player<text:tab/>32</text:p>
          <text:p text:style-name="P63">8.3 Umożliwienie wysyłania emaili<text:tab/>32</text:p>
          <text:p text:style-name="P64">IX Zaopatrzenie grę w logowanie,statystykę,dynamikę<text:tab/><text:tab/></text:p>
          <text:p text:style-name="P63">9.1 Logowanie gracza wraz z zaszyfrowaniem haseł<text:tab/>33</text:p>
          <text:p text:style-name="P63">9.2 Wprowadzenie dynamiki do gry<text:tab/>33</text:p>
          <text:p text:style-name="P63">9.3 Przedstawienie statystyk przez zastosowanie baz danych<text:tab/>34</text:p>
          <text:p text:style-name="P63">9.4 Urozmiaicenie zabawy<text:tab/>35</text:p>
          <text:p text:style-name="P64">X Przyszłe pracę nad grą<text:tab/><text:tab/></text:p>
          <text:p text:style-name="P64">XI Podsumowanie<text:tab/><text:tab/></text:p>
          <text:p text:style-name="P63">11.1 Wnioski końcowe<text:tab/>36</text:p>
          <text:p text:style-name="P64">XII Wykaz literatury<text:tab/><text:tab/></text:p>
          <text:p text:style-name="P64">XIII Wykaz odnośników<text:tab/><text:tab/></text:p>
        </text:index-body>
      </text:table-of-content>
      <text:p text:style-name="P6"/>
      <text:h text:style-name="P102" text:outline-level="1">I Wstęp</text:h>
      <text:p text:style-name="P8"/>
      <text:h text:style-name="P103" text:outline-level="2" text:is-list-header="true">1.1 Cel i zakres pracy dyplomowej</text:h>
      <text:list xml:id="list5571670150313599967" text:style-name="L1">
        <text:list-item>
          <text:list>
            <text:list-header>
              <text:p text:style-name="P71"/>
            </text:list-header>
          </text:list>
        </text:list-item>
      </text:list>
      <text:p text:style-name="P43"><text:tab/>Celem pracy dyplomowej jest projekt oraz implementacja komputerowej gry zręcznościowej. Motywacją do prowadzenia prac w tym zakresie były słowa K. Havkinsa, który napisał w swojej książce pod tytułem "Open GL Game Programming": "Tworzenie gier słusznie uważa się za jedno z najbardziej kreatywnych zajęć związanych z programowaniem - dowodzą tego niezwykłe gry, które powstały w ostatnich latach." (Havkins 2003).</text:p>
      <text:p text:style-name="P43"/>
      <text:p text:style-name="P43"><text:tab/>Zakresem pracy było wykonie analizy rozwiązań programistycznych opierając się na materiałach publikowanych na stronach internetowych. W części praktycznej zakres obejmował oprogramowanie okna głównego aplikacji, konfigurację zasobnika systemu operacyjnego (ang. System tray), oprogramowanie paska menu aplikacji, utworzenie niezbędnych bibliotek oraz obsługa sterowników.<text:tab/></text:p>
      <text:p text:style-name="P21"/>
      <text:h text:style-name="P104" text:outline-level="2" text:is-list-header="true">1.2 Wprowadzenie</text:h>
      <text:p text:style-name="P67"/>
      <text:p text:style-name="P13"><text:tab/>Systematykę gier komputerowych przedstawia się na wiele sposobów (patrz odnośnik 68). Jednym z nich jest podział na takie, co odwzorowują rzeczywistość, lub takie co nie mają związku z rzeczywistością. Dodatkowo, podział ten obejmuje te związane ze sportem. </text:p>
      <text:p text:style-name="P32"><text:span text:style-name="T4"><text:tab/>Kolejnym podziałem jest pogrupowanie ze względu na ilość graczy, co potwierdza Anna Maria Crum w książce "Making computer game", twierdząc: "A computer game is a game that involves one or more players. A human machine interface produces the results you see on the screen."(patrz odnośnik 5 z wykazu literatury). Znaczy to, że gra komputerowa angażuje jednego lub wielu graczy a resultat wytworzony przez grę jest wyświetlony na ekranie. Inne gry, takie które nie wymagają żadnego z graczy jak </text:span><text:a xlink:type="simple" xlink:href="https://en.wikipedia.org/wiki/Conway%27s_Game_of_Life" text:style-name="Internet_20_link" text:visited-style-name="Visited_20_Internet_20_Link"><text:span text:style-name="T68">Conway's Game of Life</text:span></text:a><text:span text:style-name="T4">, zależą od ustawień początkowych po czym gra przebiega według zaprogramowanej logiki. Grami jednograczowymi są </text:span><text:span text:style-name="T65">Puzzles and </text:span><text:a xlink:type="simple" xlink:href="https://en.wikipedia.org/wiki/Solitaire" text:style-name="Internet_20_link" text:visited-style-name="Visited_20_Internet_20_Link"><text:span text:style-name="T1">Solitaire</text:span></text:a><text:span text:style-name="T68">. Grą dwugraczową są na przykład szachy. Na gry wielograczowe składają się gry karciane jak poker, monopol, scrabble. </text:span></text:p>
      <text:p text:style-name="P52"><text:tab/>Innym sposobem podziału ze względu na rodzaj gry stał się następujący: edukacyjne, <text:soft-page-break/>informacyjne, sportowe, sensomotoryczne, symulatory samochodów, strategiczne. </text:p>
      <text:p text:style-name="P52"><text:tab/>Jeszcze inną systematyką gier komputerowych jest taka, która składa się z gier ogólnej rozrywki (brak walk lub niszczenia), edukacyjnych (uczenie się lub rozwiązywanie problemów), fantastyki przemocy (ang. fantasy violence) z bohaterami animowanymi, rzeczywista przemoc, gdzie walczą postacie ludzkie, zawody sportowe bez przemocy, lub zawody z przemocą gdzie występuje walka lub zniszczenie.</text:p>
      <text:p text:style-name="P52"><text:tab/>"Wspominany już J. Cieślikowski w swojej książce wyróżnia dwa rodzaje systematyk: podział historyczny i podział wychowawczy. Przykładem klasyfikacji historycznej może być praca Fryderyka Queyrata pt. Gry i zabawy dziecięce. Studium nad wyobraźnią twórczą, wydana w Warszawie w 1905 roku. Jej autor zastosował podział gier i zabaw na dziedziczne, naśladowcze oraz oparte na wyobraźni. Jest to podział nie do końca klarowny, gdyż na przykład trudno jest rozróżnić w wielu przypadkach gry naśladowcze od dziedzicznych. Zabawę w wojnę trudno odróżnić choćby od zabaw opartych na umiejętności strzelania z łuku czy procy, pozyskanych od minionych pokoleń. Bogatsza jest klasyfikacja, w której występuje czynnik wychowawczy. W tej klasyfikacji ważny jest element kształcący i wychowujący nakreślony przez osoby dorosłe. W tych zabawach i grach chodzi o kształtowanie w dziecku cech i postaw ludzi dorosłych. Przykładem tego typu klasyfikacji gier może być praca Konrada Langego: Die künstlerische Erziehung der deutschen Jugend (1893), której autor dzieli gry na ruchowe, kształtujące zmysły, artystyczne oraz sprzyjające rozwojowi myślenia abstrakcyjnego. Ciekawą koncepcję klasyfikacji gier zastosował Karol Groos w pracy Die Spiele der Menschen (1899). Podzielił zabawy i gry na te, które rozwijają zmysły (dotyku, wzroku, słuchu), oraz na zabawy ruchu oraz zabawy kształtujące wyższe zdolności duchowe. Wybrane przykłady klasyfikacji dla nas mają już bardziej wymiar historyczny, ukazują stan pojmowania czynnika wychowawczego i edukacyjnego na przełomie XIX i XX wieku 14. " Poprzedni wycinek jest zacytowany z książki Remigiusza Kopoczka pod nazwą "Wstęp do wiedzy o grach tradycyjnych" (patrz odnośnik 1 z wykazu literatury).</text:p>
      <text:p text:style-name="P52"><text:tab/>Wszystkie z wymienionych gier w poniższym rozdziale odwzorowują rzeczywistość,są jednograczowe,sensomotoryczne.</text:p>
      <text:p text:style-name="P52"/>
      <text:h text:style-name="P104" text:outline-level="2" text:is-list-header="true">1.3 Opis środowiska Visual Studio 2017</text:h>
      <text:p text:style-name="P52"/>
      <text:p text:style-name="P32"><text:span text:style-name="T22"><text:tab/>Visual Studio 2017 wymaga co najmniej systemu Microsoft Windows 8.1 Pro. Każdy może pobrać oba oprogramowania bezpośrednio ze strony Microsoftu. Wtedy należy założyć sobie konto i wprowadzić hasło, wybrać wersję systemu operacyjnego do pobrania oraz wersję Visual Studio. </text:span><text:soft-page-break/><text:span text:style-name="T22">Pobieranie trwa bardzo długo i może zająć nawet cały dzień. Hasła jakie należy podać podczas instalacji przyjdą drogą elektroniczną na nasz adres email. W celu szczegółowego opisu kroków przedstawiam adres strony: </text:span><text:a xlink:type="simple" xlink:href="http://www.microsoft.com/" text:style-name="Internet_20_link" text:visited-style-name="Visited_20_Internet_20_Link">www.microsoft.com</text:a><text:span text:style-name="T22"> gdzie w prawym górnym rogu znajduje się napis "Zaloguj się". Przekierowuje nas ona na stronę: "login.live.com/login.srf". </text:span></text:p>
      <text:p text:style-name="P43"/>
      <text:p text:style-name="P44"><draw:frame draw:style-name="fr1" draw:name="grafika2" text:anchor-type="paragraph" svg:width="10.045cm" svg:height="7.248cm" draw:z-index="1"><draw:image xlink:href="Pictures/2000000700002A2C00001FD621C99629.svm" xlink:type="simple" xlink:show="embed" xlink:actuate="onLoad"/></draw:frame></text:p>
      <text:p text:style-name="P44">Rysunek 1. Zrzut ekranu widoku logowania do strony firmy Microsoft </text:p>
      <text:p text:style-name="P43"/>
      <text:p text:style-name="P43">Wyśrodkowane okienko czyta "Zaloguj", po czym widnieje pole na wpisanie naszego loginu. Póki go nie mamy, czytamy dalej: "Nie masz konta? Utwórz je!". Napis "Utwórz je!" jest przyciskiem oznaczonym barwą niebieską. Po naciśnięciu wyświetla nam się napis: "Tworzenie konta".Wpisujemy swój adres email. Na ten adres przyjdą nam oba hasła. Kolejnie czytamy: "Wprowadź hasło, którego chcesz używać z kontem". Należy pamiętać to hasło bo będzie ono wymagane podczas każdego logowania na tej stronie internetowej. Naciskamy przycisk dalej, po czym wprowadzamy swoje imię i nazwisko. W następnym okienku podajemy swoją datę urodzenia oraz kraj zamieszkania, po czym jesteśmy pytani o potwierdzenie adresu email. Potwierdzenie poprawności wymaga wejścia na swoją skrzynkę pocztową oraz pobrania kodu z wiadomości email. Będzie jeszcze wymagane potwierdzenie, że to prawdziwa osoba tworzy rachunek a nie robot. Więc chcą dalej, by przepisać litery z obrazka w pole tekstowe. Póżniej w polu wyszukiwania można łatwo znaleźć pożądaną wersję systemu lub skorzystać z menu, gdzie będzie wyodrębnione środowisko Visual Studio. Będzie przycisk pobierania lub rozpocznie się automatycznie z prośbą o zatwierdzenie pobierania. Podczas samej instalacji należy naciskać przycisk dalej aż ukończą się wszystkie zapytania.</text:p>
      <text:p text:style-name="P32"><text:soft-page-break/><text:span text:style-name="T22"><text:tab/>Microsoft Visual Studio jest środowiskiem programistycznym aby tworzyć aplikacje okienkowe oraz konsolowe (patrz odnośnik 60). Zaw</text:span><text:span text:style-name="T4">iera </text:span><text:a xlink:type="simple" xlink:href="https://pl.wikipedia.org/wiki/Refaktoryzacja" text:style-name="Internet_20_link" text:visited-style-name="Visited_20_Internet_20_Link"><text:span text:style-name="T68">mechanizmy refaktoryzacji kodu</text:span></text:a><text:span text:style-name="T4"> oraz debuger, możliwości programowania w c#, c++, Basic, J#, ASP net, F#.</text:span></text:p>
      <text:list xml:id="list6282372372960989593" text:style-name="L2">
        <text:list-item>
          <text:list>
            <text:list-header>
              <text:p text:style-name="P77"/>
            </text:list-header>
          </text:list>
        </text:list-item>
      </text:list>
      <text:p text:style-name="P43"><text:tab/>Celem wprowadzenia nie trzeba omawiać samego operacyjnego systemu lecz skupić się na samym środowisku Visual Studio 2017. Uruchomienie Visual Studio polega na wyborze ikony tego oprogramowania z menu start pod zdjęciem flagi Windowsa z dolnego paska menu. Aplikacja będzie działała tylko ograniczoną ilość dni, będąc wersją testową. W menu pomoc-&gt; zarejestruj trzeba podać klucz aby przełączyć na pełną wersję. Po otwarciu widziano, że u góry jest menu z osobnymi rozdziałami: "Plik", "Edycja", "Widok", "Projekt", "Debugowanie", "Zespół", "Narzędzia", "Test", "Analiza", "Okno", "Pomoc". By rozpocząć programowanie wciskano "Plik-&gt; Nowy-&gt; Projekt" i z lewej strony wybieramy "Visual C++", z pod listy wybierano "Aplikacja klasyczna systemu Windows", i dalej "Aplikacja Window forms (.NET Framework)". W polu tekstowym zatytułowanym "Nazwa:" wpisujemy "gra". Wybierano położenie plików przyciskiem "Przeglądaj..." tuż obok tytułu "Lokalizacja...". Umieszczono projekt na pulpicie.</text:p>
      <text:p text:style-name="P52"/>
      <text:h text:style-name="P105" text:outline-level="2" text:is-list-header="true">1.4 Przegląd dwuwymiarowych gier komputerowych</text:h>
      <text:list xml:id="list1913075663790393170" text:style-name="L3">
        <text:list-item>
          <text:list>
            <text:list-header>
              <text:p text:style-name="P72"/>
            </text:list-header>
          </text:list>
        </text:list-item>
      </text:list>
      <text:p text:style-name="P53"><text:span text:style-name="T21"><text:tab/>Skoro już potrafimy rozpocząć pracę w Visual Studio 2017, dalej zebrano pomysły na grę. Zastanowiono nad innymi grami na rynku, jakie są zręcznościowe oraz dwuwymiarowe. Tetrix to gra jednocześnie zręcznościowa i logiczna będąca dostępna dla graczy w internecie (patrz odnośnik 61). Polega ona na układaniu cegiełek o różnych kształtach i spadających w dół. Należy z nich ułożyć nieprzerwany ciąg w jednym wierszu by wiersz zniknął. Jeżeli się go nie ułoży, wtedy cegiełki budują się o kolejne wiersze w górę, zapychając całą planszę. Kiedy cała plansza się zapełni, wtedy wynika koniec gry. Ilość punktów zależy od ilości wierszy jakie zniknęły podczas </text:span><text:span text:style-name="T2">ustawiania cegieł. </text:span><text:span text:style-name="T21">Te cegiełki to inaczej klocki o rożnych kształtach ale podstawowa część klocka jest zawsze tego samego rozmiaru. Połączenie cegiełek daje klocki. Klocek może być kwadratowy albo podłużny o złożeniu z dwóch innych kwadratowych. Części klocka mogą być złożone poziomo lub pionowo i składać się z dwóch, trzech, czterech lub pięciu części. Takie klocki mają czasami wypusty na górę o pojedynczym klocku na środku lub końcu bloku. Jest to gra zręcznościowa bo trzeba zdążyć ułożyć klocek zanim spadnie na inne. W najkrótszym czasie trzeba obracać klocek o 90 stopni naciskając przycisk na urządzeniu. Naszą grę mogłoby wzbogacić podobne ułożenie platform by składały się z mniejszych elementów. Coś mogłoby spadać w dół </text:span><text:soft-page-break/><text:span text:style-name="T21">podobnie jak w grze Tetri lub sam bohater naszej gry mógłby spadać w dół pod wpływem grawitacji. Następną grą przychodzącą na myśl stała się Pinball Dream dostępna w internecie (patrz odnośnik 62), w jakiej kulka spada w dół i trafia na jeden z dwóch widelczyków po obu stronach. Kulka jest bohaterem tej gry i na niej całą gra się opiera. Gracz porusza widłami naciskając klawisz tak aby odbić kulkę w górę. Bohater naszej gry mógłby podskakiwać w górę po naciśnięciu przycisku strzałki. Mógłby równie dobrze zbierać jakieś rzeczy tak jak w grze Vivo Vicious Viper dostępnej w internecie (patrz odnośnik 63) zbiera się owoce i inne rzeczy. Punkty byłyby naliczane za zebranie dobrej rzeczy a koniec gry byłby po zebraniu rzeczy niepożądanej. Plansza mogłaby rozciągać się podłużnie poza ekran podobnie jak w grach the "lost wikings game" (patrz odnośnik 64) lub w Lemingach (patrz odnośnik 65). </text:span></text:p>
      <text:p text:style-name="P53"><text:span text:style-name="T21"><text:tab/>Jednak mimo wszystko nasz projekt będzie najbardziej podobny grom Superfrog (patrz odnośnik 66) oraz </text:span><text:span text:style-name="T70">Super Mario Bros</text:span><text:span text:style-name="T50"> (patrz odnośnik 67)</text:span><text:span text:style-name="T21">. W pierwszej żaba skacze po planszy zbierając rzeczy a w drugiej hydraulik Mario również zbiera rzeczy. Atutem naszej gry niewątpliwie byłaby szeroka gama ustawień i nastrojeń. Na każdej planszy zamierzamy wprowadzić możliwość opisu gry przez użytkownika dla innych graczy. Gracz mógłby po pewnym czasie przeczytać co zapisał poprzednio. Będzie również bogate menu w górnym pasku narzędziowym.</text:span></text:p>
      <text:p text:style-name="P43"><text:tab/>Pomysłem gry została gra podobna na grę Mario, gdzie zamiast bohatera Mario wybrana została żaba. Zjadanie owadów powoduje zdobywanie punktów. Zjedzenie żaby przez ptaka oznacza koniec gry. Spadek poza ekran również kończy grę.</text:p>
      <text:p text:style-name="P43"/>
      <text:h text:style-name="P61" text:outline-level="1">II Podstawy oprogramowania okna głównego</text:h>
      <text:p text:style-name="P8"/>
      <text:h text:style-name="P106" text:outline-level="2" text:is-list-header="true">2.1 Opis środowiska</text:h>
      <text:list xml:id="list9006696656357457476" text:style-name="L4">
        <text:list-item>
          <text:list>
            <text:list-header>
              <text:p text:style-name="P73"/>
            </text:list-header>
          </text:list>
        </text:list-item>
      </text:list>
      <text:p text:style-name="P49"><text:span text:style-name="T21"><text:tab/>W podrozdziale "wprowadzenie" zostało omówione jak rozpocząć pracę z Visual Studio. Istnieje wielkie okno zatytułowane Form1. W nim umieszczono pojedyncze elementy jakie gracz widzi i na nich operuje. Po lewej stronie widnieje przybornik w rozwijanym menu obróconym o kąt dziewięćdziesięciu stopni. Z niego wybrano komponenty jakie umieszczono na naszym okienku. Po naciśnięciu na przybornik rozwijają się kolejne pod-wybory: "wszystkie kontrolki Windows Forms", "typowe kontrolki", "kontenery", "menu i paski narzędzi", "dane", "składniki", "drukowanie", "okna dialogowe", "współdziałanie platformy WPF", "ogólne". Wśród wymienionych zajęto się nielicznymi ale są one złożeniem wszystkich innych pod-wyborów </text:span><text:soft-page-break/><text:span text:style-name="T21">zgodnie z nazwą pod-wyboru: "wszystkie kontrolki". Kolejną rzeczą wartą uwagi było krótkie omówienie każdej kontrolki jaką stosowano w grze. Button służy jako przycisk. Wychwytuje się naciśnięcie go jak również najechanie na niego myszą czy sporo innych zdarzeń. Każda z kontrolek operuje na podobnym zbiorze zdarzeń. CheckBox służy wyboru elementu lub jego pominięcia. Jest równoważne wartości prawdy lub fałszu dla danego zapytania. Są one niezależne od innych CheckBoxów. Logika RadioButtonu z kolei odpowiada logice CheckBoxów z tą różnicą, że Radio-button stosujemy gdy chcemy dokonać jednego wyboru z pośród kilku różnych wariantów. Umieszczamy je wtedy w innej kontrolce o nazwie GroupBox. Naciśnięcie jednego RadioButtonu powoduje wtedy dezaktywacje pozostałych. ColorDialog umożliwia wybór barwy. Jest to zwyczajny przybornik systemu Windows zupełnie taki sam w Paintcie. DateTimePicker jest również znany z systemu Windows przy wyborze daty. FlowLayoutPanel zbiera elementy w jednym zbiorze i układa na ekranie jeden za drugim. Label to inaczej etykieta. Umożliwia <text:s/>przedstawienie jakiegoś napisu na ekranie. ListBox jest zwykłą kolejką napisów jaką można zwinąć i rozwinąć. MenuStrip pozwala na dodanie menu w aplikacji. NumericUpDown jest przydatne podczas wprowadzania liczby oraz wygodnie ją zwiększać lub zmniejszać o podaną wartość. OpenFileDialog jest zwyczajnym oknem na zapytanie o wybór pliku, co jest tym samym co każde inne zapytanie w systemie. PictureBox wyświetla zdjęcia i obrazki. RichTextBox to wczytywanie klawiatury w wielu wierszach, przy czym zwykły TextBox oddaje pod dyspozycję jedynie jeden wiersz. SaveFileDialog to też zwyczajny wybór pliku na zapis danych. SplitContainer umożliwia podział okna na rozsuwane części. Wybiera się wielkość każdej z pod-części. Splitter służy właśnie przesuwaniu rozmiaru pod-części. StatusStrip występuje zwykle u dołu okna, by powiadamiać użytkowników o obecnych wydarzeniach. TableLayoutPanel działa na podobnej zasadzie jak inne podziały okna na części, z tym że nie mamy wbudowanej funkcji by przesuwać rozmiarów pod-części. Są one z góry ustalone. Jednak każdą z kolejnych pod-części podzielono na mniejsze. Wstawienie Timeru w okno powoduje wystąpienie jakiegoś zdarzenia co określoną miarę czasu. TreeView to drzewiasty wypis wiadomości, z czego drzewiaste struktury jak pliku na dysku w teczkach czy strony w internecie stosują.</text:span></text:p>
      <text:p text:style-name="P43"><text:tab/>Powyżej przybornika mamy "Eksplorator serwera", co oddaje wiedzę o zasobach oraz stanie naszych baz danych.</text:p>
      <text:p text:style-name="P43"/>
      <text:h text:style-name="P106" text:outline-level="2" text:is-list-header="true">2.2 Rozpoczęcie</text:h>
      <text:list xml:id="list4862127775082248348" text:style-name="L5">
        <text:list-item>
          <text:list>
            <text:list-header>
              <text:p text:style-name="P74"/>
            </text:list-header>
          </text:list>
        </text:list-item>
      </text:list>
      <text:p text:style-name="P43"><text:tab/>Zaczęto malowanie po oknie ale tak by zajmowało jedynie część przestrzeni. Powinien się <text:soft-page-break/>zmieścić na dole pasek statusu a na górze menu wyboru. W tym celu wybrano MenuStrip i przeciągnięto na okno w górny lewy róg. To samo czyniliśmy ze StatusStrip ale przeciągnęliśmy go w lewy dolny róg. Były oba: menu i pasek statusu, po czym potrzebowano rozdzielić pozostałą część okna na dwie części. Lewą na malowanie a prawą na przyciski i napisy z wiadomościami. Do tego celu przydało się z pewnością TableLayoutPanel. W tym celu upuszczono go na środek okna. Po najechaniu na przerywaną pionową linie, dopasowano rozmiar obu pod-okien. Z prawej strony znajduje się okno środowiska zatytułowane "Właściwości". W podtytule znaleziono "Układ" a dalej "Dock". To oznacza w jaki obszar okna będzie panel przypięty. Wybrano środek. Wtedy wypełniono całą przestrzeń. Ale to jeszcze nie wszystko bowiem widnieje okno podzielone na cztery części a chcemy tylko dwie. Wtedy znaleziono "Row Count" i zmieniono z dwóch na jeden. Wybrano autosize na true by zmieniał rozmiar przy zmianie rozmiaru okna. Wybrano kursor na "no". Wiadomo, że w tym polu nic więcej nie zrobiono. Wejrzano w StatusStrip. Po naciśnięciu na niego wyświetla się pod-okienko z właściwościami. W podrozdziale "właściwości-&gt;wygląd-&gt;backColor" wybrano "ControlDark". Wyróżnia się od pozostałej części okna. W lewej stronie StatusStrip widnieje przycisk aby dołączyć na niego inne elementy. Wybrano StatusLabel, dalej SplitButton a na koniec ProgressBar. We właściwościach ProgressBar wybrano RightToLeft na True, RightToLeftLayout na True, maximum ustawiono na 1000,step na 1, style na continuous. Wcisnęliśmy w oknie toolStripStatusLabel1. W jego właściwościach w polu text wpisano "Zaczynamy zabawę...". Na końcu napisu dobrano tyle przerwy by reszta zakładek przesunęła się na prawą stronę. Podczas zmiany napisu z istnieje pewność, że się wyświetli poprawnie, umieszczając się w wydzielonej przestrzeni. Wciśnięto na toolStripButton1 i we właściwościach znaleziono "wygląd-&gt;image", po wciśnięciu czego otwiera się okno z zapytaniem o wybór zasobu. Przycisk "importuj" służy temu. Przeglądano pliki by znaleźć zdjęcie żaby z rozszerzeniem *.jpg, *.png, *.gif, lub *.bmp (patrz odnośnik 1). Zdjęcie jest na tyle dobre, że po zbliżeniu głowy w stronę ekranu rozróżniono czerwone nogi od zielonego ciała. C# przekształca zdjęcie na rozmiar 16 na 16 pixeli. Zmieniono również BackColor obiektu menuStrip1 na ControlDark. Widnieje ta sama barwa u góry jak i u dołu - estetycznie dużo lepszy wygląd.</text:p>
      <text:p text:style-name="P43"><text:tab/>Zmieniono również nazwę naszego okna z Form1 na "Gra zręcznościowa żabka" we "Właściwości-&gt;Text".</text:p>
      <text:p text:style-name="P7"/>
      <text:h text:style-name="P62" text:outline-level="1">III <text:s/>Projekt widoku głównego okna</text:h>
      <text:p text:style-name="P7"/>
      <text:h text:style-name="P106" text:outline-level="2" text:is-list-header="true"><text:soft-page-break/>3.1 Oprogramowanie menu aplikacji</text:h>
      <text:list xml:id="list7343017466861404870" text:style-name="L6">
        <text:list-item>
          <text:list>
            <text:list-header>
              <text:p text:style-name="P75"/>
            </text:list-header>
          </text:list>
        </text:list-item>
      </text:list>
      <text:p text:style-name="P43"><text:tab/><text:span text:style-name="T47">Naciśnięto pasek menu na górze okna. Wprowadzono wartości: "Gra","Ustawienia","Pomoc". Potem wprowadzono kolejne pod-wartości dla wartości "Gra": "Nowa","Zapisz","Wczytaj","Zakończ". Dla wartości "Ustawienia" wprowadzono pod-wartości: "Przemyślenia", "Barwy paska wyboru", "Czcionka paska powiadomień" oraz dla "Pomoc" dodano pod-wartości "Wyświetl" i "O grze". Wciśnięto u dołu toolStripSplitButton1, po czym pojawia się pole aby wpisać zawartość. Nadano dwóm polom wartości "Wstrzymaj" oraz "Odtwarzaj". Dodano okno zawierające wiadomości o grze. W tym celu wciśnięto menu "Projekt-&gt;Dodaj formularz Windows Forms...". Z lewej strony wybrano "Elementy Visual C#" a z prawej strony wybrano "Okno informacji o programie" po czym wciśnięto przycisk "Dodaj". Pojawiło się nowe okienko o nazwie "AboutBox1.cs" i plik "AboutBox1.cs [Projekt]". Były one niewyświetlone aż przydzielono temu pamięć i nazwę w naszej aplikacji. Aby to zrobić, wciśnięto dwa razy przycisk "pomoc-&gt;o grze", po czym środowisko Visual Studio przeniosło w miejsce, gdzie wprowadzono kod jaki wykonuje się za każdym naciśnięciem tego przycisku. Owe miejsce powinno nazywać się </text:span><text:span text:style-name="T3">"</text:span><text:span text:style-name="T16">oGrzeToolStripMenuItem_Click</text:span><text:span text:style-name="T3">"</text:span><text:span text:style-name="T47"> i tam wpisano:"</text:span><text:span text:style-name="T16">AboutBox1 aboutGame = new AboutBox1();</text:span><text:span text:style-name="T47">", co jedynie tworzy obiekt AboutBox1 o nazwie wyswietlWiesci. Obiekt był jeszcze nie widoczny póki nie dodano polecenie Show. W następnym wierszu więc wpisano:</text:span><text:span text:style-name="T15"> "aboutGame</text:span><text:span text:style-name="T16">.Show();</text:span><text:span text:style-name="T15">".</text:span><text:span text:style-name="T47"> Od tamtej chwili za każdym naciśnięciem przycisku "pomoc-&gt;o grze" zobaczono wiadomości na temat gry w nowym oknie. Wystarczyło skonfigurować wyświetlane w tym oknie informacje. Naciśnięto na "Nazwa produktu", po czym we "właściwości-&gt;wygląd-&gt;text" dopisano " : gra zręcznościowa żabka". Naciśnięto na "Wersja", po czym we "właściwości-&gt;wygląd-&gt;text" dopisano " : beta 1.0". Naciśnięto na "Prawa autorskie", po czym we "właściwości-&gt;wygląd-&gt;text" dopisano " : freeware". Naciśnięto na "Nazwa firmy", po czym we "właściwości-&gt;wygląd-&gt;text" dopisano " : qCorporation". Naciśnięto na "Opis", po czym we "właściwości-&gt;wygląd-&gt;text" dopisano " : Gra zręcznościowa żabka powstała dla rozrywki dla dzieci oraz jest rozpowszechniana ogólnie w społeczeństwie.". </text:span></text:p>
      <text:p text:style-name="P32"><text:span text:style-name="T51"><text:tab/>Zagłębiono się trochę bardziej w zdolności wybranych obiektów. W internecie znaleziono sporo wiadomości na temat ich działania jak również opisy pól i metod. ToolStripProgressBar jest klasą opisaną na stronie firmy Microsoft (patrz odnośnik 2). Najciekawsze dla było przypisanie jemu wartości między jeden a sto procent aby urzeczywistnić czas trwania grania danej planszy oraz ukazanie ile czasu, w stosunku do poprzedniego czasu jaki upłynął, pozostało aby zakończyć rozgrywkę danej planszy. Znaleziono na stronie </text:span><text:span text:style-name="T17">"</text:span><text:span text:style-name="Source_20_Text"><text:span text:style-name="T19">toolStripProgressBar.Value = </text:span></text:span><text:soft-page-break/><text:span text:style-name="Source_20_Text"><text:span text:style-name="T19">e.ProgressPercentage;</text:span></text:span><text:span text:style-name="T17">", </text:span><text:span text:style-name="T5">co znaczy tyle co ustawienie wartości toolStripPrograssBaru na wartość procentową. Po wprowadzeniu kodu oraz wykonaniu okazuje się, że niezupełnie tak jest. Przy wartości 40 pasek postępu rozwinął się nieznacznie. Należy wprowadzić wartość tysiąca aby doszedł on na koniec. Wnioskujemy więc, że to nie są wcale procenty bo to są promile. Podobnie zmieniono tekst obiektu toolStripStatusLabel1 na "Wyświetlono wieści o grze..." po wyborze menu pomoc-&gt;o grze. Aby to zrobić naciśnięto na okno Form1, następnie na menu pomoc, potem wciśnięto dwa razy pod-część "o grze". Środowisko przenosi </text:span><text:span text:style-name="T51">w miejsce zatytułowane "</text:span><text:span text:style-name="T6">oGrzeToolStripMenuItem_Click</text:span><text:span text:style-name="T5">". Tam w pierwszym wierszu wpisano: "</text:span><text:span text:style-name="T6">toolStripStatusLabel1.Text = </text:span><text:span text:style-name="T24">"Wyświetlono wieści o grze..."</text:span><text:span text:style-name="T6">;</text:span><text:span text:style-name="T5">". Jak widać po uruchomieniu aplikacji rażą dwie rzeczy: pierwszą jest to, że reszta paska StatusBar przesuwa się zaraz na koniec naszego napisu, co razem z dodawaniem przerwy na końcu napisu aby wyrównać resztę, może być zbyt uciążliwe; i drugą rzeczą było to, że wiadomości o grze w oknie się wcale nie wyświetlały. Na pierwszą nie znaleziono innego rozwiązania jak przenieść etykietę z napisem jako rzecz ostateczną. Wciśnięto na toolStripStatusLabel1 i przeciągnięto za toolStripProgressBar1. Wtedy zmiany napisy nie będą powodować zmian ułożenia przycisku ani obiektu ProgressBar. Wydawać się to może konieczne, bo wyrównanie na prawą stronę tych elementów widocznie nie działa poprawnie. Aby zrozumieć co dzieję się z napisami na oknie AboutBox1, należy wcisnąć dwa razy na to okno. Środowisko przenosi w miejsce </text:span><text:span text:style-name="T17">"</text:span><text:span text:style-name="T18">AboutBox1_Load</text:span><text:span text:style-name="T17">". </text:span><text:span text:style-name="T5">Zerknięto powyżej na konstruktor tego okienka. Widać tam, że wszystkie pola tekstowe zostają nadane inną wartością tekstu niż zamierzono. Postawiono komentarz tuż przed nimi aby się w ogóle nie wykonały. Teraz wszystko działa poprawnie poza przyciskiem OK. Guzik nie działa, bo nie zaimplementowano żadnej metody jeszcze aby obsłużyć naciśnięcie przycisku. W oknie AboutBox1 naciśnięto go dwa razy. Przeniesiono w miejsce </text:span><text:span text:style-name="T17">"</text:span><text:span text:style-name="T18">okButton_Click</text:span><text:span text:style-name="T17">". </text:span><text:span text:style-name="T5">Dodano tam następujący wiersz jako pierwszy: </text:span><text:span text:style-name="T17">"Close();". </text:span><text:span text:style-name="T5">Teraz już wszystko działa poprawnie.</text:span></text:p>
      <text:p text:style-name="P23"/>
      <text:h text:style-name="Heading_20_2" text:outline-level="2" text:is-list-header="true"><text:span text:style-name="Source_20_Text"><text:span text:style-name="T74">3.2 Dobranie ToolTip dla okna głównego gry</text:span></text:span></text:h>
      <text:list xml:id="list37366138" text:continue-numbering="true" text:style-name="L6">
        <text:list-item>
          <text:list>
            <text:list-header>
              <text:p text:style-name="P78"><text:span text:style-name="Source_20_Text"><text:span text:style-name="T72"/></text:span></text:p>
            </text:list-header>
          </text:list>
        </text:list-item>
      </text:list>
      <text:p text:style-name="P33"><text:span text:style-name="Source_20_Text"><text:span text:style-name="T5"><text:tab/>Tak jak w poprzednim paragrafie stworzono ToolTip. W </text:span></text:span><text:span text:style-name="Source_20_Text"><text:span text:style-name="T6">button1_MouseEnter</text:span></text:span><text:span text:style-name="Source_20_Text"><text:span text:style-name="T5"> dołożono:</text:span></text:span></text:p>
      <text:p text:style-name="P33"><text:span text:style-name="Source_20_Text"><text:span text:style-name="T6">toolTip1.SetToolTip(button1, File.Exists(common.gamePath + </text:span></text:span><text:span text:style-name="Source_20_Text"><text:span text:style-name="T24">"windowShot.bmp"</text:span></text:span><text:span text:style-name="Source_20_Text"><text:span text:style-name="T6">)? </text:span></text:span><text:span text:style-name="Source_20_Text"><text:span text:style-name="T24">"Nadpiszesz plik "</text:span></text:span><text:span text:style-name="Source_20_Text"><text:span text:style-name="T6">+ common.gamePath+</text:span></text:span><text:span text:style-name="Source_20_Text"><text:span text:style-name="T24">"windowShot.bmp"</text:span></text:span><text:span text:style-name="Source_20_Text"><text:span text:style-name="T6">: </text:span></text:span><text:span text:style-name="Source_20_Text"><text:span text:style-name="T24">"Wciśnij aby wykonać nowy plik windowShot.bmp w "</text:span></text:span><text:span text:style-name="Source_20_Text"><text:span text:style-name="T6">+ common.gamePath);</text:span></text:span></text:p>
      <text:p text:style-name="P33"><text:span text:style-name="Source_20_Text"><text:span text:style-name="T6"/></text:span></text:p>
      <text:h text:style-name="Heading_20_2" text:outline-level="2" text:is-list-header="true"><text:soft-page-break/><text:span text:style-name="Source_20_Text"><text:span text:style-name="T62">3.3 Zmiana ikony gry w aplikacji</text:span></text:span></text:h>
      <text:list xml:id="list5857708956082724212" text:style-name="L7">
        <text:list-item>
          <text:list>
            <text:list-header>
              <text:p text:style-name="P79"><text:span text:style-name="Source_20_Text"><text:span text:style-name="T59"/></text:span></text:p>
            </text:list-header>
          </text:list>
        </text:list-item>
      </text:list>
      <text:p text:style-name="P33"><text:span text:style-name="Source_20_Text"><text:span text:style-name="T5"><text:tab/>Wciśnięto formę-&gt;właściwości-&gt;icon oraz wybrano plik ikonagry_buO_icon. Zrobiono to samo dla wszystkich innych okienek.</text:span></text:span></text:p>
      <text:p text:style-name="P33"><text:span text:style-name="Source_20_Text"><text:span text:style-name="T59"/></text:span></text:p>
      <text:h text:style-name="Heading_20_2" text:outline-level="2" text:is-list-header="true"><text:span text:style-name="Source_20_Text"><text:span text:style-name="T74">3.4 Zmiana przycisków okna w prawym górnym rogu</text:span></text:span></text:h>
      <text:list xml:id="list2460304268153738821" text:style-name="L8">
        <text:list-item>
          <text:list>
            <text:list-header>
              <text:p text:style-name="P80"><text:span text:style-name="Source_20_Text"><text:span text:style-name="T59"/></text:span></text:p>
            </text:list-header>
          </text:list>
        </text:list-item>
      </text:list>
      <text:p text:style-name="P33"><text:span text:style-name="Source_20_Text"><text:span text:style-name="T5"><text:tab/>We właściwościach formy1 wybrano HelpButton na true, zmieniono MaximizeBox oraz MinimizeBox na false (patrz odnośnik 34,35). Z przybornika wybrano HelpProvider. W każdej kontrolce z form1 nadano polu HelpString właściwą wartość. Dołożono przycisk minimalizuj w lewym dolnym rogu (patrz odnośnik 36).</text:span></text:span></text:p>
      <text:p text:style-name="P33"><text:span text:style-name="Source_20_Text"><text:span text:style-name="T5"/></text:span></text:p>
      <text:h text:style-name="Heading_20_2" text:outline-level="2" text:is-list-header="true"><text:span text:style-name="Source_20_Text"><text:span text:style-name="T74">3.5 Dołożenie ContextMenuStrip</text:span></text:span></text:h>
      <text:list xml:id="list1877164159262257381" text:style-name="L9">
        <text:list-item>
          <text:list>
            <text:list-header>
              <text:p text:style-name="P81"><text:span text:style-name="Source_20_Text"><text:span text:style-name="T59"/></text:span></text:p>
            </text:list-header>
          </text:list>
        </text:list-item>
      </text:list>
      <text:p text:style-name="P33"><text:span text:style-name="Source_20_Text"><text:span text:style-name="T5"><text:tab/>Z przybornika przeciągnięto ContextMenuStrip (patrz odnośnik 32). Wybrano pictureBox1 i z właściwości ContextMenuStrip wybrano ContextMenuStrip1. Wciśnięto ContextMenuStrip1 oraz wprowadzono wygląd menu: "Zachowaj" oraz "Odtwórz". Wciśnięto dwa razy w "Zachowaj" oraz wprowadzono </text:span></text:span><text:span text:style-name="Source_20_Text"><text:span text:style-name="T6">Clipboard.SetImage(gameView);</text:span></text:span><text:span text:style-name="Source_20_Text"><text:span text:style-name="T5"> aby Windows przechował obraz gry po wciśnięciu. Postąpiono podobnie dla "Odtwórz" oraz wprowadzono: </text:span></text:span><text:span text:style-name="Source_20_Text"><text:span text:style-name="T36">if</text:span></text:span><text:span text:style-name="Source_20_Text"><text:span text:style-name="T6"> (Clipboard.ContainsImage()) { pictureBox1.Image = Clipboard.GetImage(); }</text:span></text:span><text:span text:style-name="Source_20_Text"><text:span text:style-name="T5">. Gracz może oszukać widzów poprzez podmianę widoku gry, poprzednio zapisując widok i redagując w Paincie.</text:span></text:span></text:p>
      <text:p text:style-name="P33"><text:span text:style-name="Source_20_Text"><text:span text:style-name="T5"/></text:span></text:p>
      <text:p text:style-name="P59"><text:span text:style-name="Source_20_Text"><text:span text:style-name="T5"/></text:span></text:p>
      <text:h text:style-name="Heading_20_1" text:outline-level="1"><text:span text:style-name="Source_20_Text"><text:span text:style-name="T73">IV Zastosowanie bibliotek systemowych</text:span></text:span></text:h>
      <text:p text:style-name="P4"><text:span text:style-name="Source_20_Text"><text:span text:style-name="T56"/></text:span></text:p>
      <text:h text:style-name="P106" text:outline-level="2" text:is-list-header="true">4.1 Identyfikacja aktywnych okien w środowisku c#</text:h>
      <text:p text:style-name="P15"><text:span text:style-name="Source_20_Text"><text:span text:style-name="T55"/></text:span></text:p>
      <text:p text:style-name="P15"><text:span text:style-name="Source_20_Text"><text:span text:style-name="T55"><text:tab/>AboutBox1 jest oknem jakie otwiera się niezależnie czy inne okno tego samego rodzaju jest otwarte. Aby to zmienić, w klasę common dołożono trochę kodu ze strony sieciowej (patrz odnośnik 14).</text:span></text:span></text:p>
      <text:p text:style-name="P15"><text:span text:style-name="Source_20_Text"><text:span text:style-name="T55"/></text:span></text:p>
      <text:p text:style-name="P25"><text:s text:c="4"/><text:span text:style-name="T32">public</text:span> <text:span text:style-name="T32">class</text:span> <text:span text:style-name="T41">window</text:span></text:p>
      <text:p text:style-name="P29"><text:s text:c="4"/>{</text:p>
      <text:p text:style-name="P40"><text:span text:style-name="T13"><text:s text:c="8"/></text:span><text:span text:style-name="T33">public</text:span><text:span text:style-name="T13"> IntPtr handle;</text:span></text:p>
      <text:p text:style-name="P40"><text:span text:style-name="T13"><text:s text:c="8"/></text:span><text:span text:style-name="T33">public</text:span><text:span text:style-name="T13"> String name;</text:span></text:p>
      <text:p text:style-name="P40"><text:span text:style-name="T13"><text:s text:c="8"/></text:span><text:span text:style-name="T33">public</text:span><text:span text:style-name="T13"> String className;</text:span></text:p>
      <text:p text:style-name="P40"><text:span text:style-name="T13"><text:s text:c="8"/></text:span><text:span text:style-name="T33">public</text:span><text:span text:style-name="T13"> List&lt;window&gt; childWindows=</text:span><text:span text:style-name="T33">null</text:span><text:span text:style-name="T13">;</text:span></text:p>
      <text:p text:style-name="P29"><text:s text:c="4"/>}</text:p>
      <text:p text:style-name="P40"><text:span text:style-name="T13"><text:s text:c="4"/></text:span><text:span text:style-name="T33">public</text:span><text:span text:style-name="T13"> </text:span><text:span text:style-name="T33">class</text:span><text:span text:style-name="T13"> </text:span><text:span text:style-name="T43">common</text:span><text:span text:style-name="T13"> {</text:span></text:p>
      <text:p text:style-name="P40"><text:span text:style-name="T13"><text:s text:c="8"/></text:span><text:span text:style-name="T33">private</text:span><text:span text:style-name="T13"> </text:span><text:span text:style-name="T33">delegate</text:span><text:span text:style-name="T13"> </text:span><text:span text:style-name="T33">bool</text:span><text:span text:style-name="T13"> </text:span><text:span text:style-name="T43">EnumWindowsProc</text:span><text:span text:style-name="T13">(IntPtr hWnd, IntPtr lParam);</text:span></text:p>
      <text:p text:style-name="P40"><text:span text:style-name="T13"><text:s text:c="8"/>[DllImport(</text:span><text:span text:style-name="T29">"user32.dll"</text:span><text:span text:style-name="T13">, CharSet = CharSet.Unicode)]</text:span></text:p>
      <text:p text:style-name="P40"><text:span text:style-name="T13"><text:s text:c="8"/></text:span><text:span text:style-name="T33">private</text:span><text:span text:style-name="T13"> </text:span><text:span text:style-name="T33">static</text:span><text:span text:style-name="T13"> </text:span><text:span text:style-name="T33">extern</text:span><text:span text:style-name="T13"> </text:span><text:span text:style-name="T33">int</text:span><text:span text:style-name="T13"> GetWindowText(IntPtr hWnd, StringBuilder strText, </text:span><text:span text:style-name="T33">int</text:span><text:span text:style-name="T13"> maxCount);</text:span></text:p>
      <text:p text:style-name="P40"><text:span text:style-name="T13"><text:s text:c="8"/>[DllImport(</text:span><text:span text:style-name="T29">"user32.dll"</text:span><text:span text:style-name="T13">, CharSet = CharSet.Unicode)]</text:span></text:p>
      <text:p text:style-name="P40"><text:span text:style-name="T13"><text:s text:c="8"/></text:span><text:span text:style-name="T33">private</text:span><text:span text:style-name="T13"> </text:span><text:span text:style-name="T33">static</text:span><text:span text:style-name="T13"> </text:span><text:span text:style-name="T33">extern</text:span><text:span text:style-name="T13"> </text:span><text:span text:style-name="T33">int</text:span><text:span text:style-name="T13"> GetWindowTextLength(IntPtr hWnd);</text:span></text:p>
      <text:p text:style-name="P40"><text:span text:style-name="T13"><text:s text:c="8"/>[DllImport(</text:span><text:span text:style-name="T29">"user32.dll"</text:span><text:span text:style-name="T13">)]</text:span></text:p>
      <text:p text:style-name="P40"><text:span text:style-name="T13"><text:s text:c="8"/></text:span><text:span text:style-name="T33">private</text:span><text:span text:style-name="T13"> </text:span><text:span text:style-name="T33">static</text:span><text:span text:style-name="T13"> </text:span><text:span text:style-name="T33">extern</text:span><text:span text:style-name="T13"> </text:span><text:span text:style-name="T33">bool</text:span><text:span text:style-name="T13"> EnumWindows(EnumWindowsProc enumProc, IntPtr lParam);</text:span></text:p>
      <text:p text:style-name="P40"><text:span text:style-name="T13"><text:s text:c="8"/>[DllImport(</text:span><text:span text:style-name="T29">"user32.dll"</text:span><text:span text:style-name="T13">)]</text:span></text:p>
      <text:p text:style-name="P40"><text:span text:style-name="T13"><text:s text:c="8"/></text:span><text:span text:style-name="T33">private</text:span><text:span text:style-name="T13"> </text:span><text:span text:style-name="T33">static</text:span><text:span text:style-name="T13"> </text:span><text:span text:style-name="T33">extern</text:span><text:span text:style-name="T13"> </text:span><text:span text:style-name="T33">bool</text:span><text:span text:style-name="T13"> IsWindowVisible(IntPtr hWnd);</text:span></text:p>
      <text:p text:style-name="P40"><text:span text:style-name="T13"><text:s text:c="8"/>[DllImport(</text:span><text:span text:style-name="T29">"user32.dll"</text:span><text:span text:style-name="T13">)]</text:span></text:p>
      <text:p text:style-name="P40"><text:span text:style-name="T13"><text:s text:c="8"/></text:span><text:span text:style-name="T33">public</text:span><text:span text:style-name="T13"> </text:span><text:span text:style-name="T33">static</text:span><text:span text:style-name="T13"> </text:span><text:span text:style-name="T33">extern</text:span><text:span text:style-name="T13"> </text:span><text:span text:style-name="T33">bool</text:span><text:span text:style-name="T13"> ShowWindow(IntPtr hWnd, </text:span><text:span text:style-name="T33">int</text:span><text:span text:style-name="T13"> nCmdShow);</text:span></text:p>
      <text:p text:style-name="P40"><text:span text:style-name="T13"><text:s text:c="8"/>[DllImport(</text:span><text:span text:style-name="T29">"user32.dll"</text:span><text:span text:style-name="T13">)]</text:span></text:p>
      <text:p text:style-name="P40"><text:span text:style-name="T13"><text:s text:c="8"/>[</text:span><text:span text:style-name="T33">return</text:span><text:span text:style-name="T13">: MarshalAs(UnmanagedType.Bool)]</text:span></text:p>
      <text:p text:style-name="P40"><text:span text:style-name="T13"><text:s text:c="8"/></text:span><text:span text:style-name="T33">private</text:span><text:span text:style-name="T13"> </text:span><text:span text:style-name="T33">static</text:span><text:span text:style-name="T13"> </text:span><text:span text:style-name="T33">extern</text:span><text:span text:style-name="T13"> </text:span><text:span text:style-name="T33">bool</text:span><text:span text:style-name="T13"> EnumChildWindows(IntPtr hwndParent, EnumWindowsProc lpEnumFunc, IntPtr lParam);</text:span></text:p>
      <text:p text:style-name="P40"><text:span text:style-name="T13"><text:s text:c="8"/>[DllImport(</text:span><text:span text:style-name="T29">"user32.dll"</text:span><text:span text:style-name="T13">, SetLastError = </text:span><text:span text:style-name="T33">true</text:span><text:span text:style-name="T13">)]</text:span></text:p>
      <text:p text:style-name="P40"><text:span text:style-name="T13"><text:s text:c="8"/></text:span><text:span text:style-name="T33">private</text:span><text:span text:style-name="T13"> </text:span><text:span text:style-name="T33">static</text:span><text:span text:style-name="T13"> </text:span><text:span text:style-name="T33">extern</text:span><text:span text:style-name="T13"> IntPtr GetWindow(IntPtr hWnd, </text:span><text:span text:style-name="T33">uint</text:span><text:span text:style-name="T13"> uCmd);</text:span></text:p>
      <text:p text:style-name="P40"><text:span text:style-name="T13"><text:s text:c="8"/>[DllImport(</text:span><text:span text:style-name="T29">"User32.Dll"</text:span><text:span text:style-name="T13">)]</text:span></text:p>
      <text:p text:style-name="P40"><text:span text:style-name="T13"><text:s text:c="8"/></text:span><text:span text:style-name="T33">private</text:span><text:span text:style-name="T13"> </text:span><text:span text:style-name="T33">static</text:span><text:span text:style-name="T13"> </text:span><text:span text:style-name="T33">extern</text:span><text:span text:style-name="T13"> </text:span><text:span text:style-name="T33">void</text:span><text:span text:style-name="T13"> GetClassName(</text:span><text:span text:style-name="T33">int</text:span><text:span text:style-name="T13"> hWnd, StringBuilder s, </text:span><text:span text:style-name="T33">int</text:span><text:span text:style-name="T13"> nMaxCount);</text:span></text:p>
      <text:p text:style-name="P40"><text:span text:style-name="T13"><text:s text:c="8"/></text:span><text:span text:style-name="T33">private</text:span><text:span text:style-name="T13"> </text:span><text:span text:style-name="T33">static</text:span><text:span text:style-name="T13"> </text:span><text:span text:style-name="T33">string</text:span><text:span text:style-name="T13"> _GetClassName(IntPtr hWnd)</text:span></text:p>
      <text:p text:style-name="P29"><text:s text:c="8"/>{</text:p>
      <text:p text:style-name="P40"><text:span text:style-name="T13"><text:s text:c="12"/>StringBuilder sbClass = </text:span><text:span text:style-name="T33">new</text:span><text:span text:style-name="T13"> StringBuilder(256);</text:span></text:p>
      <text:p text:style-name="P40"><text:span text:style-name="T13"><text:s text:c="12"/>GetClassName((</text:span><text:span text:style-name="T33">int</text:span><text:span text:style-name="T13">)hWnd, sbClass, sbClass.Capacity);</text:span></text:p>
      <text:p text:style-name="P40"><text:span text:style-name="T13"><text:s text:c="12"/></text:span><text:span text:style-name="T33">return</text:span><text:span text:style-name="T13"> sbClass.ToString();</text:span></text:p>
      <text:p text:style-name="P29"><text:s text:c="8"/>}</text:p>
      <text:p text:style-name="P40"><text:soft-page-break/><text:span text:style-name="T13"><text:s text:c="8"/></text:span><text:span text:style-name="T33">private</text:span><text:span text:style-name="T13"> </text:span><text:span text:style-name="T33">static</text:span><text:span text:style-name="T13"> </text:span><text:span text:style-name="T33">bool</text:span><text:span text:style-name="T13"> EnumTheWindows(IntPtr hWnd, IntPtr listHandle)</text:span></text:p>
      <text:p text:style-name="P29"><text:s text:c="8"/>{</text:p>
      <text:p text:style-name="P40"><text:span text:style-name="T13"><text:s text:c="12"/>List&lt;window&gt; windows = GCHandle.FromIntPtr(listHandle).Target </text:span><text:span text:style-name="T33">as</text:span><text:span text:style-name="T13"> List&lt;window&gt;;</text:span></text:p>
      <text:p text:style-name="P40"><text:span text:style-name="T13"><text:s text:c="12"/></text:span><text:span text:style-name="T33">int</text:span><text:span text:style-name="T13"> size = GetWindowTextLength(hWnd);</text:span></text:p>
      <text:p text:style-name="P40"><text:span text:style-name="T13"><text:s text:c="12"/></text:span><text:span text:style-name="T33">if</text:span><text:span text:style-name="T13"> (size++ &gt; 0 &amp;&amp; IsWindowVisible(hWnd))</text:span></text:p>
      <text:p text:style-name="P29"><text:s text:c="12"/>{</text:p>
      <text:p text:style-name="P40"><text:span text:style-name="T13"><text:s text:c="16"/>StringBuilder sb = </text:span><text:span text:style-name="T33">new</text:span><text:span text:style-name="T13"> StringBuilder(size);</text:span></text:p>
      <text:p text:style-name="P29"><text:s text:c="16"/>GetWindowText(hWnd, sb, size);</text:p>
      <text:p text:style-name="P40"><text:span text:style-name="T13"><text:s text:c="16"/>window Window = </text:span><text:span text:style-name="T33">new</text:span><text:span text:style-name="T13"> window { handle=hWnd,name=sb.ToString(),className= _GetClassName(hWnd)};</text:span></text:p>
      <text:p text:style-name="P29"><text:s text:c="16"/>windows.Add(Window);</text:p>
      <text:p text:style-name="P40"><text:span text:style-name="T13"><text:s text:c="16"/>IntPtr childWindow = GetWindow(hWnd, 5);</text:span><text:span text:style-name="T58">//GW_CHILD = 5</text:span></text:p>
      <text:p text:style-name="P40"><text:span text:style-name="T13"><text:s text:c="16"/></text:span><text:span text:style-name="T33">if</text:span><text:span text:style-name="T13"> (childWindow!=</text:span><text:span text:style-name="T33">null</text:span><text:span text:style-name="T13">&amp;&amp; IsWindowVisible(childWindow))</text:span></text:p>
      <text:p text:style-name="P29"><text:s text:c="16"/>{</text:p>
      <text:p text:style-name="P40"><text:span text:style-name="T13"><text:s text:c="20"/>Window.childWindows = </text:span><text:span text:style-name="T33">new</text:span><text:span text:style-name="T13"> List&lt;window&gt;();</text:span></text:p>
      <text:p text:style-name="P29"><text:s text:c="20"/>EnumChildWindows(hWnd, EnumTheWindows, GCHandle.ToIntPtr(GCHandle.Alloc(Window.childWindows)));</text:p>
      <text:p text:style-name="P29"><text:s text:c="16"/>};</text:p>
      <text:p text:style-name="P29"><text:s text:c="12"/>}</text:p>
      <text:p text:style-name="P40"><text:span text:style-name="T13"><text:s text:c="12"/></text:span><text:span text:style-name="T33">return</text:span><text:span text:style-name="T13"> </text:span><text:span text:style-name="T33">true</text:span><text:span text:style-name="T13">;</text:span></text:p>
      <text:p text:style-name="P29"><text:s text:c="8"/>}</text:p>
      <text:p text:style-name="P40"><text:span text:style-name="T13"><text:s text:c="8"/></text:span><text:span text:style-name="T33">public</text:span><text:span text:style-name="T13"> </text:span><text:span text:style-name="T33">static</text:span><text:span text:style-name="T13"> List&lt;window&gt; allWindows()</text:span></text:p>
      <text:p text:style-name="P29"><text:s text:c="8"/>{</text:p>
      <text:p text:style-name="P40"><text:span text:style-name="T13"><text:s text:c="12"/>List&lt;window&gt; windows = </text:span><text:span text:style-name="T33">new</text:span><text:span text:style-name="T13"> List&lt;window&gt;();</text:span></text:p>
      <text:p text:style-name="P29"><text:s text:c="12"/>EnumWindows(EnumTheWindows, GCHandle.ToIntPtr(GCHandle.Alloc(windows)));</text:p>
      <text:p text:style-name="P40"><text:span text:style-name="T13"><text:s text:c="12"/></text:span><text:span text:style-name="T33">return</text:span><text:span text:style-name="T13"> windows;</text:span></text:p>
      <text:p text:style-name="P29"><text:s text:c="8"/>}</text:p>
      <text:p text:style-name="P40"><text:span text:style-name="T13"><text:s text:c="8"/></text:span><text:span text:style-name="T33">public</text:span><text:span text:style-name="T13"> </text:span><text:span text:style-name="T33">static</text:span><text:span text:style-name="T13"> </text:span><text:span text:style-name="T33">string</text:span><text:span text:style-name="T13"> windowsToString(List&lt;window&gt; windows, </text:span><text:span text:style-name="T33">int</text:span><text:span text:style-name="T13"> progress)</text:span></text:p>
      <text:p text:style-name="P29"><text:s text:c="8"/>{</text:p>
      <text:p text:style-name="P40"><text:span text:style-name="T13"><text:s text:c="12"/></text:span><text:span text:style-name="T33">string</text:span><text:span text:style-name="T13"> allWindows = </text:span><text:span text:style-name="T29">""</text:span><text:span text:style-name="T13">;</text:span></text:p>
      <text:p text:style-name="P40"><text:span text:style-name="T13"><text:s text:c="12"/></text:span><text:span text:style-name="T33">foreach</text:span><text:span text:style-name="T13">(window Window </text:span><text:span text:style-name="T33">in</text:span><text:span text:style-name="T13"> windows)</text:span></text:p>
      <text:p text:style-name="P29"><text:s text:c="12"/>{</text:p>
      <text:p text:style-name="P40"><text:span text:style-name="T13"><text:s text:c="16"/></text:span><text:span text:style-name="T33">for</text:span><text:span text:style-name="T13"> (</text:span><text:span text:style-name="T33">int</text:span><text:span text:style-name="T13"> i = 0; i &lt; progress; i++) allWindows += </text:span><text:span text:style-name="T29">" <text:s/>"</text:span><text:span text:style-name="T13">;</text:span></text:p>
      <text:p text:style-name="P40"><text:span text:style-name="T13"><text:s text:c="16"/>allWindows += Window.name + </text:span><text:span text:style-name="T29">" <text:s text:c="4"/>"</text:span><text:span text:style-name="T13">+Window.className+</text:span><text:span text:style-name="T29">"\n"</text:span><text:span text:style-name="T13">;</text:span></text:p>
      <text:p text:style-name="P40"><text:span text:style-name="T13"><text:s text:c="16"/></text:span><text:span text:style-name="T33">if</text:span><text:span text:style-name="T13"> (Window.childWindows != </text:span><text:span text:style-name="T33">null</text:span><text:span text:style-name="T13">) allWindows += windowsToString(Window.childWindows,progress+1);</text:span></text:p>
      <text:p text:style-name="P29"><text:s text:c="12"/>}</text:p>
      <text:p text:style-name="P40"><text:span text:style-name="T13"><text:s text:c="12"/></text:span><text:span text:style-name="T33">return</text:span><text:span text:style-name="T13"> allWindows;</text:span></text:p>
      <text:p text:style-name="P29"><text:s text:c="8"/>}</text:p>
      <text:p text:style-name="P40"><text:span text:style-name="T13"><text:s text:c="8"/>[DllImport(</text:span><text:span text:style-name="T29">"User32.dll"</text:span><text:span text:style-name="T13">)]</text:span></text:p>
      <text:p text:style-name="P40"><text:span text:style-name="T13"><text:s text:c="8"/></text:span><text:span text:style-name="T33">private</text:span><text:span text:style-name="T13"> </text:span><text:span text:style-name="T33">static</text:span><text:span text:style-name="T13"> </text:span><text:span text:style-name="T33">extern</text:span><text:span text:style-name="T13"> IntPtr GetDC(IntPtr hwnd);</text:span></text:p>
      <text:p text:style-name="P40"><text:span text:style-name="T13"><text:s text:c="8"/>[DllImport(</text:span><text:span text:style-name="T29">"gdi32.dll"</text:span><text:span text:style-name="T13">, EntryPoint = </text:span><text:span text:style-name="T29">"BitBlt"</text:span><text:span text:style-name="T13">, SetLastError = </text:span><text:span text:style-name="T33">true</text:span><text:span text:style-name="T13">)]</text:span></text:p>
      <text:p text:style-name="P40"><text:span text:style-name="T13"><text:s text:c="8"/>[</text:span><text:span text:style-name="T33">return</text:span><text:span text:style-name="T13">: MarshalAs(UnmanagedType.Bool)]</text:span></text:p>
      <text:p text:style-name="P40"><text:span text:style-name="T13"><text:s text:c="8"/></text:span><text:span text:style-name="T33">private</text:span><text:span text:style-name="T13"> </text:span><text:span text:style-name="T33">static</text:span><text:span text:style-name="T13"> </text:span><text:span text:style-name="T33">extern</text:span><text:span text:style-name="T13"> </text:span><text:span text:style-name="T33">bool</text:span><text:span text:style-name="T13"> BitBlt([In] IntPtr hdc, </text:span><text:span text:style-name="T33">int</text:span><text:span text:style-name="T13"> nXDest, </text:span><text:span text:style-name="T33">int</text:span><text:span text:style-name="T13"> nYDest, </text:span><text:span text:style-name="T33">int</text:span><text:span text:style-name="T13"> nWidth, </text:span><text:span text:style-name="T33">int</text:span><text:span text:style-name="T13"> nHeight, [In] IntPtr hdcSrc, </text:span><text:span text:style-name="T33">int</text:span><text:span text:style-name="T13"> nXSrc, </text:span><text:span text:style-name="T33">int</text:span><text:span text:style-name="T13"> nYSrc, </text:span><text:span text:style-name="T33">uint</text:span><text:span text:style-name="T13"> dwRop);</text:span></text:p>
      <text:p text:style-name="P40"><text:span text:style-name="T13"><text:s text:c="8"/>[DllImport(</text:span><text:span text:style-name="T29">"user32.dll"</text:span><text:span text:style-name="T13">, SetLastError = </text:span><text:span text:style-name="T33">true</text:span><text:span text:style-name="T13">)]</text:span></text:p>
      <text:p text:style-name="P40"><text:span text:style-name="T13"><text:s text:c="8"/></text:span><text:span text:style-name="T33">private</text:span><text:span text:style-name="T13"> </text:span><text:span text:style-name="T33">static</text:span><text:span text:style-name="T13"> </text:span><text:span text:style-name="T33">extern</text:span><text:span text:style-name="T13"> </text:span><text:span text:style-name="T33">bool</text:span><text:span text:style-name="T13"> GetWindowRect(IntPtr hwnd, </text:span><text:span text:style-name="T33">out</text:span><text:span text:style-name="T13"> Rectangle lpRect);</text:span></text:p>
      <text:p text:style-name="P40"><text:span text:style-name="T13"><text:s text:c="8"/></text:span><text:span text:style-name="T33">public</text:span><text:span text:style-name="T13"> </text:span><text:span text:style-name="T33">static</text:span><text:span text:style-name="T13"> </text:span><text:span text:style-name="T33">void</text:span><text:span text:style-name="T13"> WNDtoBMP(IntPtr hwnd,</text:span><text:span text:style-name="T33">string</text:span><text:span text:style-name="T13"> fName) {</text:span></text:p>
      <text:p text:style-name="P29"><text:s text:c="12"/>IntPtr wndDC = GetDC(hwnd);</text:p>
      <text:p text:style-name="P29"><text:s text:c="12"/>Graphics g1 = Graphics.FromHdc(wndDC);</text:p>
      <text:p text:style-name="P29"><text:soft-page-break/><text:s text:c="12"/>Rectangle rect;</text:p>
      <text:p text:style-name="P40"><text:span text:style-name="T13"><text:s text:c="12"/>GetWindowRect(hwnd, </text:span><text:span text:style-name="T33">out</text:span><text:span text:style-name="T13"> rect);</text:span></text:p>
      <text:p text:style-name="P40"><text:span text:style-name="T13"><text:s text:c="12"/></text:span><text:span text:style-name="T33">int</text:span><text:span text:style-name="T13"> x = rect.Width- rect.X, y = rect.Height - rect.Y;</text:span></text:p>
      <text:p text:style-name="P40"><text:span text:style-name="T13"><text:s text:c="12"/>Image myImage = </text:span><text:span text:style-name="T33">new</text:span><text:span text:style-name="T13"> Bitmap(x, y, g1);</text:span></text:p>
      <text:p text:style-name="P29"><text:s text:c="12"/>Graphics g2 = Graphics.FromImage(myImage);</text:p>
      <text:p text:style-name="P29"><text:s text:c="12"/>IntPtr dc1 = g1.GetHdc();</text:p>
      <text:p text:style-name="P29"><text:s text:c="12"/>IntPtr dc2 = g2.GetHdc();</text:p>
      <text:p text:style-name="P29"><text:s text:c="12"/>BitBlt(dc2, 0, 0, x, y, dc1, 0, 0, 13369376);</text:p>
      <text:p text:style-name="P29"><text:s text:c="12"/>g1.ReleaseHdc(dc1);</text:p>
      <text:p text:style-name="P29"><text:s text:c="12"/>g2.ReleaseHdc(dc2);</text:p>
      <text:p text:style-name="P40"><text:span text:style-name="T13"><text:s text:c="12"/>myImage.Save(fName+</text:span><text:span text:style-name="T29">".bmp"</text:span><text:span text:style-name="T13">, ImageFormat.Bmp);</text:span></text:p>
      <text:p text:style-name="P29"><text:s text:c="8"/>}</text:p>
      <text:p text:style-name="P40"><text:span text:style-name="T13"><text:s text:c="8"/>[DllImport(</text:span><text:span text:style-name="T29">"user32.dll"</text:span><text:span text:style-name="T13">, SetLastError = </text:span><text:span text:style-name="T33">false</text:span><text:span text:style-name="T13">)]</text:span></text:p>
      <text:p text:style-name="P40"><text:span text:style-name="T13"><text:s text:c="8"/></text:span><text:span text:style-name="T33">static</text:span><text:span text:style-name="T13"> </text:span><text:span text:style-name="T33">extern</text:span><text:span text:style-name="T13"> IntPtr GetDesktopWindow();</text:span></text:p>
      <text:p text:style-name="P40"><text:span text:style-name="T13"><text:s text:c="8"/></text:span><text:span text:style-name="T33">public</text:span><text:span text:style-name="T13"> </text:span><text:span text:style-name="T33">static</text:span><text:span text:style-name="T13"> </text:span><text:span text:style-name="T33">void</text:span><text:span text:style-name="T13"> DesktopBMP(</text:span><text:span text:style-name="T33">string</text:span><text:span text:style-name="T13"> fName)</text:span></text:p>
      <text:p text:style-name="P29"><text:s text:c="8"/>{</text:p>
      <text:p text:style-name="P29"><text:s text:c="12"/>WNDtoBMP(GetDesktopWindow(),fName);</text:p>
      <text:p text:style-name="P29"><text:s text:c="8"/>}</text:p>
      <text:p text:style-name="P29"><text:s text:c="4"/>}</text:p>
      <text:p text:style-name="P29"/>
      <text:p text:style-name="P33"><text:span text:style-name="Source_20_Text"><text:span text:style-name="T5"><text:tab/>Klasa window odwzorowuje otwarte okno w systemie windows wraz z jego pod-oknami Tworzono listę otwartych okien w funkcji common.allWindows(). Opracowano ją na podstawie windowsowych api (wywołań systemowych) aby umożliwić znajdowanie okien. Istnieje również procedura WNDtoBMP aby można było zapisać widok wybranego okna jako plik graficzny. Jest również możliwość zrobienia zrzutu całego ekranu w procedurze DesktopBMP. Wykorzystano je <text:s/>w kolejnym rozdziale. Dołożono również procedurę sprzątającą wszystkie okna o nazwie </text:span></text:span><text:span text:style-name="Source_20_Text"><text:span text:style-name="T7">destroyAllWindows </text:span></text:span><text:span text:style-name="Source_20_Text"><text:span text:style-name="T5">oraz funkcję </text:span></text:span><text:span text:style-name="Source_20_Text"><text:span text:style-name="T6">IsWindowAlreadyOpened </text:span></text:span><text:span text:style-name="Source_20_Text"><text:span text:style-name="T5">sprawdzającą czy dane okno o danym tytule jest już otwarte. W </text:span></text:span><text:span text:style-name="Source_20_Text"><text:span text:style-name="T6">oGrzeToolStripMenuItem_Click </text:span></text:span><text:span text:style-name="Source_20_Text"><text:span text:style-name="T5">usunięto wywołanie Show(), aby usuwać okno przy starcie jeżeli jest już otwarte. W konstruktorze </text:span></text:span><text:span text:style-name="Source_20_Text"><text:span text:style-name="T6">AboutBox1() </text:span></text:span><text:span text:style-name="Source_20_Text"><text:span text:style-name="T5">podmieniono treść na następującą:</text:span></text:span></text:p>
      <text:p text:style-name="P33"><text:span text:style-name="Source_20_Text"><text:span text:style-name="T6"><text:tab/></text:span></text:span><text:span text:style-name="Source_20_Text"><text:span text:style-name="T36">if</text:span></text:span><text:span text:style-name="Source_20_Text"><text:span text:style-name="T6"> (common.IsWindowAlreadyOpened(</text:span></text:span><text:span text:style-name="Source_20_Text"><text:span text:style-name="T36">this</text:span></text:span><text:span text:style-name="Source_20_Text"><text:span text:style-name="T6">.Text))</text:span></text:span><text:span text:style-name="T7">{</text:span></text:p>
      <text:p text:style-name="P29"><text:s text:c="16"/>Close();}</text:p>
      <text:p text:style-name="P40"><text:span text:style-name="T13"><text:s text:c="12"/></text:span><text:span text:style-name="T33">else</text:span><text:span text:style-name="T13">{</text:span></text:p>
      <text:p text:style-name="P29"><text:s text:c="16"/>Show();}</text:p>
      <text:p text:style-name="P5"><text:span text:style-name="Source_20_Text"><text:span text:style-name="T5">Czyli jak znaleziono okno o tytule naszego okna to kończono poprzez wywołanie procedury zamykającej okno AboutBox1. Jeżeli nie jest gdzieś otwarte to wtedy wywoływano procedurę Show(), jaka nam wyświetla na ekranie wieści o grze w oknie AboutBox1.</text:span></text:span></text:p>
      <text:p text:style-name="P5"><text:span text:style-name="Source_20_Text"><text:span text:style-name="T5"/></text:span></text:p>
      <text:p text:style-name="P5"><text:span text:style-name="Source_20_Text"><text:span text:style-name="T5"/></text:span></text:p>
      <text:h text:style-name="Heading_20_2" text:outline-level="2" text:is-list-header="true"><text:soft-page-break/><text:span text:style-name="Source_20_Text"><text:span text:style-name="T74">4.2 Mechanizm zapisu widoku gry jako obrazu rastrowego</text:span></text:span></text:h>
      <text:list xml:id="list5457405800115946332" text:style-name="L10">
        <text:list-item>
          <text:list>
            <text:list-header>
              <text:p text:style-name="P82"><text:span text:style-name="Source_20_Text"><text:span text:style-name="T59"/></text:span></text:p>
            </text:list-header>
          </text:list>
        </text:list-item>
      </text:list>
      <text:p text:style-name="P33"><text:span text:style-name="Source_20_Text"><text:span text:style-name="T5"><text:tab/>W trakcie gry występują zdarzenia, którymi użytkownik chciałby się pochwalić. Ciekawą sytuacją rozgrywki może być na przykład znalezienie się żaby w roju owadów, co powoduje zdobycie dużej ilości punktów. Jedną z funkcji gry jest możliwość wykonania zrzutu ekranu oraz zapisanie go na dysku. Dzięki temu, użytkownik jest w stanie podzielić się swoimi wrażeniami <text:s/>z innymi graczami</text:span></text:span></text:p>
      <text:p text:style-name="P33"><text:span text:style-name="Source_20_Text"><text:span text:style-name="T5"><text:s/>Z prawej strony naszego table layout panel wepnijmy kolejny flowLayoutPanel z przybornika. Dzięki temu można było umieścić więcej niż jeden obiekt Włożono tam przycisk i zmieniono jego właściwość Image na rysunek aparatu fotograficznego tak aby był on zdjęciem a nie żadnym napisem. Wybrano kursor: NoMove2D. Postąpiono tak też dla <text:s/>rysunku monitora. Drugim kursorem byłby PanSE. Po naciśnięciu dwa razy na przycisk i wgraniu </text:span></text:span><text:span text:style-name="Source_20_Text"><text:span text:style-name="T6">common.WNDtoBMP(tableLayoutPanel1.Handle,</text:span></text:span><text:span text:style-name="Source_20_Text"><text:span text:style-name="T24">"windowShot.bmp"</text:span></text:span><text:span text:style-name="Source_20_Text"><text:span text:style-name="T6">) </text:span></text:span><text:span text:style-name="Source_20_Text"><text:span text:style-name="T5">w tamto miejsce, wszystko powinno działać zgodnie z zamierzeniami. Pozostawało jeszcze powiadomienie gracza, gdzie znajduje się plik ze zdjęciem. Zrobiono to poprzez polecenie: </text:span></text:span><text:span text:style-name="Source_20_Text"><text:span text:style-name="T6">toolStripStatusLabel1.Text = </text:span></text:span><text:span text:style-name="Source_20_Text"><text:span text:style-name="T24">"Zapisano zdjęcie okna w bieżącej teczce w pliku windowShot.bmp..."</text:span></text:span><text:span text:style-name="Source_20_Text"><text:span text:style-name="T5">. Zrobiono również powiadomienia podczas najechaniu kursorem ponad przyciski. Na drugim przycisku pytano gracza a wybór pliku na zrzut ekranu. W miejsce wywołania drugiego przycisku wpisano: </text:span></text:span></text:p>
      <text:p text:style-name="P33"><text:span text:style-name="Source_20_Text"><text:span text:style-name="T6"><text:s text:c="12"/>common.DesktopBMP(common.gamePath + </text:span></text:span><text:span text:style-name="Source_20_Text"><text:span text:style-name="T24">"desktopShot.bmp"</text:span></text:span><text:span text:style-name="Source_20_Text"><text:span text:style-name="T6">);</text:span></text:span></text:p>
      <text:p text:style-name="P40"><text:span text:style-name="T13"><text:s text:c="12"/>toolStripStatusLabel1.Text = </text:span><text:span text:style-name="T29">"Zapisano zrzut ekranu w pliku desktopShot.bmp..."</text:span><text:span text:style-name="T13">;</text:span></text:p>
      <text:p text:style-name="P19"><text:span text:style-name="Source_20_Text"><text:span text:style-name="T52"><text:tab/>Pamiętano aby wystosować odpowiednie powiadomienia dla gracza podczas gdy najedzie kursorem na przycisk. Niech będą takie powiadomienia na wszystkich przyszłych przyciskach.</text:span></text:span></text:p>
      <text:p text:style-name="P37"><text:span text:style-name="Source_20_Text"><text:span text:style-name="T5"><text:tab/>Stworzono dodatkowo w menu pomocy podmenu zrzuty aby dobrać sobie inne zrzuty (patrz odnośnik 28,29). Zrobiono widok treeview wraz z wyborem folderu.</text:span></text:span></text:p>
      <text:p text:style-name="P5"><text:span text:style-name="Source_20_Text"><text:span text:style-name="T5"><text:tab/>Dołożono komponent driveListBox oraz dirListBox oraz fileListBox aby z łatwością wybrać ścieżkę zapisu.</text:span></text:span></text:p>
      <text:p text:style-name="P5"><text:span text:style-name="Source_20_Text"><text:span text:style-name="T5"/></text:span></text:p>
      <text:h text:style-name="Heading_20_2" text:outline-level="2" text:is-list-header="true"><text:span text:style-name="Source_20_Text"><text:span text:style-name="T74">4.3 Zarządzanie aktywnymi instancjami programu</text:span></text:span></text:h>
      <text:list xml:id="list5873930289793503262" text:style-name="L11">
        <text:list-item>
          <text:list>
            <text:list-header>
              <text:p text:style-name="P83"><text:span text:style-name="Source_20_Text"><text:span text:style-name="T59"/></text:span></text:p>
            </text:list-header>
          </text:list>
        </text:list-item>
      </text:list>
      <text:p text:style-name="P33"><text:span text:style-name="Source_20_Text"><text:span text:style-name="T5"><text:tab/>W Form1.cs dołożono</text:span></text:span><text:span text:style-name="Source_20_Text"><text:span text:style-name="T61"> </text:span></text:span><text:span text:style-name="Source_20_Text"><text:span text:style-name="T36">using</text:span></text:span><text:span text:style-name="Source_20_Text"><text:span text:style-name="T6"> System.Diagnostics; oraz dopisano w common:</text:span></text:span></text:p>
      <text:p text:style-name="P33"><text:span text:style-name="Source_20_Text"><text:span text:style-name="T6"><text:s text:c="8"/></text:span></text:span><text:span text:style-name="Source_20_Text"><text:span text:style-name="T36">public</text:span></text:span><text:span text:style-name="Source_20_Text"><text:span text:style-name="T6"> </text:span></text:span><text:span text:style-name="Source_20_Text"><text:span text:style-name="T36">static</text:span></text:span><text:span text:style-name="Source_20_Text"><text:span text:style-name="T6"> </text:span></text:span><text:span text:style-name="Source_20_Text"><text:span text:style-name="T36">bool</text:span></text:span><text:span text:style-name="Source_20_Text"><text:span text:style-name="T6"> isAlreadyOpened()</text:span></text:span></text:p>
      <text:p text:style-name="P29"><text:s text:c="8"/>{</text:p>
      <text:p text:style-name="P29"><text:s text:c="12"/>Process[] processTable = Process.GetProcesses();</text:p>
      <text:p text:style-name="P29"><text:s text:c="12"/>Process current = Process.GetCurrentProcess();</text:p>
      <text:p text:style-name="P40"><text:soft-page-break/><text:span text:style-name="T13"><text:s text:c="12"/></text:span><text:span text:style-name="T33">bool</text:span><text:span text:style-name="T13"> alreadyOpened = </text:span><text:span text:style-name="T33">false</text:span><text:span text:style-name="T13">;</text:span></text:p>
      <text:p text:style-name="P40"><text:span text:style-name="T13"><text:s text:c="12"/></text:span><text:span text:style-name="T33">foreach</text:span><text:span text:style-name="T13"> (Process pr </text:span><text:span text:style-name="T33">in</text:span><text:span text:style-name="T13"> processTable)</text:span></text:p>
      <text:p text:style-name="P29"><text:s text:c="12"/>{</text:p>
      <text:p text:style-name="P40"><text:span text:style-name="T13"><text:s text:c="16"/></text:span><text:span text:style-name="T33">try</text:span></text:p>
      <text:p text:style-name="P29"><text:s text:c="16"/>{</text:p>
      <text:p text:style-name="P40"><text:span text:style-name="T13"><text:s text:c="20"/></text:span><text:span text:style-name="T33">if</text:span><text:span text:style-name="T13"> (pr.MainModule.FileName == current.MainModule.FileName &amp;&amp; pr.Id != current.Id) alreadyOpened = </text:span><text:span text:style-name="T33">true</text:span><text:span text:style-name="T13">;</text:span></text:p>
      <text:p text:style-name="P29"><text:s text:c="16"/>}</text:p>
      <text:p text:style-name="P40"><text:span text:style-name="T13"><text:s text:c="16"/></text:span><text:span text:style-name="T33">catch</text:span><text:span text:style-name="T13"> (Exception ex)</text:span></text:p>
      <text:p text:style-name="P29"><text:s text:c="16"/>{</text:p>
      <text:p text:style-name="P29"><text:s text:c="16"/>}</text:p>
      <text:p text:style-name="P29"/>
      <text:p text:style-name="P29"><text:s text:c="12"/>}</text:p>
      <text:p text:style-name="P40"><text:span text:style-name="T13"><text:s text:c="12"/></text:span><text:span text:style-name="T33">return</text:span><text:span text:style-name="T13"> alreadyOpened;</text:span></text:p>
      <text:p text:style-name="P29"><text:s text:c="8"/>}</text:p>
      <text:p text:style-name="P37"><text:span text:style-name="Source_20_Text"><text:span text:style-name="T6">W Form1() w pierwszym wierszu wstawiono:</text:span></text:span></text:p>
      <text:p text:style-name="P42"><text:span text:style-name="Source_20_Text"><text:span text:style-name="T6"/></text:span></text:p>
      <text:p text:style-name="P5"><text:span text:style-name="Source_20_Text"><text:span text:style-name="T36">if</text:span></text:span><text:span text:style-name="Source_20_Text"><text:span text:style-name="T6"> (common.isAlreadyOpened()) System.Environment.Exit(0);</text:span></text:span></text:p>
      <text:p text:style-name="P5"><text:span text:style-name="Source_20_Text"><text:span text:style-name="T6"/></text:span></text:p>
      <text:h text:style-name="Heading_20_1" text:outline-level="1"><text:span text:style-name="Source_20_Text"><text:span text:style-name="T75">V Zastosowanie gotowych komponentów</text:span></text:span></text:h>
      <text:p text:style-name="P4"><text:span text:style-name="Source_20_Text"><text:span text:style-name="T56"/></text:span></text:p>
      <text:h text:style-name="P106" text:outline-level="2" text:is-list-header="true">5.1 Zastosowanie mechanizmów prezentacji elementów graficznych 2D</text:h>
      <text:list xml:id="list7621734810326692260" text:style-name="L12">
        <text:list-item>
          <text:list>
            <text:list-header>
              <text:p text:style-name="P76"/>
              <text:p text:style-name="P76"/>
            </text:list-header>
          </text:list>
        </text:list-item>
      </text:list>
      <text:p text:style-name="P23"><text:tab/>Rozpoczęcie malowania po oknie polega na znalezieniu w przyborniku objektu PictureBox i przeciągnięcie go w lewe skrzydło naszego TableLayoutPanel1. Z właściwości-&gt;układ-&gt;Dock wybrano Fill aby wypełnił całą przestrzeń skrzydła. Strona 57 z książki Microsoftu (patrz odnośnik 3) czyta jak wczytać i wyświetlić obrazek.</text:p>
      <text:p text:style-name="P55">Bitmap bmp = new Bitmap("c:\\fakePhoto.jpg"); </text:p>
      <text:p text:style-name="P23">Powyższe tworzy obrazek w pamięci komputera po podaniu ścieżki dostępu na plik na dysku.</text:p>
      <text:p text:style-name="P55">e.Graphics.DrawImage(newBitmap, 10, 10); //PaintEventArgs e </text:p>
      <text:p text:style-name="P14"><text:span text:style-name="T47">Powyższe maluje obrazek na ekranie. Należy pamiętać że "e" to jest obiekt typu PaintEventArgs. Dwa ostatnie parametry to współrzędne położenia rysowanego obrazka (patrz odnośnik 4). Trzeba podjąć rozważanie czy obrazki będą jednego rozmiaru czy wielorozmiarowe. Jeżeli będą jednego rozmiaru wtedy będzie dużo łatwiej wykonywać obliczenia czy odbyło się zderzenie z nim wraz z innym przedmiotem czy nie. Tak samo rysowanie może być wyliczone by wiedzieć czy koniec</text:span> <text:soft-page-break/><text:span text:style-name="T47">obrazka trzeba rysować z lewej strony ekranu czy nie. Tu decyduje rozmiar obrazka bo początek jest znany a decyzja czy rysować go czy nie będzie zależała od jego wymiarów, bo skrajna część musi być widoczna z lewej strony. Z drugiej strony gra wymagałaby więcej obliczeń dla wielorozmiarowych rysunków ale byłaby dużo ciekawsza a grywalność wzrosła. Należałoby poznać metody zwracające wielkość rysunku z objektu: wielkość wraz z wysokością. Wszystkie rysunki mogłyby być trzymane w liście. Ale byłaby to lista wzbogacona o inne zbiory wartości jak typ obiektu oraz jego fizyczne zachowania czy inne właściwe dla danego objektu wiadomości. Strona 69 z tej książki czyta dalej (odnośnik 3):</text:span></text:p>
      <text:p text:style-name="P55">Rectangle rect = new Rectangle(0, 0, bmp.Width, bmp.Height); </text:p>
      <text:p text:style-name="P23">Tak więc wielkość rysunku mamy załatwioną. Stosuje się atrybut Width oraz Height.</text:p>
      <text:p text:style-name="P23"><text:tab/>Dobrze zwrócić uwagę, że w C# inaczej się deklaruje tablice obiektów bo tak:</text:p>
      <text:p text:style-name="P55">byte[] rgbValues = new byte[bytes]; </text:p>
      <text:p text:style-name="P23">e.Graphics może być zastąpione przez g i dodatkowe jego metody wykonane (strona 464 z odnośnika 3):</text:p>
      <text:p text:style-name="P55">Graphics g = e.Graphics; </text:p>
      <text:p text:style-name="P55">g.FillRectangle(myBrush1, x, y, 50, 30); </text:p>
      <text:p text:style-name="P55">g.DrawString(Color.ToString(), myFont, Brushes.Black, x + 55, y); </text:p>
      <text:p text:style-name="P23">Jak widać metody DrawRectangle, FillRectangle czy Draw String mogą być pominięte na rzecz rysowania całych obrazków. Gra będzie ciekawsza i z zamysłu z wysoce zaawansowanymi rozwiązaniami technicznymi. Plamy czy obwody jednej barwy wyglądają bardzo prostacko. </text:p>
      <text:p text:style-name="P23"><text:tab/>Poza obiektem Bitmap można również korzystać z objektu Image (patrz strony 701,702 z <text:s/>3 odnośnika):</text:p>
      <text:p text:style-name="P55">Image newImage = Image.FromFile("SampImag.jpg"); </text:p>
      <text:p text:style-name="P55">g.DrawImage( newImage, Rect, x, y, width, height, un, Attr,Callback); </text:p>
      <text:p text:style-name="P23">Bitmap wydaje się mimo wszystko dużo lepszym rozwiązaniem bo nawet z Painta znamy bitmapy. Objekt Graphics otrzymuje się z Image lub z Bitmap tak jak poniżej (patrz strona 870 z 3 odnośnika):</text:p>
      <text:p text:style-name="P55">Image imageFile = Image.FromFile("SampImag.jpg"); </text:p>
      <text:p text:style-name="P55">Graphics newGraphics = Graphics.FromImage(imageFile); </text:p>
      <text:p text:style-name="P55">newGraphics.Dispose(); </text:p>
      <text:p text:style-name="P21"><text:span text:style-name="T30">Ostatni wiersz nadaje się świetnie, by usunąć na koniec objektu Graphics. Aby utworzyć Bitmapę dla ictureBox1, poznano wymiary PictureBox1 i przekazano je na konstruktor Bitmapy. Więc postąpiono zgodnie ze wskazówkami. We "</text:span><text:span text:style-name="T14">Form1()</text:span><text:span text:style-name="T30">", zaraz za "</text:span><text:span text:style-name="T14">InitializeComponent();</text:span><text:span text:style-name="T30">", wpisujemy:</text:span></text:p>
      <text:p text:style-name="P31"><text:soft-page-break/><text:span text:style-name="T40"><text:tab/></text:span><text:span text:style-name="T40"><text:tab/>"</text:span><text:span text:style-name="T20">pictureBox1.Image = new Bitmap(pictureBox1.Width,pictureBox1.Height);</text:span></text:p>
      <text:p text:style-name="P56"><text:s text:c="12"/><text:tab/>Graphics g = Graphics.FromImage(pictureBox1.Image);</text:p>
      <text:p text:style-name="P56"><text:s text:c="12"/>Bitmap zabaStoj = new Bitmap(sciezka+"żaba1.png");</text:p>
      <text:p text:style-name="P56"><text:s text:c="12"/>g.DrawImage(zabaStoj, 10, 10);"</text:p>
      <text:p text:style-name="P41"><text:span text:style-name="T11">Pamiętano, że g.DrawImage rysuje z uwzględnieniem dpi czyli rozdzielczości obrazka a nie z uwzględnieniem liczby pixeli, dlatego zamieniono tą procedurę w póżniejszym czasie na własną. </text:span><text:span text:style-name="T12">Należało jeszcze zdefiniować String ścieżka aby zobaczyć żabę na ekranie w oknie gry. Dlatego zaraz pod "</text:span><text:span text:style-name="T14">Form1 : Form</text:span><text:span text:style-name="T12">" wpisano:</text:span></text:p>
      <text:p text:style-name="P41"><text:span text:style-name="T11">"</text:span><text:span text:style-name="T14">String gamePath = "C:\\Users\\artiglio\\Desktop\\gra\\";</text:span><text:span text:style-name="T11">"</text:span></text:p>
      <text:p text:style-name="P24">Żabę przesunięto na środek i postawiono ją na platformie, tak aby z niej nie spadła pod wpływem grawitacji. Tym ośrodkiem był liść. Wpisano w kolejnym wierszu za "g.DrawImage", to co jest poniżej:</text:p>
      <text:p text:style-name="P24"><text:span text:style-name="T40">"</text:span><text:span text:style-name="T14">Bitmap brick1 = new Bitmap( gamePath + "liść.jpg");</text:span></text:p>
      <text:p text:style-name="P22"><text:span text:style-name="T14"><text:s text:c="12"/>g.DrawImage(leaf, 250, 250);</text:span><text:span text:style-name="T40">"</text:span></text:p>
      <text:p text:style-name="P25">Dalej poprawiono położenie żaby, tak aby była ona na środku liścia, a sam liść umieszczono na środku PictureBox1. Całość kodu przeredagowano i umieszczono w osobnej procedurze o nazwie DrawBegin(). Wyglądała ona tak:</text:p>
      <text:p text:style-name="P40"><text:span text:style-name="T13"><text:s text:c="8"/></text:span><text:span text:style-name="T33">public</text:span><text:span text:style-name="T13"> </text:span><text:span text:style-name="T33">void</text:span><text:span text:style-name="T13"> DrawBegin() {</text:span></text:p>
      <text:p text:style-name="P29"><text:s text:c="12"/>Graphics g = Graphics.FromImage(pictureBox1.Image);</text:p>
      <text:p text:style-name="P40"><text:span text:style-name="T13"><text:s text:c="12"/>Bitmap frog1 = </text:span><text:span text:style-name="T33">new</text:span><text:span text:style-name="T13"> Bitmap(gamePath + </text:span><text:span text:style-name="T29">"liść.png"</text:span><text:span text:style-name="T13">);</text:span></text:p>
      <text:p text:style-name="P40"><text:span text:style-name="T13"><text:s text:c="12"/>Bitmap leaf = </text:span><text:span text:style-name="T33">new</text:span><text:span text:style-name="T13"> Bitmap(gamePath + </text:span><text:span text:style-name="T29">"cegła1.jpg"</text:span><text:span text:style-name="T13">);</text:span></text:p>
      <text:p text:style-name="P40"><text:span text:style-name="T13"><text:s text:c="12"/>Point center = </text:span><text:span text:style-name="T33">new</text:span><text:span text:style-name="T13"> Point(pictureBox1.Width / 2, pictureBox1.Height / 2);</text:span></text:p>
      <text:p text:style-name="P29"><text:s text:c="12"/>g.DrawImage(frog1, (center.X), (center.Y - frog1.Height));</text:p>
      <text:p text:style-name="P29"><text:s text:c="12"/>g.DrawImage(leaf, center.X, center.Y);</text:p>
      <text:p text:style-name="P29"><text:s text:c="8"/>}</text:p>
      <text:p text:style-name="P66">W miejscu poprzedniego kodu wywołano procedurę DrawBegin(). Dodano kolejno tło dla planszy. Gra zaczęła wyglądać przytulniej i milej. Stworzono procedurę i wywołano ją przed wywołaniem procedury DrawBegin(); Procedura rysowania tła wyglądała tak:</text:p>
      <text:p text:style-name="P66"><text:span text:style-name="T33">public</text:span><text:span text:style-name="T40"> </text:span><text:span text:style-name="T33">void</text:span><text:span text:style-name="T40"> DrawSky(</text:span><text:span text:style-name="T33">string</text:span><text:span text:style-name="T40"> fName) {</text:span></text:p>
      <text:p text:style-name="P29"><text:s text:c="12"/>Graphics g = Graphics.FromImage(pictureBox1.Image);</text:p>
      <text:p text:style-name="P40"><text:span text:style-name="T13"><text:s text:c="12"/>Bitmap sky = </text:span><text:span text:style-name="T33">new</text:span><text:span text:style-name="T13"> Bitmap(gamePath + fName);</text:span></text:p>
      <text:p text:style-name="P40"><text:span text:style-name="T13"><text:s text:c="12"/>Point tmp = </text:span><text:span text:style-name="T33">new</text:span><text:span text:style-name="T13"> Point(0,0);</text:span></text:p>
      <text:p text:style-name="P40"><text:span text:style-name="T13"><text:s text:c="12"/></text:span><text:span text:style-name="T33">while</text:span><text:span text:style-name="T13"> (tmp.Y &lt; pictureBox1.Image.Height)</text:span></text:p>
      <text:p text:style-name="P29"><text:s text:c="2"/><text:span text:style-name="T47"><text:s text:c="10"/>{</text:span></text:p>
      <text:p text:style-name="P40"><text:span text:style-name="T13"><text:s text:c="16"/></text:span><text:span text:style-name="T33">while</text:span><text:span text:style-name="T13"> (tmp.X &lt; pictureBox1.Image.Width) {</text:span></text:p>
      <text:p text:style-name="P29"><text:s text:c="20"/>g.DrawImage(sky, tmp.X, tmp.Y);</text:p>
      <text:p text:style-name="P29"><text:s text:c="20"/>tmp.X += sky.Width;</text:p>
      <text:p text:style-name="P29"><text:s text:c="16"/>}</text:p>
      <text:p text:style-name="P29"><text:s text:c="16"/>tmp.X = 0;</text:p>
      <text:p text:style-name="P29"><text:soft-page-break/><text:s text:c="16"/>tmp.Y += sky.Height;</text:p>
      <text:p text:style-name="P29"><text:s text:c="12"/>}</text:p>
      <text:p text:style-name="P29">}</text:p>
      <text:p text:style-name="P29"/>
      <text:p text:style-name="P25"><text:tab/>Widzimy, że żaba jest malowana wraz z otoczeniem. Aby to zmienić, otwarto program Windows Paint i wybrano barwę o wartościach 255 da każdej z podbarw: czerwonej, niebieskiej, zielonej. Zarysowano sobie otoczenie przedmiotu w tej barwie. Stworzono gotową procedurę dla omijania wybranej przez nas barwy z wartościami 255 dla każdej składowej.</text:p>
      <text:p text:style-name="P30"><text:s text:c="8"/><text:span text:style-name="T32">public</text:span> <text:span text:style-name="T32">void</text:span> DrawBMP(Bitmap BMP,Point where) {</text:p>
      <text:p text:style-name="P40"><text:span text:style-name="T13"><text:s text:c="12"/>Point tmp = </text:span><text:span text:style-name="T33">new</text:span><text:span text:style-name="T13"> Point(0, 0);</text:span></text:p>
      <text:p text:style-name="P40"><text:span text:style-name="T13"><text:s text:c="12"/></text:span><text:span text:style-name="T33">while</text:span><text:span text:style-name="T13"> ((tmp.Y &lt; BMP.Height)&amp;&amp;(where.Y + tmp.Y &lt; gameView.Height))</text:span></text:p>
      <text:p text:style-name="P29"><text:s text:c="12"/>{</text:p>
      <text:p text:style-name="P40"><text:span text:style-name="T13"><text:s text:c="16"/></text:span><text:span text:style-name="T33">while</text:span><text:span text:style-name="T13"> ((tmp.X &lt; BMP.Width)&amp;&amp;(where.X+tmp.X&lt;gameView.Width))</text:span></text:p>
      <text:p text:style-name="P29"><text:s text:c="16"/>{</text:p>
      <text:p text:style-name="P29"><text:s text:c="20"/>Color pixel = BMP.GetPixel(tmp.X, tmp.Y);</text:p>
      <text:p text:style-name="P40"><text:span text:style-name="T13"><text:s text:c="20"/></text:span><text:span text:style-name="T33">if</text:span><text:span text:style-name="T13"> (pixel.R == 255 &amp;&amp; pixel.G == 255 &amp;&amp; pixel.B == 255) {</text:span></text:p>
      <text:p text:style-name="P40"><text:span text:style-name="T13"><text:s text:c="20"/>}</text:span><text:span text:style-name="T33">else</text:span></text:p>
      <text:p text:style-name="P29"><text:s text:c="20"/>{</text:p>
      <text:p text:style-name="P29"><text:s text:c="24"/>gameView.SetPixel(where.X + tmp.X, where.Y + tmp.Y, pixel);</text:p>
      <text:p text:style-name="P29"><text:s text:c="20"/>}</text:p>
      <text:p text:style-name="P29"><text:s text:c="20"/>tmp.X++;</text:p>
      <text:p text:style-name="P29"><text:s text:c="16"/>}</text:p>
      <text:p text:style-name="P29"><text:s text:c="16"/>tmp.X = 0;</text:p>
      <text:p text:style-name="P29"><text:s text:c="16"/>tmp.Y++;</text:p>
      <text:p text:style-name="P29"><text:s text:c="12"/>}</text:p>
      <text:p text:style-name="P29"><text:s text:c="8"/>}</text:p>
      <text:p text:style-name="P25"><text:tab/>DrawBegin() zmieniono na poniższe. Otrzymano żabę na liściu na środku okna gry, przy tym ich otoczenie prześwituje, przez co widziano tło.</text:p>
      <text:p text:style-name="P25"><text:s text:c="8"/><text:span text:style-name="T32">public</text:span> <text:span text:style-name="T32">void</text:span> DrawBegin() {</text:p>
      <text:p text:style-name="P40"><text:span text:style-name="T13"><text:s text:c="12"/>Bitmap frog1 = </text:span><text:span text:style-name="T33">new</text:span><text:span text:style-name="T13"> Bitmap(gamePath + </text:span><text:span text:style-name="T29">"żaba1.jpg"</text:span><text:span text:style-name="T13">);</text:span></text:p>
      <text:p text:style-name="P40"><text:span text:style-name="T13"><text:s text:c="12"/>Bitmap leaf = </text:span><text:span text:style-name="T33">new</text:span><text:span text:style-name="T13"> Bitmap(gamePath + </text:span><text:span text:style-name="T29">"liść.jpg"</text:span><text:span text:style-name="T13">);</text:span></text:p>
      <text:p text:style-name="P40"><text:span text:style-name="T13"><text:s text:c="12"/>Point center = </text:span><text:span text:style-name="T33">new</text:span><text:span text:style-name="T13"> Point(pictureBox1.Width / 2, pictureBox1.Height / 2);</text:span></text:p>
      <text:p text:style-name="P40"><text:span text:style-name="T13"><text:s text:c="12"/>DrawBMP(frog1, </text:span><text:span text:style-name="T33">new</text:span><text:span text:style-name="T13"> Point((center.X - frog1.Width / 2), (center.Y - frog1.Height)));</text:span></text:p>
      <text:p text:style-name="P40"><text:span text:style-name="T13"><text:s text:c="12"/>DrawBMP(leaf, </text:span><text:span text:style-name="T33">new</text:span><text:span text:style-name="T13"> Point((center.X - leaf.Width / 2), center.Y));</text:span></text:p>
      <text:p text:style-name="P29"><text:s text:c="8"/>}</text:p>
      <text:p text:style-name="P25"><text:tab/></text:p>
      <text:p text:style-name="P25">Cały początek wraz z Form1() wyglądał tak jak poniżej. Są w jednym wierszu dwa znaki równa się, co oszczędza miejsce i pozwala na przypisanie wartości obu zmiennym za jednym razem, co jest bardzo wygodne w porównaniu z innymi językami programowania, gdzie w szczególności w starszych odmianach takich rozwiązań nie było.</text:p>
      <text:p text:style-name="P25"/>
      <text:p text:style-name="P18"><text:span text:style-name="T39"><text:s/></text:span><text:span text:style-name="T47"><text:s text:c="7"/></text:span><text:span text:style-name="T35">public</text:span><text:span text:style-name="T47"> Form1()</text:span></text:p>
      <text:p text:style-name="P29"><text:s text:c="8"/>{</text:p>
      <text:p text:style-name="P29"><text:soft-page-break/><text:s text:c="12"/>InitializeComponent();</text:p>
      <text:p text:style-name="P40"><text:span text:style-name="T13"><text:s text:c="12"/>pictureBox1.Image = gameView = </text:span><text:span text:style-name="T33">new</text:span><text:span text:style-name="T13"> Bitmap(pictureBox1.Width, </text:span><text:span text:style-name="T13">pictureBox1.Height);</text:span></text:p>
      <text:p text:style-name="P40"><text:span text:style-name="T13"><text:s text:c="12"/>DrawSky(</text:span><text:span text:style-name="T29">"niebo.jpg"</text:span><text:span text:style-name="T13">);</text:span></text:p>
      <text:p text:style-name="P29"><text:s text:c="12"/>DrawBegin();</text:p>
      <text:p text:style-name="P29"><text:s text:c="8"/>}</text:p>
      <text:p text:style-name="P25"/>
      <text:p text:style-name="P41"><text:span text:style-name="T11">W procedurze DrawSky też zmieniono g.DrawImage(sky, tmp.X, tmp.Y) na </text:span><text:span text:style-name="T13">DrawBMP(sky, </text:span><text:span text:style-name="T33">new</text:span><text:span text:style-name="T13"> Point(tmp.X, tmp.Y)). Zyskano to, że przy zmiennej rozdzielczości zdjęcia, zawsze poprawnie wyświetlono zawartość pliku na ekranie.</text:span></text:p>
      <text:p text:style-name="P30"/>
      <text:h text:style-name="Heading_20_2" text:outline-level="2" text:is-list-header="true"><text:span text:style-name="Source_20_Text"><text:span text:style-name="T76">5.2 Dołożenie NotifyIcon na system tray</text:span></text:span></text:h>
      <text:list xml:id="list301791421518268905" text:style-name="L13">
        <text:list-item>
          <text:list>
            <text:list-header>
              <text:p text:style-name="P84"><text:span text:style-name="Source_20_Text"><text:span text:style-name="T59"/></text:span></text:p>
            </text:list-header>
          </text:list>
        </text:list-item>
      </text:list>
      <text:p text:style-name="P33"><text:span text:style-name="Source_20_Text"><text:span text:style-name="T5"><text:tab/>Znaleziono materiały w internecie (patrz odnośnik 30). Przeciągnięto z przybornika NotifyIcon na form1. Zmieniono BallonTipTitle na "gra zręcznościowa żabka" a BallonTipText na wciśnij raz aby zakończyć". Zmieniono ikonę na ikonę gry. </text:span></text:span><text:span text:style-name="Source_20_Text"><text:span text:style-name="T66">Dołożono poniższe(patrz odnośnik 31):</text:span></text:span></text:p>
      <text:p text:style-name="P33"><text:span text:style-name="Source_20_Text"><text:span text:style-name="T67"><text:s text:c="8"/></text:span></text:span><text:span text:style-name="Source_20_Text"><text:span text:style-name="T69">private</text:span></text:span><text:span text:style-name="Source_20_Text"><text:span text:style-name="T67"> </text:span></text:span><text:span text:style-name="Source_20_Text"><text:span text:style-name="T69">void</text:span></text:span><text:span text:style-name="Source_20_Text"><text:span text:style-name="T67"> notifyIconMenuItem1_Click(</text:span></text:span><text:span text:style-name="Source_20_Text"><text:span text:style-name="T69">object</text:span></text:span><text:span text:style-name="Source_20_Text"><text:span text:style-name="T67"> sender, EventArgs e)</text:span></text:span></text:p>
      <text:p text:style-name="P29"><text:s text:c="8"/>{</text:p>
      <text:p text:style-name="P29"><text:s text:c="12"/>System.Environment.Exit(0);</text:p>
      <text:p text:style-name="P29"><text:s text:c="8"/>}</text:p>
      <text:p text:style-name="P40"><text:span text:style-name="T13"><text:s text:c="8"/></text:span><text:span text:style-name="T33">private</text:span><text:span text:style-name="T13"> </text:span><text:span text:style-name="T33">void</text:span><text:span text:style-name="T13"> Form1_Load(</text:span><text:span text:style-name="T33">object</text:span><text:span text:style-name="T13"> sender, EventArgs e)</text:span></text:p>
      <text:p text:style-name="P29"><text:s text:c="8"/>{</text:p>
      <text:p text:style-name="P40"><text:span text:style-name="T13"><text:s text:c="12"/>ContextMenu contextMenu1 = </text:span><text:span text:style-name="T33">new</text:span><text:span text:style-name="T13"> ContextMenu();</text:span></text:p>
      <text:p text:style-name="P29"><text:s text:c="12"/>notifyIcon1.ContextMenu = contextMenu1;</text:p>
      <text:p text:style-name="P40"><text:span text:style-name="T13"><text:s text:c="12"/>MenuItem menuItem1 = </text:span><text:span text:style-name="T33">new</text:span><text:span text:style-name="T13"> MenuItem();</text:span></text:p>
      <text:p text:style-name="P40"><text:span text:style-name="T13"><text:s text:c="12"/>menuItem1.Text = </text:span><text:span text:style-name="T29">"W&amp;yjdź"</text:span><text:span text:style-name="T13">;</text:span></text:p>
      <text:p text:style-name="P40"><text:span text:style-name="T13"><text:s text:c="12"/>menuItem1.Click += </text:span><text:span text:style-name="T33">new</text:span><text:span text:style-name="T13"> System.EventHandler(notifyIconMenuItem1_Click);</text:span></text:p>
      <text:p text:style-name="P40"><text:span text:style-name="T13"><text:s text:c="12"/>contextMenu1.MenuItems.AddRange(</text:span><text:span text:style-name="T33">new</text:span><text:span text:style-name="T13"> MenuItem[] { menuItem1 });</text:span></text:p>
      <text:p text:style-name="P29"><text:s text:c="12"/>notifyIcon1.ShowBalloonTip(1000);</text:p>
      <text:p text:style-name="P29"><text:s text:c="8"/>}</text:p>
      <text:p text:style-name="P29"/>
      <text:p text:style-name="P38"><text:span text:style-name="Source_20_Text"><text:span text:style-name="T9">Zadbano aby wyjście również odbyło się poprzez naciśnięcie raz na NotifyIcon w pasku zadań Windowsa.</text:span></text:span></text:p>
      <text:p text:style-name="P38"><text:span text:style-name="Source_20_Text"><text:span text:style-name="T9"/></text:span></text:p>
      <text:h text:style-name="Heading_20_2" text:outline-level="2" text:is-list-header="true"><text:span text:style-name="Source_20_Text"><text:span text:style-name="T74">5.2 Stworzenie zarządcy zdjęć</text:span></text:span></text:h>
      <text:list xml:id="list6216148499790511125" text:style-name="L14">
        <text:list-item>
          <text:list>
            <text:list-header>
              <text:p text:style-name="P85"><text:span text:style-name="Source_20_Text"><text:span text:style-name="T59"/></text:span></text:p>
            </text:list-header>
          </text:list>
        </text:list-item>
      </text:list>
      <text:p text:style-name="P33"><text:span text:style-name="Source_20_Text"><text:span text:style-name="T5"><text:tab/>Wprowadzono w menu ustawienia podmenu zarządca zdjęć oraz nową formę zarzadca wraz  tab control na nim (patrz odnośnik 37) wraz pictureBoxami aby odpowiadać na wciśnięcia lewego </text:span></text:span><text:soft-page-break/><text:span text:style-name="Source_20_Text"><text:span text:style-name="T5">lub prawego przycisku myszy poprzez wklejenie lub pobranie zdjęcia z widoku na ClipBoard systemowy. W dole w prawym rogu wpięto DomainUpDown z wartościami tabów aby zmiana ich odbywała się dogodniej (patrz odnośnik 38). </text:span></text:span><text:span text:style-name="Source_20_Text"><text:span text:style-name="T6">zarzadca_Load</text:span></text:span><text:span text:style-name="Source_20_Text"><text:span text:style-name="T5"> zmieniono tak aby wprowadzone zostały odpowiednie oznaczenia na taby oraz na DomainUpDown:</text:span></text:span></text:p>
      <text:p text:style-name="P33"><text:span text:style-name="Source_20_Text"><text:span text:style-name="T6"><text:s text:c="12"/></text:span></text:span><text:span text:style-name="Source_20_Text"><text:span text:style-name="T36">for</text:span></text:span><text:span text:style-name="Source_20_Text"><text:span text:style-name="T6"> (</text:span></text:span><text:span text:style-name="Source_20_Text"><text:span text:style-name="T36">int</text:span></text:span><text:span text:style-name="Source_20_Text"><text:span text:style-name="T6"> i = 0; i &lt; 8; i++)</text:span></text:span></text:p>
      <text:p text:style-name="P29"><text:s text:c="12"/>{</text:p>
      <text:p text:style-name="P40"><text:span text:style-name="T13"><text:s text:c="16"/>tabControl1.TabPages[i].Text = </text:span><text:span text:style-name="T29">"zrzut"</text:span><text:span text:style-name="T13">+(i+1).ToString();</text:span></text:p>
      <text:p text:style-name="P40"><text:span text:style-name="T13"><text:s text:c="16"/>domainUpDown1.Items.Add(</text:span><text:span text:style-name="T33">new</text:span><text:span text:style-name="T13"> wybor { ile = i });</text:span></text:p>
      <text:p text:style-name="P29"><text:s text:c="12"/>}</text:p>
      <text:p text:style-name="P29"><text:s text:c="12"/>domainUpDown1.SelectedIndex = 0;</text:p>
      <text:p text:style-name="P38"><text:span text:style-name="Source_20_Text"><text:span text:style-name="T10"><text:tab/></text:span></text:span><text:span text:style-name="Source_20_Text"><text:span text:style-name="T9">Załączono TrackBar aby sprawniej przemieszczać się między zrzutami wraz z ToolTip aby wskazać na bieżącą wartość (patrz odnośnik 39,40,41). Tooltip pobrano z przybornika.</text:span></text:span></text:p>
      <text:p text:style-name="P38"><text:span text:style-name="Source_20_Text"><text:span text:style-name="T9"/></text:span></text:p>
      <text:h text:style-name="Heading_20_1" text:outline-level="1"><text:span text:style-name="Source_20_Text"><text:span text:style-name="T75">VI Zastosowanie gotowych rozwiązań</text:span></text:span></text:h>
      <text:p text:style-name="P10"><text:span text:style-name="Source_20_Text"><text:span text:style-name="T56"/></text:span></text:p>
      <text:h text:style-name="Heading_20_2" text:outline-level="2" text:is-list-header="true"><text:span text:style-name="Source_20_Text"><text:span text:style-name="T74">6.1 Pobranie czasu z serwera</text:span></text:span></text:h>
      <text:list xml:id="list7807372578304431523" text:style-name="L15">
        <text:list-item>
          <text:list>
            <text:list-header>
              <text:p text:style-name="P90"><text:span text:style-name="Source_20_Text"><text:span text:style-name="T59"/></text:span></text:p>
            </text:list-header>
          </text:list>
        </text:list-item>
      </text:list>
      <text:p text:style-name="P33"><text:span text:style-name="Source_20_Text"><text:span text:style-name="T5"><text:tab/>Zrobiono aby po naciśnięciu przycisku z wyglądem zegara pojawiał się bieżący czas w pasku powiadomień u dołu okna, co powinno zostać pobrane ze strony </text:span></text:span><text:a xlink:type="simple" xlink:href="https://www.timeanddate.com/worldclock/poland" text:style-name="Internet_20_link" text:visited-style-name="Visited_20_Internet_20_Link"><text:span text:style-name="Source_20_Text"><text:span text:style-name="T51">https://www.timeanddate.com/worldclock/poland</text:span></text:span></text:a><text:span text:style-name="Source_20_Text"><text:span text:style-name="T5">. W tym celu załączono w klasę common funkcję </text:span></text:span><text:span text:style-name="Source_20_Text"><text:span text:style-name="T6">getWebPage:</text:span></text:span></text:p>
      <text:p text:style-name="P33"><text:span text:style-name="Source_20_Text"><text:span text:style-name="T6"><text:s text:c="12"/></text:span></text:span><text:span text:style-name="Source_20_Text"><text:span text:style-name="T36">var</text:span></text:span><text:span text:style-name="Source_20_Text"><text:span text:style-name="T6"> request = (HttpWebRequest)WebRequest.Create(from);</text:span></text:span></text:p>
      <text:p text:style-name="P40"><text:span text:style-name="T13"><text:s text:c="12"/></text:span><text:span text:style-name="T33">var</text:span><text:span text:style-name="T13"> response = (HttpWebResponse)request.GetResponse();</text:span></text:p>
      <text:p text:style-name="P40"><text:span text:style-name="T13"><text:s text:c="12"/></text:span><text:span text:style-name="T33">var</text:span><text:span text:style-name="T13"> responseString = </text:span><text:span text:style-name="T33">new</text:span><text:span text:style-name="T13"> StreamReader(response.GetResponseStream()).ReadToEnd();</text:span></text:p>
      <text:p text:style-name="P40"><text:span text:style-name="T13"><text:s text:c="12"/></text:span><text:span text:style-name="T33">return</text:span><text:span text:style-name="T13"> responseString;</text:span></text:p>
      <text:p text:style-name="P37"><text:span text:style-name="Source_20_Text"><text:span text:style-name="T6"/></text:span></text:p>
      <text:p text:style-name="P33"><text:span text:style-name="Source_20_Text"><text:span text:style-name="T5">Podano jako parametr adres strony. Tworzono żądanie połączenia sieciowego. Kolejno odbierano <text:s/>odpowiedź, co zostało zczytywane i zwracane nam jako ciąg znaków. Wykorzystano REGEX aby wyodrębnić z tego czas:</text:span></text:span></text:p>
      <text:p text:style-name="P41"><text:span text:style-name="T33">string</text:span><text:span text:style-name="T13"> result = common.getWebPage(</text:span><text:span text:style-name="T29">"https://www.timeanddate.com/worldclock/poland"</text:span><text:span text:style-name="T13">);</text:span></text:p>
      <text:p text:style-name="P40"><text:span text:style-name="T13">Match matchTime = Regex.Match(result, </text:span><text:span text:style-name="T64">@"\s+id=ct(\s+)*(\w|=)*&gt;(?&lt;time&gt;[^&lt;]+)"</text:span><text:span text:style-name="T13">);</text:span></text:p>
      <text:p text:style-name="P40"><text:span text:style-name="T13">Match matchDate = Regex.Match(result, </text:span><text:span text:style-name="T64">@"\s+id=ctdat(\s+)*(\w|=)*&gt;(?&lt;date&gt;[^&lt;]+)"</text:span><text:span text:style-name="T13">);</text:span></text:p>
      <text:p text:style-name="P40"><text:span text:style-name="T33">if</text:span><text:span text:style-name="T13"> (matchTime.Success &amp;&amp; matchDate.Success) toolStripStatusLabel1.Text = </text:span></text:p>
      <text:p text:style-name="P40"><text:span text:style-name="T29">"Dzisiaj mamy godzinę "</text:span><text:span text:style-name="T13">+ matchTime.Groups[</text:span><text:span text:style-name="T29">"time"</text:span><text:span text:style-name="T13">].Value+</text:span></text:p>
      <text:p text:style-name="P11"><text:span text:style-name="Source_20_Text"><text:span text:style-name="T27">" w dniu "</text:span></text:span><text:span text:style-name="Source_20_Text"><text:span text:style-name="T10">+matchDate.Groups[</text:span></text:span><text:span text:style-name="Source_20_Text"><text:span text:style-name="T27">"date"</text:span></text:span><text:span text:style-name="Source_20_Text"><text:span text:style-name="T10">].Value;</text:span></text:span></text:p>
      <text:p text:style-name="P11"><text:span text:style-name="Source_20_Text"><text:span text:style-name="T6"/></text:span></text:p>
      <text:h text:style-name="P106" text:outline-level="2" text:is-list-header="true"><text:soft-page-break/>6.2 Konstrukcja narzędzia zarządzania danymi użytkownika</text:h>
      <text:list xml:id="list2755746762423446118" text:style-name="L16">
        <text:list-item>
          <text:list>
            <text:list-header>
              <text:p text:style-name="P91"/>
            </text:list-header>
          </text:list>
        </text:list-item>
      </text:list>
      <text:p text:style-name="P14"><text:tab/>Zgromadzono przydatne wywołania metod przetwarzania list i plików. Listę przetwarza się poprzez wywołanie kolejnych jej wpisów (patrz odnośnik 7):</text:p>
      <text:p text:style-name="P57">"List&lt;string&gt; linie;</text:p>
      <text:p text:style-name="P57">foreach(string linia in linie){}"</text:p>
      <text:p text:style-name="P14">Listę sortuje się jak poniżej (patrz odnośnik 6):</text:p>
      <text:p text:style-name="P57">"lista= lista.OrderBy(x=&gt;poTymUkładaj).ToList(); //List&lt;Coś&gt; lista"</text:p>
      <text:p text:style-name="P14">W celu zapisu na plik wykonuje się (patrz odnośnik 5):</text:p>
      <text:p text:style-name="P57">"String fileName;</text:p>
      <text:p text:style-name="P57">List&lt;string&gt; lines=new List&lt;string&gt;();</text:p>
      <text:p text:style-name="P57">File.WriteAllLines(fileName.FullFilePath(),lines);"</text:p>
      <text:p text:style-name="P14">a w celu odczytu i zapisu (patrz odnośnik 8):</text:p>
      <text:p text:style-name="P57">"string[] linie= File.ReadAllLines(filePath); //string filePath</text:p>
      <text:p text:style-name="P57">File.WriteAllLines(filePath,lines);"</text:p>
      <text:p text:style-name="P14">,co przekształca się w listę poprzez wywołanie ".ToList()" na zwróconej macierzy.</text:p>
      <text:p text:style-name="P14">Z listy wybiera się odpowiadające wyszukiwania (patrz odnośnik 20):</text:p>
      <text:p text:style-name="P57">"return lista.Where(x=&gt;wybierzWartość==innaWartość).ToList()"</text:p>
      <text:p text:style-name="P14">Dodatkowo baza danych SQL została omówiona w odnośniku dziewiątym, natomiast zarządzanie zasobami plików na dysku twardym wygląda następująco (patrz odnośnik 10 i 21):</text:p>
      <text:p text:style-name="P55">"string[] dirs= Directory.GetDirectories(rootPath); //string rootPath</text:p>
      <text:p text:style-name="P55">var files= Directory.GetFiles(rootPath,"*.*",SearchOption.TopDirectoryOnly);</text:p>
      <text:p text:style-name="P55">foreach(string file in files){</text:p>
      <text:p text:style-name="P55">Console.WriteLine(Path.GetFullPath(file));}"</text:p>
      <text:p text:style-name="P13"><text:span text:style-name="T49">Kolejno koniecznie tworzono okno w sposób taki, że wciśnięto w menu Projekt-&gt;Dodaj formularz Windows Forms... Wyświetlono okno Dodaj nowy element – gra. Z lewej strony wybrano Elementy </text:span><text:span text:style-name="T49">Visual C#, natomiast w środkowej liście wybrano Formularz Systemu Windows. Wprowadzono </text:span><text:span text:style-name="T49">nazwę GameNote i naciśnięto przycisk OK. W Form1 naciskamy dwukrotnie na menu-&gt;Ustawienia-&gt;Przemyślenia. Środowisko przenosi nas w miejsce zwane </text:span><text:span text:style-name="T16">przemyśleniaToolStripMenuItem_Click. </text:span><text:span text:style-name="T48">Tam stworzono nowe okno GameNote i je</text:span><text:span text:style-name="T48"> wyświetlono. </text:span><text:span text:style-name="T48">Wprowadzamy poniższy kod źródłowy.</text:span></text:p>
      <text:p text:style-name="P40"><text:span text:style-name="T14"><text:tab/> <text:s text:c="3"/></text:span><text:span text:style-name="T29">toolStripStatusLabel1.Text = "</text:span><text:span text:style-name="T13">Wyświetlono zapisy o grze...</text:span><text:span text:style-name="T29">";</text:span></text:p>
      <text:p text:style-name="P40"><text:span text:style-name="T13"><text:s text:c="12"/>GameNote gameNote = </text:span><text:span text:style-name="T33">new</text:span><text:span text:style-name="T13"> GameNote();</text:span></text:p>
      <text:p text:style-name="P29"><text:s text:c="12"/>gameNote.Show();</text:p>
      <text:p text:style-name="P58"><text:soft-page-break/></text:p>
      <text:p text:style-name="P30"><text:span text:style-name="T30">Po sprawdzeniu w uruchomionej aplikacji zobaczono otwarte nowe okno, jakie kolejno rozbudowano. Na początku powstał zamysł aby mieć możliwość wprowadzenia nazwy pliku z zapisami gracza w polu znakowym. Dlatego dodano kolejne pole znakowe w prawym górnym rogu okna. Po przeciągnięciu, rozpoznano nazwę jako textBox1. Odnaleziono wszystkie pliki z bieżącej teczki gry, jakie mają rozszerzenie *.zap od słowa zapisy, oraz wyświetlono je jako wykaz. W tym celu przeciągnięto listBox1 pod nasz textBox1. Dostosowano jego wielkość na całą szerokość okna, aby móc lepiej wyświetlić szczegóły wraz z rozszerzeniem pliku. Wprowadzono w nasz wykaz plików wpisy z zapiskami graczy. Wciśnięto mysz dwa razy w okno GameNotes, po czym przeniesiono w miejsce zwane "</text:span>GameNote_Load". <text:span text:style-name="T30">Tam wprowadzono polecenie przejścia w inną procedure FillListBox(), jaką stosowano również przy zmianie pola znakowego textBox1. Całość wygląda jak niżej:</text:span></text:p>
      <text:p text:style-name="P30"><text:span text:style-name="T31"><text:s text:c="8"/></text:span><text:span text:style-name="T34">private</text:span><text:span text:style-name="T31"> </text:span><text:span text:style-name="T34">void</text:span><text:span text:style-name="T31"> FillListBox() {</text:span></text:p>
      <text:p text:style-name="P29"><text:s text:c="8"/>}</text:p>
      <text:p text:style-name="P40"><text:span text:style-name="T13"><text:s text:c="8"/></text:span><text:span text:style-name="T33">private</text:span><text:span text:style-name="T13"> </text:span><text:span text:style-name="T33">void</text:span><text:span text:style-name="T13"> GameNote_Load(</text:span><text:span text:style-name="T33">object</text:span><text:span text:style-name="T13"> sender, EventArgs e)</text:span></text:p>
      <text:p text:style-name="P29"><text:s text:c="8"/>{</text:p>
      <text:p text:style-name="P29"><text:s text:c="12"/>FillListBox();</text:p>
      <text:p text:style-name="P29"><text:s text:c="8"/>}</text:p>
      <text:p text:style-name="P41"><text:span text:style-name="T11">Wrócono na wybrane zagadnienia z początku tego rozdziału, by zauważyć, że przydałaby się jakaś funkcja zwracająca List&lt;string&gt; wraz ze wszystkimi ścieżkami na żądane rozszerzenia plików znajdujących się w zadanej w zapytaniu teczce. Oba </text:span><text:span text:style-name="T42">GameNote</text:span><text:span text:style-name="T11"> : Form wraz z </text:span><text:span text:style-name="T42">Form1</text:span><text:span text:style-name="T11"> : Form znajdują się w </text:span><text:span text:style-name="T34">namespace</text:span><text:span text:style-name="T11"> gra, ale funkcję umieszczono w osobnej klasie o nazwie "common", tak </text:span><text:span text:style-name="T11">by wszystkie formy miały w nią dostęp. Przeniesiono także zmienną gamePath w klasę common, aby mieć w nią dostęp z GameNote. </text:span></text:p>
      <text:p text:style-name="P41"><text:span text:style-name="T11"><text:tab/>Poprawną technikę rozpoczęcia tworzenia klas przedstawił Jerzy Grębosz (patrz odnośnik 4 </text:span><text:span text:style-name="T11">w wykazie literatury) w książce "Symfonia C++" jako: "Przystępując do implementacji staramy się napisać definicje klas. Nie jest to trudne, gdyż robimy to w oparciu o określone wcześniej:widoczne własności (cechy) klasy- to będą dane składowe,zachowania klasy- to będą funkcje składowe. Funkcje składowe piszemy na razie jedynie w postaci deklaracji. Ich definiowaniem zajmiemy się </text:span><text:span text:style-name="T11">na samym końcu.". Rozpoczęto więc implementacje klasy tak jak poniżej:</text:span></text:p>
      <text:p text:style-name="P40"><text:span text:style-name="T13"><text:s text:c="4"/></text:span><text:span text:style-name="T33">public</text:span><text:span text:style-name="T13"> </text:span><text:span text:style-name="T33">class</text:span><text:span text:style-name="T13"> </text:span><text:span text:style-name="T43">common</text:span><text:span text:style-name="T13"> {</text:span></text:p>
      <text:p text:style-name="P37"><text:span text:style-name="T7"><text:s text:c="8"/></text:span><text:span text:style-name="T37">public</text:span><text:span text:style-name="T7"> </text:span><text:span text:style-name="T37">static</text:span><text:span text:style-name="T7"> </text:span><text:span text:style-name="T37">string</text:span><text:span text:style-name="T7"> gamePath = </text:span><text:span text:style-name="T25">"C:</text:span><text:a xlink:type="simple" xlink:href="smb://Users//artiglio//Desktop//gra//" text:style-name="Internet_20_link" text:visited-style-name="Visited_20_Internet_20_Link"><text:span text:style-name="T51">\\Users\\artiglio\\Desktop\\gra\\</text:span></text:a><text:span text:style-name="T25">"</text:span><text:span text:style-name="T7">;}</text:span></text:p>
      <text:p text:style-name="P26"/>
      <text:p text:style-name="P39"><text:span text:style-name="T11">W przestrzeni nazw nie włożono żadnej zmiennej a tylko klasy, wyliczenia lub stałe. Stworzono klasę ogólnie dostępną dla wszystkich wystąpień z przestrzeni nazw gra. Ich pod-wystąpienia są dostępne dzięki określeniu static, co pozwala na dostęp na składowe bez tworzenia żadnych zmiennych klasy w pamięci urządzenia. Zamieniono wszystkie odwołania gamePath na common.gamePath. Od tej pory została dostępna zmienna gamePath również w GameNote. </text:span><text:soft-page-break/><text:span text:style-name="T11">Klasa common nie może być pierwsza przed klasą Form1, bo projektant się nie otworzy ani aplikacja nie uruchomi. Umieszczono ją za klasą Form1. W common również wsadzono funkcję "</text:span><text:span text:style-name="T33">static</text:span><text:span text:style-name="T13"> </text:span><text:span text:style-name="T33">string[]</text:span><text:span text:style-name="T13"> PathsToFiles":</text:span></text:p>
      <text:p text:style-name="P28"><text:s text:c="5"/></text:p>
      <text:p text:style-name="P39"><text:span text:style-name="T13"><text:s text:c="3"/></text:span><text:span text:style-name="T33">public</text:span><text:span text:style-name="T13"> </text:span><text:span text:style-name="T33">static</text:span><text:span text:style-name="T13"> </text:span><text:span text:style-name="T33">string</text:span><text:span text:style-name="T13">[] pathsToFiles(</text:span><text:span text:style-name="T33">string</text:span><text:span text:style-name="T13"> rootPath, </text:span><text:span text:style-name="T33">string</text:span><text:span text:style-name="T13"> fileName)</text:span></text:p>
      <text:p text:style-name="P29"><text:s text:c="8"/>{</text:p>
      <text:p text:style-name="P40"><text:span text:style-name="T13"><text:s text:c="12"/></text:span><text:span text:style-name="T33">string</text:span><text:span text:style-name="T13">[] filePaths = Directory.GetFiles(rootPath, fileName, SearchOption.AllDirectories);</text:span></text:p>
      <text:p text:style-name="P40"><text:span text:style-name="T13"><text:s text:c="12"/></text:span><text:span text:style-name="T33">return</text:span><text:span text:style-name="T13"> filePaths;</text:span></text:p>
      <text:p text:style-name="P29"><text:s text:c="8"/>}</text:p>
      <text:p text:style-name="P26"/>
      <text:p text:style-name="P36"><text:span text:style-name="T6">Z początku tego rozdziału znaleziono funkcję Directory.GetFiles z opcją "</text:span><text:span text:style-name="T18">SearchOption.TopDirectoryOnly". </text:span><text:span text:style-name="T6">W Google wpisano <text:s/>"SearchOption Directory.GetFiles" by pozyskać stronę, na jakiej znaleziono inne możliwości wywołania tej funkcji (patrz odnośnik 22). Jedną z nich została "</text:span><text:span text:style-name="Source_20_Text"><text:span text:style-name="T51">SearchOption.AllDirectories" pozwalająca na przeszukanie również podteczek bieżącej ścieżki dostępu na pliki. Procedurę FillListBox zmieniono na poniższą, aby od tej chwili zobaczyć wszystkie nasze zapiski z teczki gry:</text:span></text:span></text:p>
      <text:p text:style-name="P36"><text:span text:style-name="Source_20_Text"><text:span text:style-name="T51"/></text:span></text:p>
      <text:p text:style-name="P36"><text:span text:style-name="Source_20_Text"><text:span text:style-name="T7"><text:s text:c="8"/></text:span></text:span><text:span text:style-name="Source_20_Text"><text:span text:style-name="T37">private</text:span></text:span><text:span text:style-name="Source_20_Text"><text:span text:style-name="T7"> </text:span></text:span><text:span text:style-name="Source_20_Text"><text:span text:style-name="T37">void</text:span></text:span><text:span text:style-name="Source_20_Text"><text:span text:style-name="T7"> FillListBox() {</text:span></text:span></text:p>
      <text:p text:style-name="P40"><text:span text:style-name="T13"><text:s text:c="12"/></text:span><text:span text:style-name="T33">string</text:span><text:span text:style-name="T13"> fName = textBox1.Text;</text:span></text:p>
      <text:p text:style-name="P40"><text:span text:style-name="T13"><text:s text:c="12"/></text:span><text:span text:style-name="T33">if</text:span><text:span text:style-name="T13"> (fName == </text:span><text:span text:style-name="T29">""</text:span><text:span text:style-name="T13">) fName = </text:span><text:span text:style-name="T29">"*.zap"</text:span><text:span text:style-name="T13">;</text:span></text:p>
      <text:p text:style-name="P40"><text:span text:style-name="T13"><text:s text:c="12"/></text:span><text:span text:style-name="T33">string</text:span><text:span text:style-name="T13">[] zapPaths= common.pathsToFiles(common.gamePath,fName);</text:span></text:p>
      <text:p text:style-name="P29"><text:s text:c="12"/>listBox1.Items.AddRange(zapPaths);}</text:p>
      <text:p text:style-name="P16"><text:span text:style-name="Source_20_Text"><text:span text:style-name="T55"/></text:span></text:p>
      <text:p text:style-name="P16"><text:span text:style-name="Source_20_Text"><text:span text:style-name="T55">Poszczególne wpisy wykazu zostały ułożone po znakach z nazwy jako pierwszej rzeczy a kolejno po znakach ścieżki. Niechby nazwa pliku wyświetlała się pierwsza a za nią ścieżka dostępu. Przerobiono ListBox na taki, co przechowuje nowo stworzoną przez klasę obiektów Same sortowanie można znaleźć na stronie w sieci (patrz odnośnik 13). Dołożono kolejną klasę:</text:span></text:span></text:p>
      <text:p text:style-name="P16"><text:span text:style-name="Source_20_Text"><text:span text:style-name="T55"/></text:span></text:p>
      <text:p text:style-name="P16"><text:span text:style-name="Source_20_Text"><text:span text:style-name="T57"><text:s text:c="7"/></text:span></text:span><text:span text:style-name="Source_20_Text"><text:span text:style-name="T38">private</text:span></text:span><text:span text:style-name="Source_20_Text"><text:span text:style-name="T57"> </text:span></text:span><text:span text:style-name="Source_20_Text"><text:span text:style-name="T38">class</text:span></text:span><text:span text:style-name="Source_20_Text"><text:span text:style-name="T57"> </text:span></text:span><text:span text:style-name="Source_20_Text"><text:span text:style-name="T46">noteEntry</text:span></text:span></text:p>
      <text:p text:style-name="P29"><text:s text:c="8"/>{</text:p>
      <text:p text:style-name="P40"><text:span text:style-name="T13"><text:s text:c="12"/></text:span><text:span text:style-name="T33">public</text:span><text:span text:style-name="T13"> </text:span><text:span text:style-name="T33">string</text:span><text:span text:style-name="T13"> fName; </text:span><text:span text:style-name="T58">//file name</text:span></text:p>
      <text:p text:style-name="P40"><text:span text:style-name="T13"><text:s text:c="12"/></text:span><text:span text:style-name="T33">public</text:span><text:span text:style-name="T13"> </text:span><text:span text:style-name="T33">string</text:span><text:span text:style-name="T13"> pName; </text:span><text:span text:style-name="T58">//path name</text:span></text:p>
      <text:p text:style-name="P40"><text:span text:style-name="T13"><text:s text:c="12"/></text:span><text:span text:style-name="T33">public</text:span><text:span text:style-name="T13"> noteEntry() {</text:span></text:p>
      <text:p text:style-name="P29"><text:s text:c="12"/>}</text:p>
      <text:p text:style-name="P40"><text:span text:style-name="T13"><text:s text:c="12"/></text:span><text:span text:style-name="T33">public</text:span><text:span text:style-name="T13"> </text:span><text:span text:style-name="T33">static</text:span><text:span text:style-name="T13"> List&lt;noteEntry&gt; createList(</text:span><text:span text:style-name="T33">string</text:span><text:span text:style-name="T13">[] allNotes)</text:span></text:p>
      <text:p text:style-name="P29"><text:s text:c="12"/>{</text:p>
      <text:p text:style-name="P40"><text:span text:style-name="T13"><text:s text:c="16"/>List&lt;noteEntry&gt; filePaths = </text:span><text:span text:style-name="T33">new</text:span><text:span text:style-name="T13"> List&lt;noteEntry&gt;();</text:span></text:p>
      <text:p text:style-name="P40"><text:span text:style-name="T13"><text:s text:c="16"/></text:span><text:span text:style-name="T33">foreach</text:span><text:span text:style-name="T13"> (</text:span><text:span text:style-name="T33">string</text:span><text:span text:style-name="T13"> note </text:span><text:span text:style-name="T33">in</text:span><text:span text:style-name="T13"> allNotes) {</text:span></text:p>
      <text:p text:style-name="P40"><text:span text:style-name="T13"><text:s text:c="20"/>filePaths.Add(</text:span><text:span text:style-name="T33">new</text:span><text:span text:style-name="T13"> noteEntry() { pName = note.Substring(0, note.LastIndexOf(</text:span><text:span text:style-name="T29">'\\'</text:span><text:span text:style-name="T13">)), </text:span><text:span text:style-name="T13">fName = note.Substring(note.LastIndexOf(</text:span><text:span text:style-name="T29">'\\'</text:span><text:span text:style-name="T13">)+1)});</text:span></text:p>
      <text:p text:style-name="P29"><text:s text:c="16"/>}</text:p>
      <text:p text:style-name="P40"><text:span text:style-name="T13"><text:s text:c="16"/></text:span><text:span text:style-name="T33">return</text:span><text:span text:style-name="T13"> filePaths;</text:span></text:p>
      <text:p text:style-name="P29"><text:s text:c="12"/>}</text:p>
      <text:p text:style-name="P40"><text:span text:style-name="T13"><text:s text:c="12"/></text:span><text:span text:style-name="T33">public</text:span><text:span text:style-name="T13"> </text:span><text:span text:style-name="T33">override</text:span><text:span text:style-name="T13"> </text:span><text:span text:style-name="T33">string</text:span><text:span text:style-name="T13"> ToString() {</text:span></text:p>
      <text:p text:style-name="P40"><text:span text:style-name="T13"><text:s text:c="16"/></text:span><text:span text:style-name="T33">return</text:span><text:span text:style-name="T13"> fName+</text:span><text:span text:style-name="T29">" "</text:span><text:span text:style-name="T13">+pName;</text:span></text:p>
      <text:p text:style-name="P29"><text:s text:c="12"/>}</text:p>
      <text:p text:style-name="P29"><text:s text:c="8"/>}</text:p>
      <text:p text:style-name="P16"><text:span text:style-name="Source_20_Text"><text:span text:style-name="T55">oraz zamieniono FillListBox():</text:span></text:span></text:p>
      <text:p text:style-name="P16"><text:span text:style-name="Source_20_Text"><text:span text:style-name="T57"><text:s text:c="8"/></text:span></text:span><text:span text:style-name="Source_20_Text"><text:span text:style-name="T38">private</text:span></text:span><text:span text:style-name="Source_20_Text"><text:span text:style-name="T57"> </text:span></text:span><text:span text:style-name="Source_20_Text"><text:span text:style-name="T38">void</text:span></text:span><text:span text:style-name="Source_20_Text"><text:span text:style-name="T57"> FillListBox() {</text:span></text:span></text:p>
      <text:p text:style-name="P40"><text:span text:style-name="T13"><text:s text:c="12"/></text:span><text:span text:style-name="T33">string</text:span><text:span text:style-name="T13"> fName = textBox1.Text;</text:span></text:p>
      <text:p text:style-name="P40"><text:soft-page-break/><text:span text:style-name="T13"><text:s text:c="12"/></text:span><text:span text:style-name="T33">if</text:span><text:span text:style-name="T13"> (fName == </text:span><text:span text:style-name="T29">""</text:span><text:span text:style-name="T13">) fName = </text:span><text:span text:style-name="T29">"*.zap"</text:span><text:span text:style-name="T13">;</text:span></text:p>
      <text:p text:style-name="P40"><text:span text:style-name="T13"><text:s text:c="12"/></text:span><text:span text:style-name="T33">string</text:span><text:span text:style-name="T13">[] zapPathsStrings= common.pathsToFiles(common.gamePath,fName);</text:span></text:p>
      <text:p text:style-name="P29"><text:s text:c="12"/>List&lt;noteEntry&gt; zapPaths= noteEntry.createList(zapPathsStrings);</text:p>
      <text:p text:style-name="P40"><text:span text:style-name="T13"><text:s text:c="12"/>zapPaths.Sort(</text:span><text:span text:style-name="T33">delegate</text:span><text:span text:style-name="T13"> (noteEntry e1, noteEntry e2){</text:span><text:span text:style-name="T33">return</text:span><text:span text:style-name="T13"> e1.ToString().CompareTo(e2.ToString());});</text:span></text:p>
      <text:p text:style-name="P29"><text:s text:c="12"/>listBox1.Items.AddRange(zapPaths.ToArray());</text:p>
      <text:p text:style-name="P29"><text:s text:c="8"/>}</text:p>
      <text:p text:style-name="P17"><text:span text:style-name="Source_20_Text"><text:span text:style-name="T55"/></text:span></text:p>
      <text:p text:style-name="P17"><text:span text:style-name="Source_20_Text"><text:span text:style-name="T55">Wpisy wykazu zostały ułożone w kolejności znakowej, oraz że wpisy zaczynają się na nazwie pliku a kończą na ścieżce. Póki gracz nie prowadził żadnej wartości w pole znakowe, wtedy znaleziono wszystkie pliki z rozszerzeniem *.zap. Robi to funkcja z klasy ogólnej common. Dostano macierz ciągów znakowych przedstawiających ścieżki na znalezione pliki. Metoda statyczna createList z klasy noteEntry jest wywoływana aby przerobić ciągi znaków na obiekty typu noteEntry, dzięki czemu przetrzymano osobno nazwę pliku fName oraz osobno ścieżkę pName. Są one przechowywane jako wykaz po to aby w kolejnym wierszu je posortować. Funkcja ToString z klasy noteEntry pozwala na to sortowanie oraz umożliwia wyświetlenie objektu jako ciąg znaków w wykazie listBox1. </text:span></text:span></text:p>
      <text:p text:style-name="P17"><text:span text:style-name="Source_20_Text"><text:span text:style-name="T55"><text:tab/>W dalszej części tworzenia gry nie wyświetlono pełnej ścieżki tylko to co jest w teczce gry, aby ścieżka gry wgrała się sama, aby wyrażenia regex były obsługiwane przy znajdowaniu zapisek gracza.</text:span></text:span></text:p>
      <text:p text:style-name="P17"><text:span text:style-name="Source_20_Text"><text:span text:style-name="T55"><text:tab/>Zaczęto od tego aby ścieżka wgrywała się samoczynnie. Dlatego wprowadzono poniższy wiersz jako kolejny zaraz za InitializeComponent() w Form1():</text:span></text:span></text:p>
      <text:p text:style-name="P17"><text:span text:style-name="Source_20_Text"><text:span text:style-name="T51"/></text:span></text:p>
      <text:p text:style-name="P17"><text:span text:style-name="Source_20_Text"><text:span text:style-name="T57">common.gamePath=Directory.GetCurrentDirectory().Substring(0,</text:span></text:span></text:p>
      <text:p text:style-name="P17"><text:span text:style-name="Source_20_Text"><text:span text:style-name="T57">Directory.GetCurrentDirectory().LastIndexOf(</text:span></text:span><text:span text:style-name="Source_20_Text"><text:span text:style-name="T28">'\\'</text:span></text:span><text:span text:style-name="Source_20_Text"><text:span text:style-name="T57">,</text:span></text:span></text:p>
      <text:p text:style-name="P17"><text:span text:style-name="Source_20_Text"><text:span text:style-name="T57">Directory.GetCurrentDirectory().LastIndexOf(</text:span></text:span><text:span text:style-name="Source_20_Text"><text:span text:style-name="T28">'\\'</text:span></text:span><text:span text:style-name="Source_20_Text"><text:span text:style-name="T57">,</text:span></text:span></text:p>
      <text:p text:style-name="P17"><text:span text:style-name="Source_20_Text"><text:span text:style-name="T57">Directory.GetCurrentDirectory().LastIndexOf(</text:span></text:span><text:span text:style-name="Source_20_Text"><text:span text:style-name="T28">'\\'</text:span></text:span><text:span text:style-name="Source_20_Text"><text:span text:style-name="T57">) - 1)-1)+1);</text:span></text:span></text:p>
      <text:p text:style-name="P17"><text:span text:style-name="Source_20_Text"><text:span text:style-name="T53"/></text:span></text:p>
      <text:p text:style-name="P37"><text:span text:style-name="Source_20_Text"><text:span text:style-name="T5">Tego opis jest taki, że aplikacja ma teczkę roboczą zanużoną o trzy teczki wewnątrz teczki gry i aby ją wydobyć najlepiej z łańcucha znaków opisującego położenie tej teczki znaleźć trzeci znak '\' symbolizujący rozpoczęcie nowej teczki. Wtedy uzyskano miejsce gry. Aby uzyskać ścieżki bez opisu teczki roboczej gry przechodzono w </text:span></text:span><text:span text:style-name="Source_20_Text"><text:span text:style-name="T7">List&lt;noteEntry&gt; createList(</text:span></text:span><text:span text:style-name="Source_20_Text"><text:span text:style-name="T37">string</text:span></text:span><text:span text:style-name="Source_20_Text"><text:span text:style-name="T7">[] allNotes)</text:span></text:span><text:span text:style-name="Source_20_Text"><text:span text:style-name="T5"> i podmieniono </text:span></text:span><text:span text:style-name="Source_20_Text"><text:span text:style-name="T6">filePaths.Add </text:span></text:span><text:span text:style-name="Source_20_Text"><text:span text:style-name="T5">na poniższe:</text:span></text:span></text:p>
      <text:p text:style-name="P37"><text:span text:style-name="Source_20_Text"><text:span text:style-name="T6"/></text:span></text:p>
      <text:p text:style-name="P37"><text:span text:style-name="Source_20_Text"><text:span text:style-name="T6">filePaths.Add(</text:span></text:span><text:span text:style-name="Source_20_Text"><text:span text:style-name="T36">new</text:span></text:span><text:span text:style-name="Source_20_Text"><text:span text:style-name="T6"> noteEntry() { </text:span></text:span></text:p>
      <text:p text:style-name="P37"><text:span text:style-name="Source_20_Text"><text:span text:style-name="T6">pName=note.Substring(common.gamePath.Length,note.LastIndexOf(</text:span></text:span><text:span text:style-name="Source_20_Text"><text:span text:style-name="T24">'\\'</text:span></text:span><text:span text:style-name="Source_20_Text"><text:span text:style-name="T6">)-common.gamePath.Length+1), </text:span></text:span></text:p>
      <text:p text:style-name="P37"><text:span text:style-name="Source_20_Text"><text:span text:style-name="T6">fName = note.Substring(note.LastIndexOf(</text:span></text:span><text:span text:style-name="Source_20_Text"><text:span text:style-name="T24">'\\'</text:span></text:span><text:span text:style-name="Source_20_Text"><text:span text:style-name="T6">)+1)});</text:span></text:span></text:p>
      <text:p text:style-name="P26"/>
      <text:p text:style-name="P17"><text:span text:style-name="Source_20_Text"><text:span text:style-name="T55">Zmieniono jedynie w pName by zaczęło wycinanie podciągu odpowiadającego ścieżce zaraz za ścieżką teczki roboczej o ilość znaków równą tyle co położenie nazwy pliku pomniejszone o długość nazwy ścieżki roboczej gry plus jeden. Ostatnie jeden odpowiada znakowi '\' aby był uwzględniony na końcu ścieżki.</text:span></text:span></text:p>
      <text:p text:style-name="P37"><text:span text:style-name="Source_20_Text"><text:span text:style-name="T5"><text:tab/>Przystąpiono zająć się wyrażeniami REGEX tak aby możliwe było wprowadzenie częściowe nazwy pliku z zapiskami a znalezienie by odbyło się samoistnie. Zamieniono odpowiadający wiersz w </text:span></text:span><text:span text:style-name="Source_20_Text"><text:span text:style-name="T7">FillListBox()</text:span></text:span><text:span text:style-name="Source_20_Text"><text:span text:style-name="T5"> na</text:span></text:span></text:p>
      <text:p text:style-name="P37"><text:span text:style-name="Source_20_Text"><text:span text:style-name="T5"/></text:span></text:p>
      <text:p text:style-name="P37"><text:span text:style-name="Source_20_Text"><text:span text:style-name="T36">string</text:span></text:span><text:span text:style-name="Source_20_Text"><text:span text:style-name="T6">[] zapPathsStrings= common.pathsToFiles(common.gamePath, </text:span></text:span><text:span text:style-name="Source_20_Text"><text:span text:style-name="T24">"*.zap"</text:span></text:span><text:span text:style-name="Source_20_Text"><text:span text:style-name="T6">);</text:span></text:span></text:p>
      <text:p text:style-name="P27"/>
      <text:p text:style-name="P37"><text:span text:style-name="Source_20_Text"><text:span text:style-name="T5">oraz usunięto poprzedni. Znajdowano wszystkie pliki z właściwym rozszerzeniem. Z początku </text:span></text:span><text:soft-page-break/><text:span text:style-name="Source_20_Text"><text:span text:style-name="T5">rozdziału znaleziono funkcję Where występującą w wykazach. Wykorzystano ją wraz z wyrażeniami REGEX. </text:span></text:span><text:span text:style-name="Source_20_Text"><text:span text:style-name="T7">FillListBox()</text:span></text:span><text:span text:style-name="Source_20_Text"><text:span text:style-name="T5"> zamieniono na to poniżej:</text:span></text:span></text:p>
      <text:p text:style-name="P37"><text:span text:style-name="Source_20_Text"><text:span text:style-name="T5"/></text:span></text:p>
      <text:p text:style-name="P37"><text:span text:style-name="Source_20_Text"><text:span text:style-name="T6">List&lt;noteEntry&gt; zapPaths= noteEntry.createList(common.pathsToFiles(common.gamePath, </text:span></text:span><text:span text:style-name="Source_20_Text"><text:span text:style-name="T24">"*.zap"</text:span></text:span><text:span text:style-name="Source_20_Text"><text:span text:style-name="T6">)).Where(entry =&gt; Regex.Match(entry.fName, textBox1.Text).Success).ToList();</text:span></text:span></text:p>
      <text:p text:style-name="P40"><text:span text:style-name="T13"><text:s text:c="12"/>zapPaths.Sort(</text:span><text:span text:style-name="T33">delegate</text:span><text:span text:style-name="T13"> (noteEntry e1, noteEntry e2){</text:span><text:span text:style-name="T33">return</text:span><text:span text:style-name="T13"> </text:span><text:span text:style-name="T13">e1.ToString().CompareTo(e2.ToString());});</text:span></text:p>
      <text:p text:style-name="P29"><text:s text:c="12"/>listBox1.Items.Clear();</text:p>
      <text:p text:style-name="P29"><text:s text:c="12"/>listBox1.Items.AddRange(zapPaths.ToArray());</text:p>
      <text:p text:style-name="P26"/>
      <text:p text:style-name="P17"><text:span text:style-name="Source_20_Text"><text:span text:style-name="T55">W pierwszym wierszu tworzono zapPaths z noteEntry.createList, potem na tym wywołano Where a w nawiasie zawarto wyrażenie logiczne REGEX by sprawdziło dla każdego wpisu wykazu czy jest zgodne z wartością pola znakowego. Wynik przekształcono na wykaz, co kolejno sortowano najpierw według nazwy a potem ścieżki. Czyszczono wykaz wpisów oraz wypełniono tymi z zapPaths. ZapPaths są wykazem dlatego zamieniono je na macierz tak aby było zgodne z tym co oczekuje od nas funkcja AddRange.</text:span></text:span></text:p>
      <text:p text:style-name="P37"><text:span text:style-name="Source_20_Text"><text:span text:style-name="T5"><text:tab/>Kolejnym zadaniem stało się ukrywanie rozszerzeń plików, bo wiadomo że zawsze będzie to *.zap. Dlatego w </text:span></text:span><text:span text:style-name="Source_20_Text"><text:span text:style-name="T44">noteEntry</text:span></text:span><text:span text:style-name="Source_20_Text"><text:span text:style-name="T5">::</text:span></text:span><text:span text:style-name="Source_20_Text"><text:span text:style-name="T6">createList</text:span></text:span><text:span text:style-name="Source_20_Text"><text:span text:style-name="T5">, w wierszu </text:span></text:span><text:span text:style-name="Source_20_Text"><text:span text:style-name="T6">filePaths.Add(</text:span></text:span><text:span text:style-name="Source_20_Text"><text:span text:style-name="T36">new</text:span></text:span><text:span text:style-name="Source_20_Text"><text:span text:style-name="T6"> noteEntry() { </text:span></text:span><text:span text:style-name="Source_20_Text"><text:span text:style-name="T5">zamieniono </text:span></text:span><text:span text:style-name="Source_20_Text"><text:span text:style-name="T6">fName = note.Substring... </text:span></text:span><text:span text:style-name="Source_20_Text"><text:span text:style-name="T5">na poniższe</text:span></text:span><text:span text:style-name="Source_20_Text"><text:span text:style-name="T6">:</text:span></text:span></text:p>
      <text:p text:style-name="P37"><text:span text:style-name="Source_20_Text"><text:span text:style-name="T6"/></text:span></text:p>
      <text:p text:style-name="P37"><text:span text:style-name="Source_20_Text"><text:span text:style-name="T6">filePaths.Add(</text:span></text:span><text:span text:style-name="Source_20_Text"><text:span text:style-name="T36">new</text:span></text:span><text:span text:style-name="Source_20_Text"><text:span text:style-name="T6"> noteEntry() { </text:span></text:span></text:p>
      <text:p text:style-name="P37"><text:span text:style-name="Source_20_Text"><text:span text:style-name="T6">pName = note.Substring(common.gamePath.Length, note.LastIndexOf(</text:span></text:span><text:span text:style-name="Source_20_Text"><text:span text:style-name="T24">'\\'</text:span></text:span><text:span text:style-name="Source_20_Text"><text:span text:style-name="T6">)- common.gamePath.Length+1), </text:span></text:span></text:p>
      <text:p text:style-name="P37"><text:span text:style-name="Source_20_Text"><text:span text:style-name="T6">fName = note.Substring(note.LastIndexOf(</text:span></text:span><text:span text:style-name="Source_20_Text"><text:span text:style-name="T24">'\\'</text:span></text:span><text:span text:style-name="Source_20_Text"><text:span text:style-name="T6">)+1,note.Length- note.LastIndexOf(</text:span></text:span><text:span text:style-name="Source_20_Text"><text:span text:style-name="T24">'\\'</text:span></text:span><text:span text:style-name="Source_20_Text"><text:span text:style-name="T6">)-5) });</text:span></text:span></text:p>
      <text:p text:style-name="P37"><text:span text:style-name="Source_20_Text"><text:span text:style-name="T6"/></text:span></text:p>
      <text:p text:style-name="P37"><text:span text:style-name="Source_20_Text"><text:span text:style-name="T5">Zamianie podległo wywołanie substring dla fName tak aby rozpocząć wycinanie nazwy pliku od jego początku, co zostało uwzględnione jako pierwszy parametr. Drugim parametrem wywołania jest długość wycinania w ilości znaków, co zostało policzone jako różnica długości całego ciągu znaków i miejsca początku nazwy pliku, co było pomniejszone o długość rozszerzenia.</text:span></text:span></text:p>
      <text:p text:style-name="P37"><text:span text:style-name="Source_20_Text"><text:span text:style-name="T5"><text:tab/>Każda zmiana pola znakowego textBox1 powinna oddawać zmianę naszego wykazu, dlatego znajdźmy metodę textChanged oraz utwórzmy jej wywołanie uwzględniając poniższy fragment:</text:span></text:span></text:p>
      <text:p text:style-name="P37"><text:span text:style-name="Source_20_Text"><text:span text:style-name="T5"/></text:span></text:p>
      <text:p text:style-name="P37"><text:span text:style-name="Source_20_Text"><text:span text:style-name="T6"><text:s text:c="8"/></text:span></text:span><text:span text:style-name="Source_20_Text"><text:span text:style-name="T36">private</text:span></text:span><text:span text:style-name="Source_20_Text"><text:span text:style-name="T6"> </text:span></text:span><text:span text:style-name="Source_20_Text"><text:span text:style-name="T36">void</text:span></text:span><text:span text:style-name="Source_20_Text"><text:span text:style-name="T6"> textBox1_TextChanged(</text:span></text:span><text:span text:style-name="Source_20_Text"><text:span text:style-name="T36">object</text:span></text:span><text:span text:style-name="Source_20_Text"><text:span text:style-name="T6"> sender, EventArgs e)</text:span></text:span></text:p>
      <text:p text:style-name="P29"><text:s text:c="8"/>{</text:p>
      <text:p text:style-name="P29"><text:s text:c="12"/>FillListBox();</text:p>
      <text:p text:style-name="P29"><text:s text:c="8"/>}</text:p>
      <text:p text:style-name="P37"><text:span text:style-name="Source_20_Text"><text:span text:style-name="T5"/></text:span></text:p>
      <text:p text:style-name="P37"><text:span text:style-name="Source_20_Text"><text:span text:style-name="T5"><text:tab/>Kolejną rzeczą było wyświetlenie zawartości pliku wraz ze zmianą wyboru w wykazie plików. Aby to zrobić, znaleziono metodę </text:span></text:span><text:span text:style-name="Source_20_Text"><text:span text:style-name="T6">SelectedIndexChanged</text:span></text:span><text:span text:style-name="Source_20_Text"><text:span text:style-name="T5"> we właściwościach listBox1 oraz naciśnięto w jej polu znakowym dwa razy, by utworzyć jej wywołanie. Wewnątrz wpisano poniższe:</text:span></text:span></text:p>
      <text:p text:style-name="P37"><text:span text:style-name="Source_20_Text"><text:span text:style-name="T5"/></text:span></text:p>
      <text:p text:style-name="P37"><text:span text:style-name="Source_20_Text"><text:span text:style-name="T6"><text:s text:c="8"/></text:span></text:span><text:span text:style-name="Source_20_Text"><text:span text:style-name="T36">private</text:span></text:span><text:span text:style-name="Source_20_Text"><text:span text:style-name="T6"> </text:span></text:span><text:span text:style-name="Source_20_Text"><text:span text:style-name="T36">void</text:span></text:span><text:span text:style-name="Source_20_Text"><text:span text:style-name="T6"> listBox1_SelectedIndexChanged(</text:span></text:span><text:span text:style-name="Source_20_Text"><text:span text:style-name="T36">object</text:span></text:span><text:span text:style-name="Source_20_Text"><text:span text:style-name="T6"> sender, EventArgs e)</text:span></text:span></text:p>
      <text:p text:style-name="P29"><text:s text:c="8"/>{</text:p>
      <text:p text:style-name="P40"><text:span text:style-name="T13"><text:s text:c="12"/></text:span><text:span text:style-name="T33">string</text:span><text:span text:style-name="T13">[] allLines = File.ReadAllLines(common.gamePath + ((noteEntry)listBox1.SelectedItem).pName + </text:span></text:p>
      <text:p text:style-name="P40"><text:span text:style-name="T13">((noteEntry)listBox1.SelectedItem).fName + </text:span><text:span text:style-name="T29">".zap"</text:span><text:span text:style-name="T13">);</text:span></text:p>
      <text:p text:style-name="P40"><text:span text:style-name="T13"><text:s/></text:span><text:span text:style-name="T8"><text:s text:c="11"/>richTextBox1.Text = </text:span><text:span text:style-name="T26">""</text:span><text:span text:style-name="T8">;</text:span></text:p>
      <text:p text:style-name="P29"><text:span text:style-name="T40"><text:s text:c="12"/></text:span><text:span text:style-name="T33">for</text:span><text:span text:style-name="T40"> (</text:span><text:span text:style-name="T33">int</text:span><text:span text:style-name="T40"> i=0;i&lt;allLines.Length;i++) {</text:span></text:p>
      <text:p text:style-name="P29"><text:soft-page-break/><text:s text:c="16"/>richTextBox1.Text += allLines[i];</text:p>
      <text:p text:style-name="P40"><text:span text:style-name="T13"><text:s text:c="16"/></text:span><text:span text:style-name="T33">if</text:span><text:span text:style-name="T13">(i!= allLines.Length-1) richTextBox1.Text += </text:span><text:span text:style-name="T29">"\n"</text:span><text:span text:style-name="T13">;</text:span></text:p>
      <text:p text:style-name="P29"><text:s text:c="12"/>}</text:p>
      <text:p text:style-name="P29"><text:s text:c="8"/>}</text:p>
      <text:p text:style-name="P37"><text:span text:style-name="Source_20_Text"><text:span text:style-name="T5"/></text:span></text:p>
      <text:p text:style-name="P37"><text:span text:style-name="Source_20_Text"><text:span text:style-name="T5">Czyli otrzymano odczyt z wybranego pliku wszystkich wierszy, potem wyczyszczenie pola wielowierszowego, potem dla każdego wiersza jego dopisanie w pole wielowierszowe. Dołączono możliwość zapisu na plik zmienionego przez gracza pola wielowierszowego. Dołączono przycisk zapisz obok pola znakowego. Powinno być domyślnie nieczynne aż chwili zmiany w polu wielowierszowym. Pamiętać należy aby go zrobić nieczynnym wraz z każdą zmianą wpisu w wykazie plików. Zmieniono w jego właściwościach w zachowaniu w enabled na false. W </text:span></text:span><text:span text:style-name="Source_20_Text"><text:span text:style-name="T6">richTextBox1_KeyPress</text:span></text:span><text:span text:style-name="Source_20_Text"><text:span text:style-name="T5"> dopisano na końcu </text:span></text:span><text:span text:style-name="Source_20_Text"><text:span text:style-name="T6">button1.Enabled = </text:span></text:span><text:span text:style-name="Source_20_Text"><text:span text:style-name="T36">true</text:span></text:span><text:span text:style-name="Source_20_Text"><text:span text:style-name="T6">. </text:span></text:span><text:span text:style-name="Source_20_Text"><text:span text:style-name="T5">To pole generowano poprzez wybór we właściwościach richTextBox1 zdarzenia </text:span></text:span><text:span text:style-name="Source_20_Text"><text:span text:style-name="T6">KeyPress </text:span></text:span><text:span text:style-name="Source_20_Text"><text:span text:style-name="T5">oraz wciśnięciu dwa razy myszą w tym polu. Przy każdej zmianie wpisu wykazu przycisk zapisz powinien stawać się nieczynny. Znaleziono </text:span></text:span><text:span text:style-name="Source_20_Text"><text:span text:style-name="T6">listBox1_SelectedIndexChanged. </text:span></text:span><text:span text:style-name="Source_20_Text"><text:span text:style-name="T5">Na jego końcu dopisano </text:span></text:span><text:span text:style-name="Source_20_Text"><text:span text:style-name="T6">button1.Enabled = </text:span></text:span><text:span text:style-name="Source_20_Text"><text:span text:style-name="T36">false</text:span></text:span><text:span text:style-name="Source_20_Text"><text:span text:style-name="T6">. </text:span></text:span><text:span text:style-name="Source_20_Text"><text:span text:style-name="T5">W celu zapisu pliku wciśnięto dwa razy na przycisk zapisz by nas przeniosło w </text:span></text:span><text:span text:style-name="Source_20_Text"><text:span text:style-name="T6">button1_Click</text:span></text:span><text:span text:style-name="Source_20_Text"><text:span text:style-name="T5"> i wpisano poniższe:</text:span></text:span></text:p>
      <text:p text:style-name="P37"><text:span text:style-name="Source_20_Text"><text:span text:style-name="T5"/></text:span></text:p>
      <text:p text:style-name="P37"><text:span text:style-name="Source_20_Text"><text:span text:style-name="T6"><text:tab/>File.WriteAllLines(</text:span></text:span></text:p>
      <text:p text:style-name="P37"><text:span text:style-name="Source_20_Text"><text:span text:style-name="T6"><text:tab/><text:tab/>common.gamePath+((noteEntry)listBox1.SelectedItem).pName+ <text:tab/><text:tab/><text:tab/><text:tab/><text:tab/>((noteEntry)listBox1.SelectedItem).fName + </text:span></text:span><text:span text:style-name="Source_20_Text"><text:span text:style-name="T24">".zap"</text:span></text:span><text:span text:style-name="Source_20_Text"><text:span text:style-name="T6">, </text:span></text:span></text:p>
      <text:p text:style-name="P37"><text:span text:style-name="Source_20_Text"><text:span text:style-name="T6"><text:tab/><text:tab/></text:span></text:span><text:span text:style-name="Source_20_Text"><text:span text:style-name="T36">new</text:span></text:span><text:span text:style-name="Source_20_Text"><text:span text:style-name="T6"> </text:span></text:span><text:span text:style-name="Source_20_Text"><text:span text:style-name="T36">string</text:span></text:span><text:span text:style-name="Source_20_Text"><text:span text:style-name="T6">[] { richTextBox1.Text });</text:span></text:span></text:p>
      <text:p text:style-name="P40"><text:span text:style-name="T13"><text:tab/>button1.Enabled = </text:span><text:span text:style-name="T33">false</text:span><text:span text:style-name="T13">;</text:span></text:p>
      <text:p text:style-name="P37"><text:span text:style-name="Source_20_Text"><text:span text:style-name="T5"/></text:span></text:p>
      <text:p text:style-name="P37"><text:span text:style-name="Source_20_Text"><text:span text:style-name="T5"><text:tab/>Stworzono również przycisk "zapisz jako" wraz z odpowiednim kodem.</text:span></text:span></text:p>
      <text:p text:style-name="P37"><text:span text:style-name="Source_20_Text"><text:span text:style-name="T5"/></text:span></text:p>
      <text:p text:style-name="P37"><text:span text:style-name="Source_20_Text"><text:span text:style-name="T6"><text:s text:c="9"/>SaveFileDialog saveFileDialog = </text:span></text:span><text:span text:style-name="Source_20_Text"><text:span text:style-name="T36">new</text:span></text:span><text:span text:style-name="Source_20_Text"><text:span text:style-name="T6"> SaveFileDialog();</text:span></text:span></text:p>
      <text:p text:style-name="P40"><text:span text:style-name="T13"><text:s text:c="9"/>saveFileDialog.Filter = </text:span><text:span text:style-name="T29">"zapisy przemyśleń (*.zap)|*.zap|dowolne pliki (*.*)|*.*"</text:span><text:span text:style-name="T13">;</text:span></text:p>
      <text:p text:style-name="P29"><text:s text:c="9"/>saveFileDialog.FilterIndex = 1;</text:p>
      <text:p text:style-name="P29"><text:s text:c="9"/>saveFileDialog.InitialDirectory = common.gamePath;</text:p>
      <text:p text:style-name="P40"><text:span text:style-name="T13"><text:s text:c="9"/>saveFileDialog.RestoreDirectory = </text:span><text:span text:style-name="T33">true</text:span><text:span text:style-name="T13">;</text:span></text:p>
      <text:p text:style-name="P40"><text:span text:style-name="T13"><text:s text:c="9"/></text:span><text:span text:style-name="T33">if</text:span><text:span text:style-name="T13"> (saveFileDialog.ShowDialog() == DialogResult.OK)</text:span></text:p>
      <text:p text:style-name="P29"><text:s text:c="9"/>{</text:p>
      <text:p text:style-name="P40"><text:span text:style-name="T13"><text:s text:c="11"/>File.WriteAllLines(saveFileDialog.FileName, </text:span><text:span text:style-name="T33">new</text:span><text:span text:style-name="T13"> </text:span><text:span text:style-name="T33">string</text:span><text:span text:style-name="T13">[{ richTextBox1.Text });</text:span></text:p>
      <text:p text:style-name="P29"><text:tab/> <text:s text:c="3"/>FillListBox();</text:p>
      <text:p text:style-name="P29"><text:tab/> <text:s text:c="3"/>selectByPath(saveFileDialog.FileName);</text:p>
      <text:p text:style-name="P29"><text:s text:c="9"/>}</text:p>
      <text:p text:style-name="P33"><text:span text:style-name="Source_20_Text"><text:span text:style-name="T5"/></text:span></text:p>
      <text:p text:style-name="P33"><text:span text:style-name="Source_20_Text"><text:span text:style-name="T5">W pierwszym wierszu tworzono narzędzie okna zapisu pliku, kolejno dodano rodzaje plików na wyświetlenie, potem wybrano aby z początku gracz zobaczył pliki z rozszerzeniem zap, dalej zauważono aby ścieżka gry się nie zmieniła i jeżeli gracz wybrał plik to zapisywano zapiski w ten plik. Po zapisaniu odświeżano wykaz plików oraz wybierano ostatnio zapisany. Zrobiono osobną procedurę w tym celu, jaka pobiera ścieżkę na plik:</text:span></text:span></text:p>
      <text:p text:style-name="P37"><text:span text:style-name="Source_20_Text"><text:span text:style-name="T6"><text:s text:c="8"/></text:span></text:span><text:span text:style-name="Source_20_Text"><text:span text:style-name="T36">private</text:span></text:span><text:span text:style-name="Source_20_Text"><text:span text:style-name="T6"> </text:span></text:span><text:span text:style-name="Source_20_Text"><text:span text:style-name="T36">void</text:span></text:span><text:span text:style-name="Source_20_Text"><text:span text:style-name="T6"> selectByPath(</text:span></text:span><text:span text:style-name="Source_20_Text"><text:span text:style-name="T36">string</text:span></text:span><text:span text:style-name="Source_20_Text"><text:span text:style-name="T6"> path)</text:span></text:span></text:p>
      <text:p text:style-name="P29"><text:s text:c="8"/>{</text:p>
      <text:p text:style-name="P29"><text:s text:c="12"/>listBox1.SelectedIndex = -1;</text:p>
      <text:p text:style-name="P40"><text:span text:style-name="T13"><text:s text:c="12"/></text:span><text:span text:style-name="T33">for</text:span><text:span text:style-name="T13">(</text:span><text:span text:style-name="T33">int</text:span><text:span text:style-name="T13"> index=0;index&lt;listBox1.Items.Count;index++)</text:span></text:p>
      <text:p text:style-name="P29"><text:soft-page-break/><text:s text:c="12"/>{</text:p>
      <text:p text:style-name="P40"><text:span text:style-name="T13"><text:s text:c="16"/></text:span><text:span text:style-name="T33">if</text:span><text:span text:style-name="T13"> (path == common.gamePath + </text:span></text:p>
      <text:p text:style-name="P40"><text:span text:style-name="T13"><text:tab/><text:tab/><text:tab/>((noteEntry)listBox1.Items[index]).pName + <text:tab/><text:tab/><text:tab/><text:tab/><text:tab/><text:tab/><text:tab/>((noteEntry)listBox1.Items[index]).fName+</text:span><text:span text:style-name="T29">".zap"</text:span><text:span text:style-name="T13">)</text:span></text:p>
      <text:p text:style-name="P29"><text:tab/><text:tab/><text:tab/>listBox1.SelectedIndex = index;</text:p>
      <text:p text:style-name="P29"><text:s text:c="12"/>}</text:p>
      <text:p text:style-name="P29"><text:s text:c="8"/>}</text:p>
      <text:p text:style-name="P29"><text:tab/>Znaleziono komponent o nazwie ErrorProvider co posłużyło przy rozbudowie textBox1 (patrz odnośnik 42) tak aby wyświetlał błąd przy pustym polu tekstowym. Wprowadzono poniższe aby zasygnalizować potrzebę wypełnienia pola:</text:p>
      <text:p text:style-name="P29">errorProvider1.SetError(textBox1, <text:span text:style-name="T23">"Łatwiej będzie filtrować z zawartością tego pola"</text:span>);</text:p>
      <text:p text:style-name="P29"/>
      <text:p text:style-name="P29"/>
      <text:h text:style-name="Heading_20_2" text:outline-level="2" text:is-list-header="true"><text:span text:style-name="Source_20_Text"><text:span text:style-name="T74">6.3 Wprowadzenie elementów personalizacji</text:span></text:span></text:h>
      <text:list xml:id="list4795597195467287663" text:style-name="L17">
        <text:list-item>
          <text:list>
            <text:list-header>
              <text:p text:style-name="P86"><text:span text:style-name="Source_20_Text"><text:span text:style-name="T59"/></text:span></text:p>
            </text:list-header>
          </text:list>
        </text:list-item>
      </text:list>
      <text:p text:style-name="P33"><text:span text:style-name="Source_20_Text"><text:span text:style-name="T5"><text:tab/>Gracz otrzymał możliwość zmiany czcionki napisów na pasku powiadomień oraz ich barwy. Wciśnięto dwa razy w ustawienia-&gt;inne. Przeniesiono w miejsce zwane </text:span></text:span><text:span text:style-name="Source_20_Text"><text:span text:style-name="T6">inneToolStripMenuItem_Click</text:span></text:span><text:span text:style-name="Source_20_Text"><text:span text:style-name="T5">. Tam wpisano kod tak jak widnieje w źródle tej gry. Wciśnięto również dwa razy w ustawienia-&gt;barwy. Tam również uzupełniono kod. Zajęto się następnie zmianą tła gry by gracz mógł wybrać dowolny plik na jej tło. Dołożono przycisk ze zdjęciem pędzli oraz wprowadzono w odpowiednie miejsce kod źródłowy.</text:span></text:span></text:p>
      <text:p text:style-name="P33"><text:span text:style-name="Source_20_Text"><text:span text:style-name="T5"/></text:span></text:p>
      <text:h text:style-name="Heading_20_1" text:outline-level="1"><text:span text:style-name="Source_20_Text"><text:span text:style-name="T75">VII Zaawansowane rozwiązania</text:span></text:span></text:h>
      <text:p text:style-name="P10"><text:span text:style-name="Source_20_Text"><text:span text:style-name="T60"/></text:span></text:p>
      <text:h text:style-name="Heading_20_2" text:outline-level="2" text:is-list-header="true"><text:span text:style-name="Source_20_Text"><text:span text:style-name="T74">7.1 Wdrożenie mechanizmów bibliotek dynamicznych w celach optymalizacji procesów wytwórczych</text:span></text:span></text:h>
      <text:list xml:id="list4872072078345499682" text:style-name="L18">
        <text:list-item>
          <text:list>
            <text:list-header>
              <text:p text:style-name="P87"><text:span text:style-name="Source_20_Text"><text:span text:style-name="T59"/></text:span></text:p>
            </text:list-header>
          </text:list>
        </text:list-item>
      </text:list>
      <text:p text:style-name="P33"><text:span text:style-name="Source_20_Text"><text:span text:style-name="T5"><text:tab/>W menu pomoc dołączono podmenu Biblioteki po naciśnięciu czego pojawiło się okno wyliczające biblioteki procesu z możliwością podmiany procesu. Znaleziono dodatkowe materiały w internecie (patrz odnośnik 25,26,27).</text:span></text:span></text:p>
      <text:p text:style-name="P33"><text:span text:style-name="Source_20_Text"><text:span text:style-name="T5"><text:tab/>Zaczęto tworzenie biblioteki (patrz odnośnik 9). Rozpoczęto od Plik-&gt;Nowy-&gt;Projekt-&gt;Biblioteka oraz nadano nazwę dll. Zmieniono nazwę klasy na dll. Z common przeniesiono </text:span></text:span><text:span text:style-name="Source_20_Text"><text:span text:style-name="T36">class</text:span></text:span><text:span text:style-name="Source_20_Text"><text:span text:style-name="T6"> </text:span></text:span><text:span text:style-name="Source_20_Text"><text:span text:style-name="T45">window</text:span></text:span><text:span text:style-name="Source_20_Text"><text:span text:style-name="T5">, </text:span></text:span><text:span text:style-name="Source_20_Text"><text:span text:style-name="T6">_GetClassName</text:span></text:span><text:span text:style-name="Source_20_Text"><text:span text:style-name="T5">, </text:span></text:span><text:span text:style-name="Source_20_Text"><text:span text:style-name="T6">EnumTheWindows</text:span></text:span><text:span text:style-name="Source_20_Text"><text:span text:style-name="T5">, </text:span></text:span><text:span text:style-name="Source_20_Text"><text:span text:style-name="T6">allWindows()</text:span></text:span><text:span text:style-name="Source_20_Text"><text:span text:style-name="T5">, </text:span></text:span><text:span text:style-name="Source_20_Text"><text:span text:style-name="T6">windowsToString</text:span></text:span><text:span text:style-name="Source_20_Text"><text:span text:style-name="T5">, </text:span></text:span><text:span text:style-name="Source_20_Text"><text:span text:style-name="T6">destroyAllWindows</text:span></text:span><text:span text:style-name="Source_20_Text"><text:span text:style-name="T5">, </text:span></text:span><text:span text:style-name="Source_20_Text"><text:span text:style-name="T6">IsWindowAlreadyOpened</text:span></text:span><text:span text:style-name="Source_20_Text"><text:span text:style-name="T5">. W teczce projektu w bin/debug/netstandard1.4 </text:span></text:span><text:soft-page-break/><text:span text:style-name="Source_20_Text"><text:span text:style-name="T5">znaleziono plik dll.dll jaki przeniesiono w teczkę gry. Wprowadzono </text:span></text:span><text:span text:style-name="Source_20_Text"><text:span text:style-name="T36">using</text:span></text:span><text:span text:style-name="Source_20_Text"><text:span text:style-name="T6"> dll;</text:span></text:span><text:span text:style-name="Source_20_Text"><text:span text:style-name="T5"> w AboutBox1.cs. Wybrano eksplorator rozwiązań-&gt;odwołania prawym przyciskiem szczura-&gt;dodaj odwołanie, wciśnięto przycisk przeglądaj oraz wybrano plik dll.dll z teczki gry. Zatwierdzono przyciskiem OK. W konstruktorze </text:span></text:span><text:span text:style-name="Source_20_Text"><text:span text:style-name="T6">AboutBox1()</text:span></text:span><text:span text:style-name="Source_20_Text"><text:span text:style-name="T5"> zmieniono common</text:span></text:span><text:span text:style-name="Source_20_Text"><text:span text:style-name="T6">.IsWindowAlreadyOpened(</text:span></text:span><text:span text:style-name="Source_20_Text"><text:span text:style-name="T36">this</text:span></text:span><text:span text:style-name="Source_20_Text"><text:span text:style-name="T6">.Text)</text:span></text:span><text:span text:style-name="Source_20_Text"><text:span text:style-name="T5"> na </text:span></text:span><text:span text:style-name="Source_20_Text"><text:span text:style-name="T6">dll.dll.IsWindowAlreadyOpened(</text:span></text:span><text:span text:style-name="Source_20_Text"><text:span text:style-name="T36">this</text:span></text:span><text:span text:style-name="Source_20_Text"><text:span text:style-name="T6">.Text)</text:span></text:span><text:span text:style-name="Source_20_Text"><text:span text:style-name="T5">. Od tamtej pory wyodrębniona część kodu nie kompiluje się każdorazowa bo została przechowana w osobnej bibliotece.</text:span></text:span></text:p>
      <text:p text:style-name="P33"><text:span text:style-name="Source_20_Text"><text:span text:style-name="T5"><text:tab/>Dodano ładowanie oraz usuwanie bibliotek z procesu oraz wgląd w tabelę exportów każdego wybranego modułu (patrz odnośnik 52). Testowano wgrywanie bibliotek na pliku dll.dll oraz na stworzonej bibliotece dll2.dll.</text:span></text:span></text:p>
      <text:p text:style-name="P33"><text:span text:style-name="Source_20_Text"><text:span text:style-name="T5"><text:tab/>Wprowadzono niebezpieczny kod w osobnej klasie aby wyświetlić również importy dla każdego z modułów(patrz odnośnik 57). Skorzystano z gotowej biblioteki systemowej </text:span></text:span><text:span text:style-name="Source_20_Text"><text:span text:style-name="T24">Dbghelp</text:span></text:span><text:span text:style-name="Source_20_Text"><text:span text:style-name="T5"> aby oszacować poszczególne składniki (patrz odnośnik 58).</text:span></text:span></text:p>
      <text:p text:style-name="P33"><text:span text:style-name="Source_20_Text"><text:span text:style-name="T5"><text:tab/>Niektóre fragmenty pamięci były odmawiane na odczyt lub zapis. Doszedłszy na, że to system kłamie, jeśli chodzi o rozmiar przydzielonej pamięci, wprowadzono poprawkę aby drugi raz dopytać o rozmiar przydzielonej pamięci innym wywołaniem w razie wykrycia niezgodności (patrz odnośnik 59).</text:span></text:span></text:p>
      <text:p text:style-name="P33"><text:span text:style-name="Source_20_Text"><text:span text:style-name="T5"/></text:span></text:p>
      <text:h text:style-name="Heading_20_2" text:outline-level="2" text:is-list-header="true"><text:span text:style-name="Source_20_Text"><text:span text:style-name="T74">7.2 Systemowe biblioteki zarządzania sterownikami</text:span></text:span></text:h>
      <text:list xml:id="list1319112267659936104" text:style-name="L19">
        <text:list-item>
          <text:list>
            <text:list-header>
              <text:p text:style-name="P88"><text:span text:style-name="Source_20_Text"><text:span text:style-name="T59"/></text:span></text:p>
            </text:list-header>
          </text:list>
        </text:list-item>
      </text:list>
      <text:p text:style-name="P33"><text:span text:style-name="Source_20_Text"><text:span text:style-name="T5"><text:tab/>Ze strony internetowej pobrano kod na zapytanie o działające sterowniki (patrz odnośnik 23). Znaleziono również opis pobrania ścieżki dostępu na plik sterownika (patrz odnośnik 24). Włożono w forme tabelkę DataGridView(patrz odnośnik 44) ale najpierw stworzono DataView(patrz odnośnik 43). Zrobiono podkład barwny naprzemienny aby wzrok nie mylił przy śledzeniu wierszy (patrz odnośnik 45). </text:span></text:span></text:p>
      <text:p text:style-name="P33"><text:span text:style-name="Source_20_Text"><text:span text:style-name="T5"><text:tab/>Załączono możliwość wgrania sterownika i jego usunięcie z pamięci (patrz odnośnik 53). Najpierw należało uzyskać odpowiedni przywilej co zrobiono w osobnym pliku privilege.cs.</text:span></text:span></text:p>
      <text:h text:style-name="Heading_20_1" text:outline-level="1"><text:span text:style-name="Source_20_Text"><text:span text:style-name="T60"/></text:span></text:h>
      <text:h text:style-name="P60" text:outline-level="1"><text:span text:style-name="Source_20_Text"><text:span text:style-name="T73">VIII Zaopatrzenie grę w dźwięk, filmy, emaile</text:span></text:span></text:h>
      <text:h text:style-name="P106" text:outline-level="2" text:is-list-header="true">8.1 Wbudowanie komponentu WMPlib.WindowsMedia Player</text:h>
      <text:list xml:id="list1011529207640987420" text:style-name="L20">
        <text:list-item>
          <text:list>
            <text:list-header>
              <text:p text:style-name="P92"/>
            </text:list-header>
          </text:list>
        </text:list-item>
      </text:list>
      <text:p text:style-name="P33"><text:span text:style-name="Source_20_Text"><text:span text:style-name="T5"><text:tab/>Znaleziono </text:span></text:span><text:span text:style-name="Source_20_Text"><text:span text:style-name="T6">WMPLib.WindowsMediaPlayer</text:span></text:span><text:span text:style-name="Source_20_Text"><text:span text:style-name="T5"> aby odegrać dźwięk(patrz odnośnik 46). Odegrano plik hudba.mp3 po wciśnięciu w lewym dolnym rogu przycisku "Odtwarzaj" z rozwijalnego menu oraz zatrzymano odtwarzanie po wciśnięciu przycisku "Zatrzymaj". Polecenia to:</text:span></text:span></text:p>
      <text:p text:style-name="P33"><text:span text:style-name="Source_20_Text"><text:span text:style-name="T6">WMPLib.WindowsMediaPlayer player = </text:span></text:span><text:span text:style-name="Source_20_Text"><text:span text:style-name="T36">new</text:span></text:span><text:span text:style-name="Source_20_Text"><text:span text:style-name="T6"> WMPLib.WindowsMediaPlayer();</text:span></text:span></text:p>
      <text:p text:style-name="P33"><text:span text:style-name="Source_20_Text"><text:span text:style-name="T6"><text:s text:c="12"/>player.URL = common.gamePath + </text:span></text:span><text:span text:style-name="Source_20_Text"><text:span text:style-name="T24">"hudba.mp3"</text:span></text:span><text:span text:style-name="Source_20_Text"><text:span text:style-name="T6">;</text:span></text:span></text:p>
      <text:p text:style-name="P29"><text:s text:c="12"/>player.controls.play();</text:p>
      <text:p text:style-name="P37"><text:span text:style-name="Source_20_Text"><text:span text:style-name="T6"><text:s text:c="12"/>player.controls.stop();</text:span></text:span></text:p>
      <text:p text:style-name="P37"><text:span text:style-name="Source_20_Text"><text:span text:style-name="T6"/></text:span></text:p>
      <text:p text:style-name="P37"><text:span text:style-name="Source_20_Text"><text:span text:style-name="T6"/></text:span></text:p>
      <text:h text:style-name="Heading_20_2" text:outline-level="2" text:is-list-header="true"><text:span text:style-name="Source_20_Text"><text:span text:style-name="T76">8.2 Wbudowanie komponentu Windows Media Player</text:span></text:span></text:h>
      <text:list xml:id="list6654026573231668005" text:style-name="L21">
        <text:list-item>
          <text:list>
            <text:list-header>
              <text:p text:style-name="P93"><text:span text:style-name="Source_20_Text"><text:span text:style-name="T59"/></text:span></text:p>
            </text:list-header>
          </text:list>
        </text:list-item>
      </text:list>
      <text:p text:style-name="P33"><text:span text:style-name="Source_20_Text"><text:span text:style-name="T5"><text:tab/>W przyborniku wciśnięto prawym przyciskiem myszy w Wybierz elementy..., po czym wybrano zakładkę składniki COM-&gt;Windows Media Player, co zatwierdzono(patrz odnośnik 47). Stworzono nowe okno Intro będące uruchamiane po wciśnięciu w menu-&gt;inne-&gt;intro, co ładowało stworzony plik mp4. Wprowadzono URL przy ładowaniu okna poleceniem:</text:span></text:span></text:p>
      <text:p text:style-name="P33"><text:span text:style-name="Source_20_Text"><text:span text:style-name="T6"><text:s text:c="12"/>axWindowsMediaPlayer1.URL = common.gamePath + </text:span></text:span><text:span text:style-name="Source_20_Text"><text:span text:style-name="T24">"intro.mp4"</text:span></text:span><text:span text:style-name="Source_20_Text"><text:span text:style-name="T6">;</text:span></text:span></text:p>
      <text:p text:style-name="P33"><text:span text:style-name="Source_20_Text"><text:span text:style-name="T6"/></text:span></text:p>
      <text:h text:style-name="Heading_20_2" text:outline-level="2" text:is-list-header="true"><text:span text:style-name="Source_20_Text"><text:span text:style-name="T76">8.3 Umożliwienie wysyłania emaili</text:span></text:span></text:h>
      <text:list xml:id="list2956746092166655704" text:style-name="L22">
        <text:list-item>
          <text:list>
            <text:list-header>
              <text:p text:style-name="P94"><text:span text:style-name="Source_20_Text"><text:span text:style-name="T59"/></text:span></text:p>
            </text:list-header>
          </text:list>
        </text:list-item>
      </text:list>
      <text:p text:style-name="P34"><text:span text:style-name="Source_20_Text"><text:span text:style-name="T5"><text:tab/>Stworzono menu Inne-&gt;Wyślij mailem oraz wprowadzono kod w nową formę aby rozesłać grę innym graczom poprzez email (patrz odnośnik 48). Właściwość "enabled" tego przycisku zmieniono na false, z powodu nie wykonywania wysyłania maili przez znaleziony kod.</text:span></text:span></text:p>
      <text:p text:style-name="P34"><text:span text:style-name="Source_20_Text"><text:span text:style-name="T5"/></text:span></text:p>
      <text:p text:style-name="P34"><text:span text:style-name="Source_20_Text"><text:span text:style-name="T5"/></text:span></text:p>
      <text:p text:style-name="P34"><text:span text:style-name="Source_20_Text"><text:span text:style-name="T5"/></text:span></text:p>
      <text:p text:style-name="P34"><text:span text:style-name="Source_20_Text"><text:span text:style-name="T5"/></text:span></text:p>
      <text:h text:style-name="Heading_20_1" text:outline-level="1"><text:soft-page-break/><text:span text:style-name="Source_20_Text"><text:span text:style-name="T73">IX Zaopatrzenie grę w logowanie,statystykę,dynamikę</text:span></text:span></text:h>
      <text:p text:style-name="P35"><text:span text:style-name="Source_20_Text"><text:span text:style-name="T60"/></text:span></text:p>
      <text:h text:style-name="Heading_20_2" text:outline-level="2" text:is-list-header="true"><text:span text:style-name="Source_20_Text"><text:span text:style-name="T76">9.1 Logowanie gracza wraz z zaszyfrowaniem haseł</text:span></text:span></text:h>
      <text:list xml:id="list5135269058655048662" text:style-name="L23">
        <text:list-item>
          <text:list>
            <text:list-header>
              <text:p text:style-name="P95"><text:span text:style-name="Source_20_Text"><text:span text:style-name="T59"/></text:span></text:p>
            </text:list-header>
          </text:list>
        </text:list-item>
      </text:list>
      <text:p text:style-name="P34"><text:span text:style-name="Source_20_Text"><text:span text:style-name="T5"><text:tab/>Stworzono osobną formę dla gracza po wciśnięciu menu-&gt;Gra-&gt;Logowanie gracz aby pobrać dane od gracza zaszyfrować je, odszyfrować je oraz przechowywać w rejestrze systemowym (patrz odnośnik 49). Dołożono RichTextBox aby można przeszukać tajemnice gracza (patrz odnośnik 50). Dodano możliwość wczytania tajemnicy gracza z pliku oraz zapis tajemnicy gracza na plik rtf (patrz odnośnik 51). W rejestrze będą przechowywani użytkownicy (patrz odnośnik 56).</text:span></text:span></text:p>
      <text:p text:style-name="P34"><text:span text:style-name="Source_20_Text"><text:span text:style-name="T5"/></text:span></text:p>
      <text:h text:style-name="Heading_20_2" text:outline-level="2" text:is-list-header="true"><text:span text:style-name="Source_20_Text"><text:span text:style-name="T74">9.2 Wprowadzenie dynamiki do gry</text:span></text:span></text:h>
      <text:list xml:id="list3342924704208034083" text:style-name="L24">
        <text:list-item>
          <text:list>
            <text:list-header>
              <text:p text:style-name="P96"><text:span text:style-name="Source_20_Text"><text:span text:style-name="T59"/></text:span></text:p>
            </text:list-header>
          </text:list>
        </text:list-item>
      </text:list>
      <text:p text:style-name="P3"><text:span text:style-name="Source_20_Text"><text:span text:style-name="T61"><text:tab/></text:span></text:span><text:span text:style-name="Source_20_Text"><text:span text:style-name="T5">Aby żaba mogła się ruszyć by zebrać na przykład owady, umieszczono żabę na środku ekranu co zostało już zrobione, a kolejno przesuwano wszystkie inne obiekty w lewo. Oddane zostało wrażenie, że żaba się porusza. Dana została możliwość skoku w górę po naciśnięciu klawisza oraz konieczność pamięci o spadaniu żaby w dół jeżeli nie spadła na liść. Dobrane zostały trzy typy obiektów: liście, czajki, owady. Punkty zostały zdobyte poprzez zjedzenie owada poprzez trafienie na niego, natomiast gra zakończona poprzez zjedzenie żaby przez czajkę lub spadek żaby w dół poza ekran. Obliczenia zostały przyspieszone poprzez rozróżnienie obiektów w osobnych macierzach co zniwelowało potrzebę odwoływania się na poszczególne typy w jednej macierzy z niedogodnością pytania o rodzaj typu objektu.</text:span></text:span></text:p>
      <text:p text:style-name="P33"><text:span text:style-name="Source_20_Text"><text:span text:style-name="T5"><text:tab/>W tym celu przeniesiono Bitmapy w przestrzeń klasy. Usunięto </text:span></text:span><text:span text:style-name="Source_20_Text"><text:span text:style-name="T6">bgImgPath aby nie trzeba było każdorazowo wczytywać z dysku. DrawBegin() </text:span></text:span><text:span text:style-name="Source_20_Text"><text:span text:style-name="T5">zamieniono na </text:span></text:span><text:span text:style-name="Source_20_Text"><text:span text:style-name="T6">DrawAllObjects(), </text:span></text:span><text:span text:style-name="Source_20_Text"><text:span text:style-name="T5">natomiast </text:span></text:span><text:span text:style-name="Source_20_Text"><text:span text:style-name="T6">DrawSky() </text:span></text:span><text:span text:style-name="Source_20_Text"><text:span text:style-name="T5">przeniesiono na początek </text:span></text:span><text:span text:style-name="Source_20_Text"><text:span text:style-name="T6">DrawAllObjects(). Point center <text:s/></text:span></text:span><text:span text:style-name="Source_20_Text"><text:span text:style-name="T5">zamieniono na </text:span></text:span><text:span text:style-name="Source_20_Text"><text:span text:style-name="T6">frogLocation</text:span></text:span><text:span text:style-name="Source_20_Text"><text:span text:style-name="T5"> <text:s/>oraz przeniesiono w przestrzeń klasy. </text:span></text:span><text:span text:style-name="Source_20_Text"><text:span text:style-name="T6">FrogLocation </text:span></text:span><text:span text:style-name="Source_20_Text"><text:span text:style-name="T5">ustawiono przed wywołaniem </text:span></text:span><text:span text:style-name="Source_20_Text"><text:span text:style-name="T6">DrawAllObjects(). Dołożono Bitmap food; jako owady oraz </text:span></text:span><text:span text:style-name="T7">Bitmap bird; jako czajkę, co zjada żabę. Dopisano List&lt;Point&gt; leafs = </text:span><text:span text:style-name="T37">new</text:span><text:span text:style-name="T7"> List&lt;Point&gt;();List&lt;Point&gt; foods = </text:span><text:span text:style-name="T37">new</text:span><text:span text:style-name="T7"> List&lt;Point&gt;(); <text:s text:c="7"/>List&lt;Point&gt; birds = </text:span><text:span text:style-name="T37">new</text:span><text:span text:style-name="T7"> List&lt;Point&gt;(); aby przetrzymywać spis wszystkich wystąpień owadów,czajek oraz liści. Jako pierwszy liść dołożono ten, na jakim żaba jest umieszczona:</text:span></text:p>
      <text:p text:style-name="P41"><text:soft-page-break/><text:span text:style-name="T13"><text:tab/>leafs.Add(</text:span><text:span text:style-name="T33">new</text:span><text:span text:style-name="T13"> Point((frogLocation.X + frog.Width / 2 - leaf.Width / 2), </text:span><text:span text:style-name="T13">frogLocation.Y + </text:span><text:span text:style-name="T13">frog.Height));</text:span></text:p>
      <text:p text:style-name="P41"><text:span text:style-name="T13"><text:tab/>W DrawAllObjects() wprowadzono </text:span><text:span text:style-name="T33">foreach</text:span><text:span text:style-name="T13">(Point p </text:span><text:span text:style-name="T33">in</text:span><text:span text:style-name="T13"> leafs)DrawBMP(leaf,p); aby wyświetlić wszystkie liście. Podobnie postąpiono dla foods oraz birds. Załączono funkcje sprawdzającą czy nie ma zderzenia z innym objektem podczas przydzielania miejsca na każdy objekt:</text:span></text:p>
      <text:p text:style-name="P30"/>
      <text:p text:style-name="P41"><text:span text:style-name="T13"><text:s text:c="8"/></text:span><text:span text:style-name="T33">bool</text:span><text:span text:style-name="T13"> IsCollision(Rectangle r)</text:span></text:p>
      <text:p text:style-name="P29"><text:s text:c="8"/>{</text:p>
      <text:p text:style-name="P40"><text:span text:style-name="T13"><text:s text:c="12"/>Rectangle object1 = </text:span><text:span text:style-name="T33">new</text:span><text:span text:style-name="T13"> Rectangle(frogLocation.X, frogLocation.Y,frog.Width,frog.Height);</text:span></text:p>
      <text:p text:style-name="P40"><text:span text:style-name="T13"><text:s text:c="12"/></text:span><text:span text:style-name="T33">if</text:span><text:span text:style-name="T13"> (!Rectangle.Intersect(object1, r).IsEmpty) </text:span><text:span text:style-name="T33">return</text:span><text:span text:style-name="T13"> </text:span><text:span text:style-name="T33">true</text:span><text:span text:style-name="T13">;</text:span></text:p>
      <text:p text:style-name="P40"><text:span text:style-name="T13"><text:s text:c="12"/></text:span><text:span text:style-name="T33">foreach</text:span><text:span text:style-name="T13">(Point p </text:span><text:span text:style-name="T33">in</text:span><text:span text:style-name="T13"> leafs)</text:span></text:p>
      <text:p text:style-name="P29"><text:s text:c="12"/>{</text:p>
      <text:p text:style-name="P40"><text:span text:style-name="T13"><text:s text:c="16"/>object1 = </text:span><text:span text:style-name="T33">new</text:span><text:span text:style-name="T13"> Rectangle(p.X, p.Y, leaf.Width, leaf.Height);</text:span></text:p>
      <text:p text:style-name="P40"><text:span text:style-name="T13"><text:s text:c="16"/></text:span><text:span text:style-name="T33">if</text:span><text:span text:style-name="T13"> (!Rectangle.Intersect(object1, r).IsEmpty) </text:span><text:span text:style-name="T33">return</text:span><text:span text:style-name="T13"> </text:span><text:span text:style-name="T33">true</text:span><text:span text:style-name="T13">;</text:span></text:p>
      <text:p text:style-name="P29"><text:s text:c="12"/>}</text:p>
      <text:p text:style-name="P40"><text:span text:style-name="T13"><text:s text:c="12"/></text:span><text:span text:style-name="T33">foreach</text:span><text:span text:style-name="T13"> (Point p </text:span><text:span text:style-name="T33">in</text:span><text:span text:style-name="T13"> foods)</text:span></text:p>
      <text:p text:style-name="P29"><text:s text:c="12"/>{</text:p>
      <text:p text:style-name="P40"><text:span text:style-name="T13"><text:s text:c="16"/>object1 = </text:span><text:span text:style-name="T33">new</text:span><text:span text:style-name="T13"> Rectangle(p.X, p.Y, food.Width, food.Height);</text:span></text:p>
      <text:p text:style-name="P40"><text:span text:style-name="T13"><text:s text:c="16"/></text:span><text:span text:style-name="T33">if</text:span><text:span text:style-name="T13"> (!Rectangle.Intersect(object1, r).IsEmpty) </text:span><text:span text:style-name="T33">return</text:span><text:span text:style-name="T13"> </text:span><text:span text:style-name="T33">true</text:span><text:span text:style-name="T13">;</text:span></text:p>
      <text:p text:style-name="P29"><text:s text:c="12"/>}</text:p>
      <text:p text:style-name="P40"><text:span text:style-name="T13"><text:s text:c="12"/></text:span><text:span text:style-name="T33">foreach</text:span><text:span text:style-name="T13"> (Point p </text:span><text:span text:style-name="T33">in</text:span><text:span text:style-name="T13"> birds)</text:span></text:p>
      <text:p text:style-name="P29"><text:s text:c="12"/>{</text:p>
      <text:p text:style-name="P40"><text:span text:style-name="T13"><text:s text:c="16"/>object1 = </text:span><text:span text:style-name="T33">new</text:span><text:span text:style-name="T13"> Rectangle(p.X, p.Y, food.Width, food.Height);</text:span></text:p>
      <text:p text:style-name="P40"><text:span text:style-name="T13"><text:s text:c="16"/></text:span><text:span text:style-name="T33">if</text:span><text:span text:style-name="T13"> (!Rectangle.Intersect(object1, r).IsEmpty) </text:span><text:span text:style-name="T33">return</text:span><text:span text:style-name="T13"> </text:span><text:span text:style-name="T33">true</text:span><text:span text:style-name="T13">;</text:span></text:p>
      <text:p text:style-name="P29"><text:s text:c="12"/>}</text:p>
      <text:p text:style-name="P40"><text:span text:style-name="T13"><text:s text:c="12"/></text:span><text:span text:style-name="T33">return</text:span><text:span text:style-name="T13"> </text:span><text:span text:style-name="T33">false</text:span><text:span text:style-name="T13">;</text:span></text:p>
      <text:p text:style-name="P29"><text:s text:c="8"/>}</text:p>
      <text:p text:style-name="P29"/>
      <text:p text:style-name="P33"><text:span text:style-name="Source_20_Text"><text:span text:style-name="T6"><text:tab/>Kolejno wprowadzono ptaki i owady. Dołączono timer aby przesuwać całość gry w lewo co trochę. Jak żaba nie jest na liściu to spada w dół. Zamieniono List&lt;Leafs&gt;, List&lt;Foods&gt;,List&lt;Birds&gt; na macierze aby nie było konieczności tworzenia nowych obiektów przy każdym przemieszczeniu. DrawBMP zamieniono na taki co korzysta z Rectangle.Intersects aby wiedzieć czy malować rysunek i gdzie. Wprowadzono sprawdzanie czy żaba jest na liściu oraz czy zjada owada. Dołożono przycisk aby zliczał zjedzone owady. Dołożono sprawdzenie czy żaba spadła poza ekran, wypisanie końca rozgrywki oraz umożliwienie rozpoczęcie kolejnej gry.</text:span></text:span></text:p>
      <text:p text:style-name="P33"><text:span text:style-name="Source_20_Text"><text:span text:style-name="T6"/></text:span></text:p>
      <text:h text:style-name="Heading_20_2" text:outline-level="2" text:is-list-header="true"><text:span text:style-name="Source_20_Text"><text:span text:style-name="T74">9.3 Przedstawienie statystyk przez zastosowanie baz danych</text:span></text:span></text:h>
      <text:list xml:id="list8188691118485217237" text:style-name="L25">
        <text:list-item>
          <text:list>
            <text:list-header>
              <text:p text:style-name="P97"><text:span text:style-name="Source_20_Text"><text:span text:style-name="T59"/></text:span></text:p>
            </text:list-header>
          </text:list>
        </text:list-item>
      </text:list>
      <text:p text:style-name="P3"><text:soft-page-break/><text:span text:style-name="Source_20_Text"><text:span text:style-name="T71"><text:tab/>Zadbano o to aby wyniki każdej rozgrywki zalogowanego gracza zostały zachowane w bazie danych oraz wyświetlone na wykresie statystyk. Pojęcie bazy danych opisano w książce "Bazy danych pierwsze starcie" napisanej przez Adama Pelikanta (patrz odnośnik 3 w wykazie literatury):</text:span></text:span></text:p>
      <text:p text:style-name="P3"><text:span text:style-name="Source_20_Text"><text:span text:style-name="T71">"W najszerszym rozumieniu możemy przyjąć definicję: Każdy uporządkowany zestaw informacji nazywamy bazą danych."</text:span></text:span></text:p>
      <text:p text:style-name="P3"><text:span text:style-name="Source_20_Text"><text:span text:style-name="T6"><text:tab/>Stworzono nowe okno statystics.cs po wciśnięciu przycisku zliczającego punkty. Rozbudowano grę o bazę danych oraz pobranie z niej danych aby wyświetlić wykresy(patrz odnośnik 54). Zainstalowano SQL Server ze strony w internecie(patrz odnośnik 55) aby możliwe było połączenie z bazą danych w celu przechowywania wyników rozgrywek. W eksploratorze rozwiązań naciśnięto prawym przyciskiem myszy oraz wybrano dodaj nowy element-&gt;data-&gt;baza danych oparta o usługi. Wprowadzono nazwę database. W instalatorze Visual Studio wybrano Linq to SQL aby doinstalować. Kolejno wybrano w exploratorze rozwiązań Gra-&gt;dodaj-&gt;nowy element-&gt;linq to sql. Przeciągnięto utworzone tabelki z database na Database.dbml. Wypełniono częściowo tabelkę gameResults danymi.</text:span></text:span></text:p>
      <text:p text:style-name="P3"><text:span text:style-name="Source_20_Text"><text:span text:style-name="T6"/></text:span></text:p>
      <text:h text:style-name="Heading_20_2" text:outline-level="2" text:is-list-header="true"><text:span text:style-name="Source_20_Text"><text:span text:style-name="T76">9.4 Urozmaicenie zabawy</text:span></text:span></text:h>
      <text:list xml:id="list5253211743309581561" text:style-name="L26">
        <text:list-item>
          <text:list>
            <text:list-header>
              <text:p text:style-name="P98"><text:span text:style-name="Source_20_Text"><text:span text:style-name="T59"/></text:span></text:p>
            </text:list-header>
          </text:list>
        </text:list-item>
      </text:list>
      <text:p text:style-name="P3"><text:span text:style-name="Source_20_Text"><text:span text:style-name="T5"><text:tab/></text:span></text:span><text:span text:style-name="Source_20_Text"><text:span text:style-name="T6"> Wprowadzono w dolnym lewym rogu pasek postępu aby uzmysłowić graczowi jak daleko gra się posunęła. Wprowadzono możliwość chwytania się liści podczas skoku poprzez wciśnięcie strzałki w dól. Pozwolono na zsuwanie się z liści w przypadku braku skoku poprzez wciśnięcie strzałki w dół.</text:span></text:span></text:p>
      <text:p text:style-name="P34"><text:span text:style-name="Source_20_Text"><text:span text:style-name="T60"/></text:span></text:p>
      <text:h text:style-name="Heading_20_1" text:outline-level="1"><text:span text:style-name="Source_20_Text"><text:span text:style-name="T73">X Przyszłe pracę nad grą</text:span></text:span></text:h>
      <text:p text:style-name="P35"><text:span text:style-name="Source_20_Text"><text:span text:style-name="T60"/></text:span></text:p>
      <text:p text:style-name="P33"><text:span text:style-name="Source_20_Text"><text:span text:style-name="T5"><text:tab/>Przygotowana w ramach pracy licencjackiej gra, cechuje się szerokim zakresem możliwości rozwoju. W przyszłości planuje się:</text:span></text:span></text:p>
      <text:p text:style-name="P33"><text:span text:style-name="Source_20_Text"><text:span text:style-name="T5">1. wprowadzić możliwość rejestracji sekwencji zrzutów ekranu jako film,</text:span></text:span></text:p>
      <text:p text:style-name="P33"><text:span text:style-name="Source_20_Text"><text:span text:style-name="T5">2. zastosowanie bardziej zaawansowanych mechanizmów fizyki,</text:span></text:span></text:p>
      <text:p text:style-name="P33"><text:span text:style-name="Source_20_Text"><text:span text:style-name="T5">3. podmiana warstwy prezentacji gry przygotowanej w technice dwuwymiarowej na 3D. </text:span></text:span></text:p>
      <text:p text:style-name="P33"><text:span text:style-name="Source_20_Text"><text:span text:style-name="T5"/></text:span></text:p>
      <text:h text:style-name="Heading_20_1" text:outline-level="1"><text:soft-page-break/><text:span text:style-name="Source_20_Text"><text:span text:style-name="T73"/></text:span></text:h>
      <text:h text:style-name="Heading_20_1" text:outline-level="1"><text:span text:style-name="Source_20_Text"><text:span text:style-name="T73">XI Podsumowanie</text:span></text:span></text:h>
      <text:p text:style-name="P35"><text:span text:style-name="Source_20_Text"><text:span text:style-name="T60"/></text:span></text:p>
      <text:h text:style-name="Heading_20_2" text:outline-level="2" text:is-list-header="true"><text:span text:style-name="Source_20_Text"><text:span text:style-name="T77">11.1 Wnioski końcowe</text:span></text:span></text:h>
      <text:list xml:id="list7847211840697316092" text:style-name="L27">
        <text:list-item>
          <text:list>
            <text:list-header>
              <text:p text:style-name="P89"><text:span text:style-name="Source_20_Text"><text:span text:style-name="T63"/></text:span></text:p>
            </text:list-header>
          </text:list>
        </text:list-item>
      </text:list>
      <text:p text:style-name="P33"><text:span text:style-name="Source_20_Text"><text:span text:style-name="T61"><text:tab/></text:span></text:span><text:span text:style-name="Source_20_Text"><text:span text:style-name="T5">Zastanawiającym było skąd c# wie jakie funkcje są w zrobionym pliku dll.dll skoro nie ma on żadnych exportów. Prześledzono kod w kilku debugerach aż trafiono na Ilspy jaki wykazał, iż całość kodu jest dostępna dla każdego będąc przechowywana w postaci niezmienionej w każdym pliku dll oraz w każdym pliku wyjściowym exe co oznacza zupełny brak poufności czy brak tajemnicy jeśli chodzi o kod źródłowy, co widać na rysunku poniżej.</text:span></text:span></text:p>
      <text:p text:style-name="P54"><draw:frame draw:style-name="fr2" draw:name="grafika1" text:anchor-type="paragraph" svg:width="16.999cm" svg:height="12.345cm" draw:z-index="0"><draw:image xlink:href="Pictures/2000000700004D6A0000383A79057E6E.svm" xlink:type="simple" xlink:show="embed" xlink:actuate="onLoad"/></draw:frame></text:p>
      <text:p text:style-name="P12"><text:span text:style-name="Source_20_Text"><text:span text:style-name="T54"/></text:span></text:p>
      <text:list xml:id="list4863567370024551495" text:style-name="L28">
        <text:list-header>
          <text:p text:style-name="P70"/>
        </text:list-header>
      </text:list>
      <text:h text:style-name="Heading_20_1" text:outline-level="1"><text:span text:style-name="Source_20_Text"><text:span text:style-name="T73">XII Wykaz literatury</text:span></text:span></text:h>
      <text:p text:style-name="P9"><text:span text:style-name="Source_20_Text"><text:span text:style-name="T54"/></text:span></text:p>
      <text:list xml:id="list37374875" text:continue-numbering="true" text:style-name="L28">
        <text:list-item>
          <text:p text:style-name="P99">Wstęp do wiedzy o grach tradycyjnych, Remigiusz Kopoczek, Wydawnictwo Uniwersytetu Śląskiego, Katowice 2013 ISBN 978-83-226-2250-6</text:p>
        </text:list-item>
        <text:list-item>
          <text:p text:style-name="P99">Open GL Game Programming Havkins, K. Astle D.,Helion, 2003 ISBN: 83-7361-035-9 s.25</text:p>
        </text:list-item>
        <text:list-item>
          <text:p text:style-name="P99">Bazy danych pierwsze starcie, Adam Pelikant, 2009 Helion, ISBN 978-83-246-2041-8</text:p>
        </text:list-item>
        <text:list-item>
          <text:p text:style-name="P99">Symfonia C++,Jerzy Grębosz, 1999 Oficyna Kallimach, Kraków, ISBN 83-901689-1-X</text:p>
        </text:list-item>
        <text:list-item>
          <text:p text:style-name="P100"><text:span text:style-name="Source_20_Text"><text:span text:style-name="T56">Making a computer game, Anna Maria Crum, 2009, Creative Teaching Press Inc, Huntington Beach, ISBN 978-1-59198-718-5</text:span></text:span></text:p>
          <text:p text:style-name="P100"><text:span text:style-name="Source_20_Text"><text:span text:style-name="T5"/></text:span></text:p>
        </text:list-item>
      </text:list>
      <text:h text:style-name="Heading_20_1" text:outline-level="1"><text:span text:style-name="Source_20_Text"><text:span text:style-name="T73">XIII Wykaz odnośników</text:span></text:span></text:h>
      <text:p text:style-name="P9"><text:span text:style-name="Source_20_Text"><text:span text:style-name="T54"/></text:span></text:p>
      <text:list xml:id="list8050599884312224734" text:style-name="L29">
        <text:list-item>
          <text:p text:style-name="P101"><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https://www.google.com/imgres?imgurl=http%3A%2F%2Fwww.clker.com%2Fcliparts</text:a><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2F5%2F1%2Fs%2Fo%2Fb%2FV%2Ffrog-hi.png&amp;imgrefurl=http%3A%2F</text:a><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2Fwww.clker.com%2Fclipart-frog-</text:a><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8.html&amp;docid=2Eg3xlZguVgBtM&amp;tbnid=fzD1MrXBklqsmM</text:a><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3A&amp;vet=12ahUKEwiI7uHFlv3gAhUl_SoKHWR0AWI4ZBAzKCowKnoECAEQKw..i&amp;</text:a><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w=546&amp;h=595&amp;client=firefox-b-d&amp;bih=767&amp;biw=1440&amp;q=frog</text:a><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2016%20small&amp;ved=2ahUKEwiI7uHFlv3gAhUl_SoKHWR0AWI4ZBAzKCowKnoECA</text:a><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EQKw&amp;iact=mrc&amp;uact=8</text:a></text:p>
        </text:list-item>
        <text:list-item>
          <text:p text:style-name="P101"><text:a xlink:type="simple" xlink:href="https://docs.microsoft.com/pl-pl/dotnet/api/system.windows.forms.toolstripprogressbar?view=netframework-4.7.2" text:style-name="Internet_20_link" text:visited-style-name="Visited_20_Internet_20_Link">https://docs.microsoft.com/pl-pl/dotnet/api/system.windows.forms.toolstripprogressbar?</text:a><text:a xlink:type="simple" xlink:href="https://docs.microsoft.com/pl-pl/dotnet/api/system.windows.forms.toolstripprogressbar?view=netframework-4.7.2" text:style-name="Internet_20_link" text:visited-style-name="Visited_20_Internet_20_Link">view=netframework-4.7.2</text:a></text:p>
        </text:list-item>
        <text:list-item>
          <text:p text:style-name="P101"><text:a xlink:type="simple" xlink:href="https://opdhsblobprod03.blob.core.windows.net/contents/9e91aaced6794685851e249147f1956e/71b4f312471df9a75c09e0b80e048616?sv=2015-04-05&amp;sr=b&amp;sig=mKnT%2BT6CmHMFPr0Vx%2FrsqKgDijNfyP1SvXSglMFvHBE%3D&amp;st=2019-03-16T17%3A05%3A07Z&amp;se=2019-03-17T17%3A15%3A07Z&amp;sp=r" text:style-name="Internet_20_link" text:visited-style-name="Visited_20_Internet_20_Link">https://opdhsblobprod03.blob.core.windows.net/contents/9e91aaced6794685851e249147f1956e/71b4f312471df9a75c09e0b80e048616?sv=2015-04-05&amp;sr=b&amp;sig=mKnT</text:a><text:a xlink:type="simple" xlink:href="https://opdhsblobprod03.blob.core.windows.net/contents/9e91aaced6794685851e249147f1956e/71b4f312471df9a75c09e0b80e048616?sv=2015-04-05&amp;sr=b&amp;sig=mKnT%2BT6CmHMFPr0Vx%2FrsqKgDijNfyP1SvXSglMFvHBE%3D&amp;st=2019-03-16T17%3A05%3A07Z&amp;se=2019-03-17T17%3A15%3A07Z&amp;sp=r" text:style-name="Internet_20_link" text:visited-style-name="Visited_20_Internet_20_Link">%2BT6CmHMFPr0Vx%2FrsqKgDijNfyP1SvXSglMFvHBE%3D&amp;st=2019-03-</text:a><text:a xlink:type="simple" xlink:href="https://opdhsblobprod03.blob.core.windows.net/contents/9e91aaced6794685851e249147f1956e/71b4f312471df9a75c09e0b80e048616?sv=2015-04-05&amp;sr=b&amp;sig=mKnT%2BT6CmHMFPr0Vx%2FrsqKgDijNfyP1SvXSglMFvHBE%3D&amp;st=2019-03-16T17%3A05%3A07Z&amp;se=2019-03-17T17%3A15%3A07Z&amp;sp=r" text:style-name="Internet_20_link" text:visited-style-name="Visited_20_Internet_20_Link">16T17%3A05%3A07Z&amp;se=2019-03-17T17%3A15%3A07Z&amp;sp=r</text:a></text:p>
        </text:list-item>
        <text:list-item>
          <text:p text:style-name="P101"><text:a xlink:type="simple" xlink:href="https://docs.microsoft.com/pl-pl/dotnet/api/system.drawing.graphics.drawimage?view=netframework-4.7.2" text:style-name="Internet_20_link" text:visited-style-name="Visited_20_Internet_20_Link">https://docs.microsoft.com/pl-pl/dotnet/api/system.drawing.graphics.drawimage?</text:a><text:soft-page-break/><text:a xlink:type="simple" xlink:href="https://docs.microsoft.com/pl-pl/dotnet/api/system.drawing.graphics.drawimage?view=netframework-4.7.2" text:style-name="Internet_20_link" text:visited-style-name="Visited_20_Internet_20_Link">view=netframework-4.7.2</text:a></text:p>
        </text:list-item>
        <text:list-item>
          <text:p text:style-name="P101"><text:a xlink:type="simple" xlink:href="https://docs.microsoft.com/pl-pl/dotnet/api/system.io.file.writealllines?view=netframework-4.8" text:style-name="Internet_20_link" text:visited-style-name="Visited_20_Internet_20_Link">https://docs.microsoft.com/pl-pl/dotnet/api/system.io.file.writealllines?view=netframework-</text:a><text:a xlink:type="simple" xlink:href="https://docs.microsoft.com/pl-pl/dotnet/api/system.io.file.writealllines?view=netframework-4.8" text:style-name="Internet_20_link" text:visited-style-name="Visited_20_Internet_20_Link">4.8</text:a><text:span text:style-name="T1"> </text:span></text:p>
        </text:list-item>
        <text:list-item>
          <text:p text:style-name="P101"><text:a xlink:type="simple" xlink:href="https://stackoverflow.com/questions/188141/listt-orderby-alphabetical-order" text:style-name="Internet_20_link" text:visited-style-name="Visited_20_Internet_20_Link">https://stackoverflow.com/questions/188141/listt-orderby-alphabetical-order</text:a><text:span text:style-name="T1"> </text:span></text:p>
        </text:list-item>
        <text:list-item>
          <text:p text:style-name="P101"><text:a xlink:type="simple" xlink:href="https://docs.microsoft.com/pl-pl/dotnet/api/system.collections.generic.list-1.foreach?view=netframework-4.8" text:style-name="Internet_20_link" text:visited-style-name="Visited_20_Internet_20_Link">https://docs.microsoft.com/pl-pl/dotnet/api/system.collections.generic.list-1.foreach?</text:a><text:a xlink:type="simple" xlink:href="https://docs.microsoft.com/pl-pl/dotnet/api/system.collections.generic.list-1.foreach?view=netframework-4.8" text:style-name="Internet_20_link" text:visited-style-name="Visited_20_Internet_20_Link">view=netframework-4.8</text:a><text:span text:style-name="T1"> </text:span></text:p>
        </text:list-item>
        <text:list-item>
          <text:p text:style-name="P101"><text:a xlink:type="simple" xlink:href="https://docs.microsoft.com/pl-pl/dotnet/api/system.io.file.readalllines?view=netframework-4.8" text:style-name="Internet_20_link" text:visited-style-name="Visited_20_Internet_20_Link">https://docs.microsoft.com/pl-pl/dotnet/api/system.io.file.readalllines?view=netframework-</text:a><text:a xlink:type="simple" xlink:href="https://docs.microsoft.com/pl-pl/dotnet/api/system.io.file.readalllines?view=netframework-4.8" text:style-name="Internet_20_link" text:visited-style-name="Visited_20_Internet_20_Link">4.8</text:a><text:span text:style-name="T1"> </text:span></text:p>
        </text:list-item>
        <text:list-item>
          <text:p text:style-name="P101"><text:a xlink:type="simple" xlink:href="https://www.c-sharpcorner.com/UploadFile/1e050f/creating-and-using-dll-class-library-in-C-Sharp/" text:style-name="Internet_20_link" text:visited-style-name="Visited_20_Internet_20_Link">https://www.c-sharpcorner.com/UploadFile/1e050f/creating-and-using-dll-class-library-in-</text:a><text:a xlink:type="simple" xlink:href="https://www.c-sharpcorner.com/UploadFile/1e050f/creating-and-using-dll-class-library-in-C-Sharp/" text:style-name="Internet_20_link" text:visited-style-name="Visited_20_Internet_20_Link">C-Sharp/</text:a><text:span text:style-name="T1"> </text:span></text:p>
        </text:list-item>
        <text:list-item>
          <text:p text:style-name="P101"><text:a xlink:type="simple" xlink:href="https://docs.microsoft.com/pl-pl/dotnet/api/system.io.directory.getdirectories?view=netframework-4.8" text:style-name="Internet_20_link" text:visited-style-name="Visited_20_Internet_20_Link">https://docs.microsoft.com/pl-pl/dotnet/api/system.io.directory.getdirectories?</text:a><text:a xlink:type="simple" xlink:href="https://docs.microsoft.com/pl-pl/dotnet/api/system.io.directory.getdirectories?view=netframework-4.8" text:style-name="Internet_20_link" text:visited-style-name="Visited_20_Internet_20_Link">view=netframework-4.8</text:a><text:span text:style-name="T1"> </text:span></text:p>
        </text:list-item>
        <text:list-item>
          <text:p text:style-name="P101"><text:a xlink:type="simple" xlink:href="https://www.google.com/search?client=firefox-b-d&amp;q=SearchOption+Directory.GetFiles" text:style-name="Internet_20_link" text:visited-style-name="Visited_20_Internet_20_Link"><text:span text:style-name="T1">https://www.google.com/search?client=firefox-b-d&amp;q=SearchOption+Directory.GetFiles</text:span></text:a></text:p>
        </text:list-item>
        <text:list-item>
          <text:p text:style-name="P101"><text:a xlink:type="simple" xlink:href="https://stackoverflow.com/questions/16061237/directory-getfilespath-txt-searchoption-alldirectories-doesnt-deliver-a" text:style-name="Internet_20_link" text:visited-style-name="Visited_20_Internet_20_Link">https://stackoverflow.com/questions/16061237/directory-getfilespath-txt-searchoption-</text:a><text:a xlink:type="simple" xlink:href="https://stackoverflow.com/questions/16061237/directory-getfilespath-txt-searchoption-alldirectories-doesnt-deliver-a" text:style-name="Internet_20_link" text:visited-style-name="Visited_20_Internet_20_Link">alldirectories-doesnt-deliver-a</text:a></text:p>
        </text:list-item>
        <text:list-item>
          <text:p text:style-name="P101"><text:a xlink:type="simple" xlink:href="https://stackoverflow.com/questions/3309188/how-to-sort-a-listt-by-a-property-in-the-object" text:style-name="Internet_20_link" text:visited-style-name="Visited_20_Internet_20_Link"><text:span text:style-name="T1">https://stackoverflow.com/questions/3309188/how-to-sort-a-listt-by-a-property-in-the-object</text:span></text:a></text:p>
        </text:list-item>
        <text:list-item>
          <text:p text:style-name="P101"><text:a xlink:type="simple" xlink:href="https://code.msdn.microsoft.com/windowsapps/Enumerate-top-level-9aa9d7c1" text:style-name="Internet_20_link" text:visited-style-name="Visited_20_Internet_20_Link"><text:span text:style-name="T1">https://code.msdn.microsoft.com/windowsapps/Enumerate-top-level-9aa9d7c1</text:span></text:a></text:p>
        </text:list-item>
        <text:list-item>
          <text:p text:style-name="P101"><text:a xlink:type="simple" xlink:href="https://www.codeproject.com/Questions/357740/Converting-IntPtr-value-to-Int32" text:style-name="Internet_20_link" text:visited-style-name="Visited_20_Internet_20_Link"><text:span text:style-name="T1">https://www.codeproject.com/Questions/357740/Converting-IntPtr-value-to-Int32</text:span></text:a></text:p>
        </text:list-item>
        <text:list-item>
          <text:p text:style-name="P101"><text:a xlink:type="simple" xlink:href="https://stackoverflow.com/questions/14385838/draw-on-screen-without-form" text:style-name="Internet_20_link" text:visited-style-name="Visited_20_Internet_20_Link"><text:span text:style-name="T1">https://stackoverflow.com/questions/14385838/draw-on-screen-without-form</text:span></text:a></text:p>
        </text:list-item>
        <text:list-item>
          <text:p text:style-name="P101"><text:a xlink:type="simple" xlink:href="https://docs.microsoft.com/en-us/dotnet/framework/winforms/advanced/how-to-render-images-with-gdi" text:style-name="Internet_20_link" text:visited-style-name="Visited_20_Internet_20_Link">https://docs.microsoft.com/en-us/dotnet/framework/winforms/advanced/how-to-render-</text:a><text:a xlink:type="simple" xlink:href="https://docs.microsoft.com/en-us/dotnet/framework/winforms/advanced/how-to-render-images-with-gdi" text:style-name="Internet_20_link" text:visited-style-name="Visited_20_Internet_20_Link">images-with-gdi</text:a></text:p>
        </text:list-item>
        <text:list-item>
          <text:p text:style-name="P101"><text:a xlink:type="simple" xlink:href="https://social.msdn.microsoft.com/Forums/vstudio/en-US/f74000e4-6d0d-4726-b89b-4d4622b78f6f/pictureboximage-creation-from-hdc?forum=vcgeneral" text:style-name="Internet_20_link" text:visited-style-name="Visited_20_Internet_20_Link"><text:span text:style-name="T1">https://social.msdn.microsoft.com/Forums/vstudio/en-US/f74000e4-6d0d-4726-b89b-4d4622b78f6f/pictureboximage-creation-from-hdc?forum=vcgeneral</text:span></text:a></text:p>
        </text:list-item>
        <text:list-item>
          <text:p text:style-name="P101"><text:a xlink:type="simple" xlink:href="https://books.google.pl/books?id=hR3JipLEAaYC&amp;pg=PA381&amp;lpg=PA381&amp;dq=c%23+DC+save+as+bitmap&amp;source=bl&amp;ots=0KGHxtwply&amp;sig=ACfU3U0cOEfVd30Bc7hARmqeRBuJ-3RDhQ&amp;hl=pl&amp;sa=X&amp;ved=2ahUKEwjQptuA7MDhAhWJp4sKHRkgBc8Q6AEwDnoECAgQAQ#v=onepage&amp;q=c%23%20DC%20save%20as%20bitmap&amp;f=false" text:style-name="Internet_20_link" text:visited-style-name="Visited_20_Internet_20_Link">https://books.google.pl/books?id=hR3JipLEAaYC&amp;pg=PA381&amp;lpg=PA381&amp;dq=c</text:a><text:a xlink:type="simple" xlink:href="https://books.google.pl/books?id=hR3JipLEAaYC&amp;pg=PA381&amp;lpg=PA381&amp;dq=c%23+DC+save+as+bitmap&amp;source=bl&amp;ots=0KGHxtwply&amp;sig=ACfU3U0cOEfVd30Bc7hARmqeRBuJ-3RDhQ&amp;hl=pl&amp;sa=X&amp;ved=2ahUKEwjQptuA7MDhAhWJp4sKHRkgBc8Q6AEwDnoECAgQAQ#v=onepage&amp;q=c%23%20DC%20save%20as%20bitmap&amp;f=false" text:style-name="Internet_20_link" text:visited-style-name="Visited_20_Internet_20_Link">%23+DC+save+as+bitmap&amp;source=bl&amp;ots=0KGHxtwply&amp;sig=ACfU3U0cOEfVd30Bc7h</text:a><text:a xlink:type="simple" xlink:href="https://books.google.pl/books?id=hR3JipLEAaYC&amp;pg=PA381&amp;lpg=PA381&amp;dq=c%23+DC+save+as+bitmap&amp;source=bl&amp;ots=0KGHxtwply&amp;sig=ACfU3U0cOEfVd30Bc7hARmqeRBuJ-3RDhQ&amp;hl=pl&amp;sa=X&amp;ved=2ahUKEwjQptuA7MDhAhWJp4sKHRkgBc8Q6AEwDnoECAgQAQ#v=onepage&amp;q=c%23%20DC%20save%20as%20bitmap&amp;f=false" text:style-name="Internet_20_link" text:visited-style-name="Visited_20_Internet_20_Link">ARmqeRBuJ-</text:a><text:a xlink:type="simple" xlink:href="https://books.google.pl/books?id=hR3JipLEAaYC&amp;pg=PA381&amp;lpg=PA381&amp;dq=c%23+DC+save+as+bitmap&amp;source=bl&amp;ots=0KGHxtwply&amp;sig=ACfU3U0cOEfVd30Bc7hARmqeRBuJ-3RDhQ&amp;hl=pl&amp;sa=X&amp;ved=2ahUKEwjQptuA7MDhAhWJp4sKHRkgBc8Q6AEwDnoECAgQAQ#v=onepage&amp;q=c%23%20DC%20save%20as%20bitmap&amp;f=false" text:style-name="Internet_20_link" text:visited-style-name="Visited_20_Internet_20_Link">3RDhQ&amp;hl=pl&amp;sa=X&amp;ved=2ahUKEwjQptuA7MDhAhWJp4sKHRkgBc8Q6AEwDnoEC</text:a><text:a xlink:type="simple" xlink:href="https://books.google.pl/books?id=hR3JipLEAaYC&amp;pg=PA381&amp;lpg=PA381&amp;dq=c%23+DC+save+as+bitmap&amp;source=bl&amp;ots=0KGHxtwply&amp;sig=ACfU3U0cOEfVd30Bc7hARmqeRBuJ-3RDhQ&amp;hl=pl&amp;sa=X&amp;ved=2ahUKEwjQptuA7MDhAhWJp4sKHRkgBc8Q6AEwDnoECAgQAQ#v=onepage&amp;q=c%23%20DC%20save%20as%20bitmap&amp;f=false" text:style-name="Internet_20_link" text:visited-style-name="Visited_20_Internet_20_Link">AgQAQ#v=onepage&amp;q=c%23%20DC%20save%20as%20bitmap&amp;f=false</text:a><text:span text:style-name="T1"> //strona 381</text:span></text:p>
        </text:list-item>
        <text:list-item>
          <text:p text:style-name="P101"><text:soft-page-break/><text:a xlink:type="simple" xlink:href="https://stackoverflow.com/questions/23090459/ienumerable-where-and-tolist-what-do-they-really-do" text:style-name="Internet_20_link" text:visited-style-name="Visited_20_Internet_20_Link">https://stackoverflow.com/questions/23090459/ienumerable-where-and-tolist-what-</text:a><text:a xlink:type="simple" xlink:href="https://stackoverflow.com/questions/23090459/ienumerable-where-and-tolist-what-do-they-really-do" text:style-name="Internet_20_link" text:visited-style-name="Visited_20_Internet_20_Link">do-they-</text:a><text:a xlink:type="simple" xlink:href="https://stackoverflow.com/questions/23090459/ienumerable-where-and-tolist-what-do-they-really-do" text:style-name="Internet_20_link" text:visited-style-name="Visited_20_Internet_20_Link">really-do</text:a><text:span text:style-name="T1"> </text:span></text:p>
        </text:list-item>
        <text:list-item>
          <text:p text:style-name="P101"><text:a xlink:type="simple" xlink:href="https://docs.microsoft.com/pl-pl/dotnet/api/system.io.directory.getfiles?view=netframework-4.8" text:style-name="Internet_20_link" text:visited-style-name="Visited_20_Internet_20_Link">https://docs.microsoft.com/pl-pl/dotnet/api/system.io.directory.getfiles?view=netframework-</text:a><text:a xlink:type="simple" xlink:href="https://docs.microsoft.com/pl-pl/dotnet/api/system.io.directory.getfiles?view=netframework-4.8" text:style-name="Internet_20_link" text:visited-style-name="Visited_20_Internet_20_Link">4.8</text:a><text:span text:style-name="T1"> </text:span></text:p>
        </text:list-item>
        <text:list-item>
          <text:p text:style-name="P101"><text:a xlink:type="simple" xlink:href="https://docs.microsoft.com/pl-pl/dotnet/api/system.io.directoryinfo.getfiles?view=netframework-4.8" text:style-name="Internet_20_link" text:visited-style-name="Visited_20_Internet_20_Link">https://docs.microsoft.com/pl-pl/dotnet/api/system.io.directoryinfo.getfiles?</text:a><text:a xlink:type="simple" xlink:href="https://docs.microsoft.com/pl-pl/dotnet/api/system.io.directoryinfo.getfiles?view=netframework-4.8" text:style-name="Internet_20_link" text:visited-style-name="Visited_20_Internet_20_Link">view=netframework-4.8</text:a><text:span text:style-name="T1"> </text:span></text:p>
        </text:list-item>
        <text:list-item>
          <text:p text:style-name="P101"><text:a xlink:type="simple" xlink:href="https://www.pinvoke.net/default.aspx/psapi.enumdevicedrivers" text:style-name="Internet_20_link" text:visited-style-name="Visited_20_Internet_20_Link">https://www.pinvoke.net/default.aspx/psapi.enumdevicedrivers</text:a><text:span text:style-name="T1"> </text:span></text:p>
        </text:list-item>
        <text:list-item>
          <text:p text:style-name="P101"><text:a xlink:type="simple" xlink:href="https://docs.microsoft.com/en-us/windows/desktop/api/Psapi/nf-psapi-getdevicedriverfilenamea" text:style-name="Internet_20_link" text:visited-style-name="Visited_20_Internet_20_Link">https://docs.microsoft.com/en-us/windows/desktop/api/Psapi/nf-psapi-</text:a><text:a xlink:type="simple" xlink:href="https://docs.microsoft.com/en-us/windows/desktop/api/Psapi/nf-psapi-getdevicedriverfilenamea" text:style-name="Internet_20_link" text:visited-style-name="Visited_20_Internet_20_Link">getdevicedriverfilenamea</text:a><text:span text:style-name="T1"> </text:span></text:p>
        </text:list-item>
        <text:list-item>
          <text:p text:style-name="P101"><text:a xlink:type="simple" xlink:href="https://docs.microsoft.com/en-us/dotnet/api/system.diagnostics.processmodule.modulememorysize?view=netframework-4.8" text:style-name="Internet_20_link" text:visited-style-name="Visited_20_Internet_20_Link">https://docs.microsoft.com/en-</text:a><text:a xlink:type="simple" xlink:href="https://docs.microsoft.com/en-us/dotnet/api/system.diagnostics.processmodule.modulememorysize?view=netframework-4.8" text:style-name="Internet_20_link" text:visited-style-name="Visited_20_Internet_20_Link">us/dotnet/api/system.diagnostics.processmodule.modulememorysize?view=netframework-</text:a><text:a xlink:type="simple" xlink:href="https://docs.microsoft.com/en-us/dotnet/api/system.diagnostics.processmodule.modulememorysize?view=netframework-4.8" text:style-name="Internet_20_link" text:visited-style-name="Visited_20_Internet_20_Link">4.8</text:a><text:span text:style-name="T1"> </text:span></text:p>
        </text:list-item>
        <text:list-item>
          <text:p text:style-name="P101"><text:a xlink:type="simple" xlink:href="https://www.pinvoke.net/default.aspx/kernel32.closehandle" text:style-name="Internet_20_link" text:visited-style-name="Visited_20_Internet_20_Link">https://www.pinvoke.net/default.aspx/kernel32.closehandle</text:a><text:span text:style-name="T1"> </text:span></text:p>
        </text:list-item>
        <text:list-item>
          <text:p text:style-name="P101"><text:a xlink:type="simple" xlink:href="https://docs.microsoft.com/pl-pl/windows/desktop/api/memoryapi/nf-memoryapi-readprocessmemory" text:style-name="Internet_20_link" text:visited-style-name="Visited_20_Internet_20_Link">https://docs.microsoft.com/pl-pl/windows/desktop/api/memoryapi/nf-memoryapi-</text:a><text:a xlink:type="simple" xlink:href="https://docs.microsoft.com/pl-pl/windows/desktop/api/memoryapi/nf-memoryapi-readprocessmemory" text:style-name="Internet_20_link" text:visited-style-name="Visited_20_Internet_20_Link">readprocessmemory</text:a><text:span text:style-name="T1"> </text:span></text:p>
        </text:list-item>
        <text:list-item>
          <text:p text:style-name="P101"><text:a xlink:type="simple" xlink:href="https://www.dotnetperls.com/folderbrowserdialog" text:style-name="Internet_20_link" text:visited-style-name="Visited_20_Internet_20_Link">https://www.dotnetperls.com/folderbrowserdialog</text:a><text:span text:style-name="T1"> </text:span></text:p>
        </text:list-item>
        <text:list-item>
          <text:p text:style-name="P101"><text:a xlink:type="simple" xlink:href="https://docs.microsoft.com/pl-pl/dotnet/api/system.windows.forms.treeview?view=netframework-4.8" text:style-name="Internet_20_link" text:visited-style-name="Visited_20_Internet_20_Link">https://docs.microsoft.com/pl-pl/dotnet/api/system.windows.forms.treeview?</text:a><text:a xlink:type="simple" xlink:href="https://docs.microsoft.com/pl-pl/dotnet/api/system.windows.forms.treeview?view=netframework-4.8" text:style-name="Internet_20_link" text:visited-style-name="Visited_20_Internet_20_Link">view=netframework-4.8</text:a><text:span text:style-name="T1"> </text:span></text:p>
        </text:list-item>
        <text:list-item>
          <text:p text:style-name="P101"><text:a xlink:type="simple" xlink:href="https://www.dotnetperls.com/notifyicon" text:style-name="Internet_20_link" text:visited-style-name="Visited_20_Internet_20_Link">https://www.dotnetperls.com/notifyicon</text:a><text:span text:style-name="T1"> </text:span></text:p>
        </text:list-item>
        <text:list-item>
          <text:p text:style-name="P101"><text:a xlink:type="simple" xlink:href="https://docs.microsoft.com/pl-pl/dotnet/api/system.windows.forms.notifyicon.contextmenu?view=netframework-4.8" text:style-name="Internet_20_link" text:visited-style-name="Visited_20_Internet_20_Link">https://docs.microsoft.com/pl-pl/dotnet/api/system.windows.forms.notifyicon.contextmenu?</text:a><text:a xlink:type="simple" xlink:href="https://docs.microsoft.com/pl-pl/dotnet/api/system.windows.forms.notifyicon.contextmenu?view=netframework-4.8" text:style-name="Internet_20_link" text:visited-style-name="Visited_20_Internet_20_Link">view=netframework-4.8</text:a><text:span text:style-name="T1"> </text:span></text:p>
        </text:list-item>
        <text:list-item>
          <text:p text:style-name="P101"><text:a xlink:type="simple" xlink:href="https://www.dotnetperls.com/contextmenustrip" text:style-name="Internet_20_link" text:visited-style-name="Visited_20_Internet_20_Link">https://www.dotnetperls.com/contextmenustrip</text:a><text:span text:style-name="T1"> </text:span></text:p>
        </text:list-item>
        <text:list-item>
          <text:p text:style-name="P101"><text:a xlink:type="simple" xlink:href="https://stackoverflow.com/questions/2151410/auto-highlight-text-in-a-textbox-control" text:style-name="Internet_20_link" text:visited-style-name="Visited_20_Internet_20_Link">https://stackoverflow.com/questions/2151410/auto-highlight-text-in-a-textbox-control</text:a><text:span text:style-name="T1"> </text:span></text:p>
        </text:list-item>
        <text:list-item>
          <text:p text:style-name="P101"><text:a xlink:type="simple" xlink:href="https://www.dotnetperls.com/helpprovider" text:style-name="Internet_20_link" text:visited-style-name="Visited_20_Internet_20_Link">https://www.dotnetperls.com/helpprovider</text:a><text:span text:style-name="T1"> </text:span></text:p>
        </text:list-item>
        <text:list-item>
          <text:p text:style-name="P101"><text:a xlink:type="simple" xlink:href="https://docs.microsoft.com/pl-pl/dotnet/api/system.windows.forms.helpprovider?view=netframework-4.8" text:style-name="Internet_20_link" text:visited-style-name="Visited_20_Internet_20_Link">https://docs.microsoft.com/pl-pl/dotnet/api/system.windows.forms.helpprovider?view=netframework-4.8</text:a><text:span text:style-name="T1"> </text:span></text:p>
        </text:list-item>
        <text:list-item>
          <text:p text:style-name="P101"><text:a xlink:type="simple" xlink:href="https://stackoverflow.com/questions/69352/is-there-a-way-to-programmatically-minimize-a-window" text:style-name="Internet_20_link" text:visited-style-name="Visited_20_Internet_20_Link">https://stackoverflow.com/questions/69352/is-there-a-way-to-programmatically-minimize-a-</text:a><text:a xlink:type="simple" xlink:href="https://stackoverflow.com/questions/69352/is-there-a-way-to-programmatically-minimize-a-window" text:style-name="Internet_20_link" text:visited-style-name="Visited_20_Internet_20_Link">window</text:a><text:span text:style-name="T1"> </text:span></text:p>
        </text:list-item>
        <text:list-item>
          <text:p text:style-name="P101"><text:soft-page-break/><text:a xlink:type="simple" xlink:href="https://www.dotnetperls.com/tabcontrol" text:style-name="Internet_20_link" text:visited-style-name="Visited_20_Internet_20_Link">https://www.dotnetperls.com/tabcontrol</text:a><text:span text:style-name="T1"> </text:span></text:p>
        </text:list-item>
        <text:list-item>
          <text:p text:style-name="P101"><text:a xlink:type="simple" xlink:href="https://www.dotnetperls.com/domainupdown" text:style-name="Internet_20_link" text:visited-style-name="Visited_20_Internet_20_Link">https://www.dotnetperls.com/domainupdown</text:a><text:span text:style-name="T1"> </text:span></text:p>
        </text:list-item>
        <text:list-item>
          <text:p text:style-name="P101"><text:a xlink:type="simple" xlink:href="https://stackoverflow.com/questions/892369/how-can-i-display-a-tooltip-showing-the-value-of-a-trackbar-in-winforms" text:style-name="Internet_20_link" text:visited-style-name="Visited_20_Internet_20_Link">https://stackoverflow.com/questions/892369/how-can-i-display-a-tooltip-showing-the-value-</text:a><text:a xlink:type="simple" xlink:href="https://stackoverflow.com/questions/892369/how-can-i-display-a-tooltip-showing-the-value-of-a-trackbar-in-winforms" text:style-name="Internet_20_link" text:visited-style-name="Visited_20_Internet_20_Link">of-a-trackbar-in-winforms</text:a><text:span text:style-name="T1"> </text:span></text:p>
        </text:list-item>
        <text:list-item>
          <text:p text:style-name="P101"><text:a xlink:type="simple" xlink:href="https://www.dotnetperls.com/trackbar" text:style-name="Internet_20_link" text:visited-style-name="Visited_20_Internet_20_Link">https://www.dotnetperls.com/trackbar</text:a><text:span text:style-name="T1"> </text:span></text:p>
        </text:list-item>
        <text:list-item>
          <text:p text:style-name="P101"><text:a xlink:type="simple" xlink:href="https://www.dotnetperls.com/tooltip" text:style-name="Internet_20_link" text:visited-style-name="Visited_20_Internet_20_Link">https://www.dotnetperls.com/tooltip</text:a><text:span text:style-name="T1"> </text:span></text:p>
        </text:list-item>
        <text:list-item>
          <text:p text:style-name="P101"><text:a xlink:type="simple" xlink:href="https://www.dotnetperls.com/errorprovider" text:style-name="Internet_20_link" text:visited-style-name="Visited_20_Internet_20_Link">https://www.dotnetperls.com/errorprovider</text:a><text:span text:style-name="T1"> </text:span></text:p>
        </text:list-item>
        <text:list-item>
          <text:p text:style-name="P101"><text:a xlink:type="simple" xlink:href="https://www.dotnetperls.com/dataview" text:style-name="Internet_20_link" text:visited-style-name="Visited_20_Internet_20_Link">https://www.dotnetperls.com/dataview</text:a><text:span text:style-name="T1"> </text:span></text:p>
        </text:list-item>
        <text:list-item>
          <text:p text:style-name="P101"><text:a xlink:type="simple" xlink:href="https://www.dotnetperls.com/datagridview" text:style-name="Internet_20_link" text:visited-style-name="Visited_20_Internet_20_Link">https://www.dotnetperls.com/datagridview</text:a><text:span text:style-name="T1"> </text:span></text:p>
        </text:list-item>
        <text:list-item>
          <text:p text:style-name="P101"><text:a xlink:type="simple" xlink:href="https://www.dotnetperls.com/datagridview-row-colors-alternating" text:style-name="Internet_20_link" text:visited-style-name="Visited_20_Internet_20_Link">https://www.dotnetperls.com/datagridview-row-colors-alternating</text:a><text:span text:style-name="T1"> </text:span></text:p>
        </text:list-item>
        <text:list-item>
          <text:p text:style-name="P101"><text:a xlink:type="simple" xlink:href="https://stackoverflow.com/questions/15025626/playing-a-mp3-file-in-a-winform-application" text:style-name="Internet_20_link" text:visited-style-name="Visited_20_Internet_20_Link"><text:span text:style-name="T1">https://stackoverflow.com/questions/15025626/playing-a-mp3-file-in-a-winform-application</text:span></text:a></text:p>
        </text:list-item>
        <text:list-item>
          <text:p text:style-name="P101"><text:a xlink:type="simple" xlink:href="https://social.msdn.microsoft.com/Forums/en-US/83825861-e7ab-4aa3-aa23-4cd14e0d1198/dynamically-creating-windowsmediaplayer-control?forum=vblanguage" text:style-name="Internet_20_link" text:visited-style-name="Visited_20_Internet_20_Link">https://social.msdn.microsoft.com/Forums/en-US/83825861-e7ab-4aa3-aa23-</text:a><text:a xlink:type="simple" xlink:href="https://social.msdn.microsoft.com/Forums/en-US/83825861-e7ab-4aa3-aa23-4cd14e0d1198/dynamically-creating-windowsmediaplayer-control?forum=vblanguage" text:style-name="Internet_20_link" text:visited-style-name="Visited_20_Internet_20_Link">4cd14e0d1198/dynamically-creating-windowsmediaplayer-control?forum=vblanguage</text:a><text:span text:style-name="T1"> <text:s/></text:span></text:p>
        </text:list-item>
        <text:list-item>
          <text:p text:style-name="P101"><text:a xlink:type="simple" xlink:href="https://www.c-sharpcorner.com/blogs/send-email-using-gmail-smtp" text:style-name="Internet_20_link" text:visited-style-name="Visited_20_Internet_20_Link">https://www.c-sharpcorner.com/blogs/send-email-using-gmail-smtp</text:a><text:span text:style-name="T1"> </text:span></text:p>
        </text:list-item>
        <text:list-item>
          <text:p text:style-name="P101"><text:a xlink:type="simple" xlink:href="https://docs.microsoft.com/pl-pl/dotnet/api/system.security.cryptography.cryptostream?view=netframework-4.8" text:style-name="Internet_20_link" text:visited-style-name="Visited_20_Internet_20_Link">https://docs.microsoft.com/pl-pl/dotnet/api/system.security.cryptography.cryptostream?</text:a><text:a xlink:type="simple" xlink:href="https://docs.microsoft.com/pl-pl/dotnet/api/system.security.cryptography.cryptostream?view=netframework-4.8" text:style-name="Internet_20_link" text:visited-style-name="Visited_20_Internet_20_Link">view=netframework-4.8</text:a><text:span text:style-name="T1"> </text:span></text:p>
        </text:list-item>
        <text:list-item>
          <text:p text:style-name="P101"><text:a xlink:type="simple" xlink:href="https://docs.microsoft.com/pl-pl/dotnet/api/system.windows.forms.richtextboxfinds?view=netframework-4.8" text:style-name="Internet_20_link" text:visited-style-name="Visited_20_Internet_20_Link">https://docs.microsoft.com/pl-pl/dotnet/api/system.windows.forms.richtextboxfinds?</text:a><text:a xlink:type="simple" xlink:href="https://docs.microsoft.com/pl-pl/dotnet/api/system.windows.forms.richtextboxfinds?view=netframework-4.8" text:style-name="Internet_20_link" text:visited-style-name="Visited_20_Internet_20_Link">view=netframework-4.8</text:a><text:span text:style-name="T1"> </text:span></text:p>
        </text:list-item>
        <text:list-item>
          <text:p text:style-name="P101"><text:a xlink:type="simple" xlink:href="https://docs.microsoft.com/pl-pl/dotnet/api/system.windows.forms.richtextbox?view=netframework-4.8" text:style-name="Internet_20_link" text:visited-style-name="Visited_20_Internet_20_Link">https://docs.microsoft.com/pl-pl/dotnet/api/system.windows.forms.richtextbox?view=netframework-4.8</text:a><text:span text:style-name="T1"> </text:span></text:p>
        </text:list-item>
        <text:list-item>
          <text:p text:style-name="P101"><text:a xlink:type="simple" xlink:href="https://stackoverflow.com/questions/18249566/c-sharp-get-the-list-of-unmanaged-c-dll-exports" text:style-name="Internet_20_link" text:visited-style-name="Visited_20_Internet_20_Link">https://stackoverflow.com/questions/18249566/c-sharp-get-the-list-of-unmanaged-c-dll-exports</text:a><text:span text:style-name="T1"> </text:span></text:p>
        </text:list-item>
        <text:list-item>
          <text:p text:style-name="P101"><text:a xlink:type="simple" xlink:href="https://docs.microsoft.com/en-us/windows-hardware/drivers/ddi/content/wdm/nf-wdm-zwloaddriver" text:style-name="Internet_20_link" text:visited-style-name="Visited_20_Internet_20_Link">https://docs.microsoft.com/en-us/windows-hardware/drivers/ddi/content/wdm/nf-wdm-</text:a><text:a xlink:type="simple" xlink:href="https://docs.microsoft.com/en-us/windows-hardware/drivers/ddi/content/wdm/nf-wdm-zwloaddriver" text:style-name="Internet_20_link" text:visited-style-name="Visited_20_Internet_20_Link">zwloaddriver</text:a><text:span text:style-name="T1"> </text:span></text:p>
        </text:list-item>
        <text:list-item>
          <text:p text:style-name="P101"><text:a xlink:type="simple" xlink:href="https://www.dotnetperls.com/chart" text:style-name="Internet_20_link" text:visited-style-name="Visited_20_Internet_20_Link">https://www.dotnetperls.com/chart</text:a><text:span text:style-name="T1"> </text:span></text:p>
        </text:list-item>
        <text:list-item>
          <text:p text:style-name="P101"><text:a xlink:type="simple" xlink:href="https://softfamous.com/microsoft-sql-server/download/" text:style-name="Internet_20_link" text:visited-style-name="Visited_20_Internet_20_Link">https://softfamous.com/microsoft-sql-server/download/</text:a><text:span text:style-name="T1"> </text:span></text:p>
        </text:list-item>
        <text:list-item>
          <text:p text:style-name="P101"><text:a xlink:type="simple" xlink:href="https://docs.microsoft.com/pl-pl/dotnet/api/microsoft.win32.registry?view=netframework-4.8" text:style-name="Internet_20_link" text:visited-style-name="Visited_20_Internet_20_Link">https://docs.microsoft.com/pl-pl/dotnet/api/microsoft.win32.registry?</text:a><text:soft-page-break/><text:a xlink:type="simple" xlink:href="https://docs.microsoft.com/pl-pl/dotnet/api/microsoft.win32.registry?view=netframework-4.8" text:style-name="Internet_20_link" text:visited-style-name="Visited_20_Internet_20_Link">view=netframework-4.8</text:a><text:span text:style-name="T1"> </text:span></text:p>
        </text:list-item>
        <text:list-item>
          <text:p text:style-name="P101"><text:a xlink:type="simple" xlink:href="https://www.infoworld.com/article/2999879/how-to-work-with-unsafe-code-in-net.html" text:style-name="Internet_20_link" text:visited-style-name="Visited_20_Internet_20_Link">https://www.infoworld.com/article/2999879/how-to-work-with-unsafe-code-in-net.html</text:a><text:span text:style-name="T1"> </text:span></text:p>
        </text:list-item>
        <text:list-item>
          <text:p text:style-name="P101"><text:a xlink:type="simple" xlink:href="https://stackoverflow.com/questions/4571088/how-to-programatically-read-native-dll-imports-in-c" text:style-name="Internet_20_link" text:visited-style-name="Visited_20_Internet_20_Link">https://stackoverflow.com/questions/4571088/how-to-programatically-read-native-dll-</text:a><text:a xlink:type="simple" xlink:href="https://stackoverflow.com/questions/4571088/how-to-programatically-read-native-dll-imports-in-c" text:style-name="Internet_20_link" text:visited-style-name="Visited_20_Internet_20_Link">imports-in-c</text:a><text:span text:style-name="T1"> </text:span></text:p>
        </text:list-item>
        <text:list-item>
          <text:p text:style-name="P101"><text:a xlink:type="simple" xlink:href="https://www.codeproject.com/Articles/716227/Csharp-How-to-Scan-a-Process-Memory" text:style-name="Internet_20_link" text:visited-style-name="Visited_20_Internet_20_Link">https://www.codeproject.com/Articles/716227/Csharp-How-to-Scan-a-Process-Memory</text:a><text:span text:style-name="T1"> </text:span></text:p>
        </text:list-item>
        <text:list-item>
          <text:p text:style-name="P101"><text:a xlink:type="simple" xlink:href="https://pl.wikipedia.org/wiki/Microsoft_Visual_Studio" text:style-name="Internet_20_link" text:visited-style-name="Visited_20_Internet_20_Link">https://pl.wikipedia.org/wiki/Microsoft_Visual_Studio</text:a><text:span text:style-name="T1"> </text:span></text:p>
        </text:list-item>
        <text:list-item>
          <text:p text:style-name="P101"><text:a xlink:type="simple" xlink:href="https://www.freetetris.org/game.php" text:style-name="Internet_20_link" text:visited-style-name="Visited_20_Internet_20_Link"><text:span text:style-name="T1">https://www.freetetris.org/game.php</text:span></text:a></text:p>
        </text:list-item>
        <text:list-item>
          <text:p text:style-name="P101"><text:a xlink:type="simple" xlink:href="https://www.retrogames.cz/play_568-DOS.php" text:style-name="Internet_20_link" text:visited-style-name="Visited_20_Internet_20_Link">https://www.retrogames.cz/play_568-DOS.php</text:a><text:span text:style-name="T1"> </text:span></text:p>
        </text:list-item>
        <text:list-item>
          <text:p text:style-name="P101"><text:a xlink:type="simple" xlink:href="https://archive.org/details/ViviViciousViperV2.011990SpareTimeSoftwareAction" text:style-name="Internet_20_link" text:visited-style-name="Visited_20_Internet_20_Link">https://archive.org/details/ViviViciousViperV2.011990SpareTimeSoftwareAction</text:a><text:span text:style-name="T1"> </text:span></text:p>
        </text:list-item>
        <text:list-item>
          <text:p text:style-name="P101"><text:a xlink:type="simple" xlink:href="https://en.wikipedia.org/wiki/The_Lost_Vikings" text:style-name="Internet_20_link" text:visited-style-name="Visited_20_Internet_20_Link">https://en.wikipedia.org/wiki/The_Lost_Vikings</text:a><text:span text:style-name="T1"> </text:span></text:p>
        </text:list-item>
        <text:list-item>
          <text:p text:style-name="P101"><text:a xlink:type="simple" xlink:href="https://www.techsupportalert.com/content/play-classic-lemmings-game-online-your-browser.htm" text:style-name="Internet_20_link" text:visited-style-name="Visited_20_Internet_20_Link">https://www.techsupportalert.com/content/play-classic-lemmings-game-online-your-browser.htm</text:a><text:span text:style-name="T1"> </text:span></text:p>
        </text:list-item>
        <text:list-item>
          <text:p text:style-name="P101"><text:a xlink:type="simple" xlink:href="https://www.dobreprogramy.pl/Superfrog,Program,Windows,68411.html" text:style-name="Internet_20_link" text:visited-style-name="Visited_20_Internet_20_Link">https://www.dobreprogramy.pl/Superfrog,Program,Windows,68411.html</text:a><text:span text:style-name="T1"> </text:span></text:p>
        </text:list-item>
        <text:list-item>
          <text:p text:style-name="P101"><text:a xlink:type="simple" xlink:href="https://playmariogames.com/" text:style-name="Internet_20_link" text:visited-style-name="Visited_20_Internet_20_Link">https://playmariogames.com/</text:a><text:span text:style-name="T1"> </text:span></text:p>
        </text:list-item>
        <text:list-item>
          <text:p text:style-name="P101"><text:a xlink:type="simple" xlink:href="https://en.wikipedia.org/wiki/Game_classification" text:style-name="Internet_20_link" text:visited-style-name="Visited_20_Internet_20_Link">https://en.wikipedia.org/wiki/Game_classification</text:a><text:span text:style-name="T1">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nsolas1" svg:font-family="Consolas"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l" fo:country="PL"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fo:font-size="13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master-page-name="">
      <style:paragraph-properties fo:text-align="center" style:justify-single-word="false" style:page-number="auto"/>
      <style:text-properties fo:color="#0084d1" style:font-name="Times New Roman" fo:font-size="18pt" fo:font-weight="normal" style:font-name-asian="MS PMincho"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Footer" style:family="paragraph" style:parent-style-name="Standard" style:class="extra" style:master-page-name="">
      <style:paragraph-properties style:page-number="auto" fo:background-color="transparent" text:number-lines="false" text:line-number="0">
        <style:tab-stops>
          <style:tab-stop style:position="8.498cm" style:type="center"/>
          <style:tab-stop style:position="16.999cm" style:type="right"/>
        </style:tab-stops>
        <style:background-image/>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style:page-number="auto"/>
      <style:text-properties fo:color="#0084d1" style:font-name="Times New Roman1" fo:font-size="16pt" fo:font-style="normal" fo:font-weight="normal"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fo:background-color="#ffffff" text:number-lines="false" text:line-number="0">
        <style:background-image/>
      </style:paragraph-properties>
      <style:text-properties style:font-name="Times New Roman1" fo:font-size="20pt" style:text-underline-style="solid" style:text-underline-width="auto" style:text-underline-color="font-color"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ffffff" style:shadow="none">
        <style:tab-stops>
          <style:tab-stop style:position="16.999cm" style:type="center" style:leader-style="dotted" style:leader-text="."/>
        </style:tab-stops>
        <style:background-image/>
      </style:paragraph-properties>
      <style:text-properties fo:font-size="16pt"/>
    </style:style>
    <style:style style:name="Contents_20_2" style:display-name="Contents 2" style:family="paragraph" style:parent-style-name="Index" style:class="index">
      <style:paragraph-properties fo:margin-left="0.499cm" fo:margin-right="0cm" fo:text-indent="0cm" style:auto-text-indent="false" fo:background-color="#ffffff">
        <style:tab-stops>
          <style:tab-stop style:position="16.499cm" style:type="right" style:leader-style="dotted" style:leader-text="."/>
        </style:tab-stops>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000099" fo:font-size="16pt" style:font-size-asian="16pt" style:font-size-complex="16pt"/>
    </style:style>
    <style:style style:name="Source_20_Text" style:display-name="Source Text" style:family="text">
      <style:text-properties style:font-name="Courier New" style:font-name-asian="MS PGothic" style:font-name-complex="Courier New"/>
    </style:style>
    <style:style style:name="Page_20_Number" style:display-name="Page Number" style:family="text">
      <style:text-properties fo:font-size="15pt" fo:background-color="#fffff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fo:background-color="transparent">
        <style:background-image/>
      </style:paragraph-properties>
      <style:text-properties fo:background-color="transparent"/>
    </style:style>
    <style:style style:name="MP2" style:family="paragraph" style:parent-style-name="Header">
      <style:text-properties fo:language="pl" fo:country="PL"/>
    </style:style>
    <style:style style:name="MT1" style:family="text">
      <style:text-properties fo:language="pl" fo:country="P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text:span text:style-name="Page_20_Number"><text:span text:style-name="MT1"><text:page-number text:select-page="current">2</text:page-number></text:span></text:span></text:p>
      </style:footer>
    </style:master-page>
    <style:master-page style:name="First_20_Page" style:display-name="First Page" style:page-layout-name="Mpm2" style:next-style-name="Standard">
      <style:header>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23H28M25S</meta:editing-duration>
    <meta:editing-cycles>663</meta:editing-cycles>
    <meta:generator>OpenOffice/4.1.6$Win32 OpenOffice.org_project/416m1$Build-9790</meta:generator>
    <dc:date>2019-05-27T17:16:24.21</dc:date>
    <meta:document-statistic meta:table-count="0" meta:image-count="2" meta:object-count="0" meta:page-count="41" meta:paragraph-count="659" meta:word-count="8998" meta:character-count="77736"/>
    <meta:user-defined meta:name="Info 1"/>
    <meta:user-defined meta:name="Info 2"/>
    <meta:user-defined meta:name="Info 3"/>
    <meta:user-defined meta:name="Info 4"/>
  </office:meta>
</office:document-meta>
</file>